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beration Serif" fo:font-size="17pt" style:text-underline-style="none" fo:font-weight="bold" officeooo:rsid="18b3759d" officeooo:paragraph-rsid="27153816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7fb66be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17cb7444" officeooo:paragraph-rsid="18984c25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/>
    </style:style>
    <style:style style:name="P5" style:family="paragraph" style:parent-style-name="Standard" style:list-style-name="L1">
      <style:text-properties fo:color="#333333" officeooo:paragraph-rsid="1c87b870"/>
    </style:style>
    <style:style style:name="P6" style:family="paragraph" style:parent-style-name="Standard" style:list-style-name="L1">
      <style:text-properties fo:color="#333333" officeooo:paragraph-rsid="2abe6953"/>
    </style:style>
    <style:style style:name="P7" style:family="paragraph" style:parent-style-name="Standard" style:list-style-name="L1">
      <style:text-properties fo:color="#333333" officeooo:paragraph-rsid="18c644a4"/>
    </style:style>
    <style:style style:name="P8" style:family="paragraph" style:parent-style-name="Standard" style:list-style-name="L1">
      <style:text-properties fo:color="#333333" officeooo:paragraph-rsid="2203cd94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a87c12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a9fc3f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ab03cb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91b5c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102d11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55849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6ed82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7915f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94f6b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e2f2d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d1cede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cd3671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2b089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5e60a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d03396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b733b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6fb03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758d3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8f38de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eb43f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a7f7e3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02b03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2979d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6ea5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5979e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7c04d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d5cf2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bed5c0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5982f15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54a449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90e8ac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93da21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5ce184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62cc61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710697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8ef4e1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e704dc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266de5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3098b6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3f62f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6790d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37211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6e959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ef426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b9d99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6d4cca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7bcd91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759df6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7f0a1d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8060d2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8afdf9" style:font-name-asian="標楷體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9631ed" style:font-name-asian="標楷體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960ea8" style:font-name-asian="標楷體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215c49" style:font-name-asian="標楷體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314e04" style:font-name-asian="標楷體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1517a5" style:font-name-asian="標楷體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17d677" style:font-name-asian="標楷體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9982a7" style:font-name-asian="標楷體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98e43" style:font-name-asian="標楷體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23e023" style:font-name-asian="標楷體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286e3f" style:font-name-asian="標楷體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358773" style:font-name-asian="標楷體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44ae19" style:font-name-asian="標楷體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549d4b" style:font-name-asian="標楷體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46ce42" style:font-name-asian="標楷體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9df2b7" style:font-name-asian="標楷體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947b32" style:font-name-asian="標楷體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97b9b1" style:font-name-asian="標楷體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82415" style:font-name-asian="標楷體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9ef16" style:font-name-asian="標楷體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49b7c" style:font-name-asian="標楷體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9aaec" style:font-name-asian="標楷體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19298" style:font-name-asian="標楷體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d6c68" style:font-name-asian="標楷體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b59084" style:font-name-asian="標楷體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b71d5e" style:font-name-asian="標楷體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b3a3f6" style:font-name-asian="標楷體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de801" style:font-name-asian="標楷體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aeedbf" style:font-name-asian="標楷體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1078ea" style:font-name-asian="標楷體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15594c" style:font-name-asian="標楷體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e417ca" style:font-name-asian="標楷體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e97383" style:font-name-asian="標楷體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ea3d83" style:font-name-asian="標楷體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ee5733" style:font-name-asian="標楷體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f1cd3c" style:font-name-asian="標楷體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f7193b" style:font-name-asian="標楷體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f7339a" style:font-name-asian="標楷體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fcdc13" style:font-name-asian="標楷體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99493c" style:font-name-asian="標楷體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0bc91" style:font-name-asian="標楷體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1c818" style:font-name-asian="標楷體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2090b" style:font-name-asian="標楷體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228d3" style:font-name-asian="標楷體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aaefa" style:font-name-asian="標楷體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02f643" style:font-name-asian="標楷體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cea7a7" style:font-name-asian="標楷體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0723b" style:font-name-asian="標楷體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d22bd" style:font-name-asian="標楷體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0ad1d" style:font-name-asian="標楷體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0d682" style:font-name-asian="標楷體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5315f" style:font-name-asian="標楷體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9d67de5" style:font-name-asian="標楷體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355176" style:font-name-asian="標楷體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4775ca" style:font-name-asian="標楷體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5bb217" style:font-name-asian="標楷體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3a3dfd" style:font-name-asian="標楷體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99c81b" style:font-name-asian="標楷體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6fbdfa" style:font-name-asian="標楷體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b6ade1" style:font-name-asian="標楷體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37fd8b" style:font-name-asian="標楷體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3e065b" style:font-name-asian="標楷體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5ebb04" style:font-name-asian="標楷體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5fff85" style:font-name-asian="標楷體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43b088" style:font-name-asian="標楷體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70c14e" style:font-name-asian="標楷體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917797" style:font-name-asian="標楷體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b9a9cc" style:font-name-asian="標楷體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be6953" style:font-name-asian="標楷體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8a72ba" style:font-name-asian="標楷體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8d4d2d" style:font-name-asian="標楷體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64ca7c" style:font-name-asian="標楷體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689076" style:font-name-asian="標楷體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67c995" style:font-name-asian="標楷體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d32137" style:font-name-asian="標楷體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1b59b8" style:font-name-asian="標楷體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1f825a" style:font-name-asian="標楷體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20860f" style:font-name-asian="標楷體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1ce6ee" style:font-name-asian="標楷體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7c719a" style:font-name-asian="標楷體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435a88" style:font-name-asian="標楷體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5c3184" style:font-name-asian="標楷體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b706b0" style:font-name-asian="標楷體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c22169" style:font-name-asian="標楷體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bceef2" style:font-name-asian="標楷體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bfb74a" style:font-name-asian="標楷體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eaf0de" style:font-name-asian="標楷體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9c8ac1" style:font-name-asian="標楷體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c69823" style:font-name-asian="標楷體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272600" style:font-name-asian="標楷體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ca09c2" style:font-name-asian="標楷體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c99171" style:font-name-asian="標楷體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a2b4fa2" style:font-name-asian="標楷體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1fa2ae4" style:font-name-asian="標楷體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1fe3f21" style:font-name-asian="標楷體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03cd94" style:font-name-asian="標楷體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1fc81d1" style:font-name-asian="標楷體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0298a0" style:font-name-asian="標楷體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8c089" style:font-name-asian="標楷體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4d7ac" style:font-name-asian="標楷體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644b9" style:font-name-asian="標楷體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68f24" style:font-name-asian="標楷體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212272" style:font-name-asian="標楷體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22b77d" style:font-name-asian="標楷體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25728" style:font-name-asian="標楷體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07001" style:font-name-asian="標楷體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a91c2" style:font-name-asian="標楷體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26d8c" style:font-name-asian="標楷體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f578e" style:font-name-asian="標楷體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0f24a1" style:font-name-asian="標楷體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31ca60" style:font-name-asian="標楷體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58fa2e" style:font-name-asian="標楷體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6c8ce0" style:font-name-asian="標楷體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71afb" style:font-name-asian="標楷體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793ff" style:font-name-asian="標楷體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34200b" style:font-name-asian="標楷體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370af9" style:font-name-asian="標楷體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3dd94a" style:font-name-asian="標楷體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3f2e72" style:font-name-asian="標楷體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8ca8d" style:font-name-asian="標楷體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7499e3" style:font-name-asian="標楷體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89a6a0" style:font-name-asian="標楷體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7fa839" style:font-name-asian="標楷體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7fea91" style:font-name-asian="標楷體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7d7f27" style:font-name-asian="標楷體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7af4db" style:font-name-asian="標楷體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830508" style:font-name-asian="標楷體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3634e5" style:font-name-asian="標楷體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2e62b3" style:font-name-asian="標楷體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3cd668" style:font-name-asian="標楷體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2daa9e" style:font-name-asian="標楷體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3022c8" style:font-name-asian="標楷體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3b037b" style:font-name-asian="標楷體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3e5bbc" style:font-name-asian="標楷體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53325e" style:font-name-asian="標楷體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409245" style:font-name-asian="標楷體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446678" style:font-name-asian="標楷體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4b0094" style:font-name-asian="標楷體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aab8a5" style:font-name-asian="標楷體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1dc493" style:font-name-asian="標楷體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23668" style:font-name-asian="標楷體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1f4f8e7" style:font-name-asian="標楷體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1620de" style:font-name-asian="標楷體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294800" style:font-name-asian="標楷體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18a89d" style:font-name-asian="標楷體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21e942" style:font-name-asian="標楷體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1e8fe6" style:font-name-asian="標楷體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2200dc9" style:font-name-asian="標楷體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808e23" style:font-name-asian="標楷體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97b9fb" style:font-name-asian="標楷體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806180" style:font-name-asian="標楷體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cd2371" style:font-name-asian="標楷體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94a5f6" style:font-name-asian="標楷體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0a7b36" style:font-name-asian="標楷體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149591" style:font-name-asian="標楷體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1928f2" style:font-name-asian="標楷體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09e9c8" style:font-name-asian="標楷體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90e8ac" style:font-name-asian="標楷體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d1adcf" style:font-name-asian="標楷體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d4f996" style:font-name-asian="標楷體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e27d08" style:font-name-asian="標楷體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c7013f" style:font-name-asian="標楷體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c8e67f" style:font-name-asian="標楷體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8a9da66" officeooo:paragraph-rsid="28cea794" style:font-name-asian="標楷體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89422f8" officeooo:paragraph-rsid="289422f8" style:font-name-asian="標楷體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877610b" officeooo:paragraph-rsid="2877610b" style:font-name-asian="標楷體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9bd1cee" officeooo:paragraph-rsid="29c43670" style:font-name-asian="標楷體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29bd1cee" officeooo:paragraph-rsid="29cb503a" style:font-name-asian="標楷體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29bd1cee" officeooo:paragraph-rsid="29c03b7e" style:font-name-asian="標楷體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29947b32" officeooo:paragraph-rsid="2997b9b1" style:font-name-asian="標楷體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2abfd6b0" officeooo:paragraph-rsid="2abfd6b0" style:font-name-asian="標楷體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2abfd6b0" officeooo:paragraph-rsid="2ac894bd" style:font-name-asian="標楷體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2abfd6b0" officeooo:paragraph-rsid="2ad32137" style:font-name-asian="標楷體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2abfd6b0" officeooo:paragraph-rsid="2ad52a91" style:font-name-asian="標楷體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2aac8559" officeooo:paragraph-rsid="2ab97b1b" style:font-name-asian="標楷體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2aac8559" officeooo:paragraph-rsid="2abe6953" style:font-name-asian="標楷體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2aac8559" officeooo:paragraph-rsid="2ab6ade1" style:font-name-asian="標楷體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2aac8559" officeooo:paragraph-rsid="2aac8559" style:font-name-asian="標楷體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a1c460b" officeooo:paragraph-rsid="2a1c460b" style:font-name-asian="標楷體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a1c460b" officeooo:paragraph-rsid="2a7c719a" style:font-name-asian="標楷體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20c3f4b" officeooo:paragraph-rsid="220c3f4b" style:font-name-asian="標楷體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20c3f4b" officeooo:paragraph-rsid="220d7be7" style:font-name-asian="標楷體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20aa9ca" officeooo:paragraph-rsid="220c3f4b" style:font-name-asian="標楷體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200a53c" officeooo:paragraph-rsid="2200a53c" style:font-name-asian="標楷體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187f8a47" officeooo:paragraph-rsid="190d710d" style:font-name-asian="標楷體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187f8a47" officeooo:paragraph-rsid="18fb4a54" style:font-name-asian="標楷體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187f8a47" officeooo:paragraph-rsid="18f34ee5" style:font-name-asian="標楷體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187f8a47" officeooo:paragraph-rsid="18e7e49d" style:font-name-asian="標楷體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187f8a47" officeooo:paragraph-rsid="1900f4b9" style:font-name-asian="標楷體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22b8d8f" officeooo:paragraph-rsid="222b8d8f" style:font-name-asian="標楷體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18b3759d" style:font-name-asian="標楷體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18b3d641" style:font-name-asian="標楷體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d93e10" style:font-name-asian="標楷體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e2d911" style:font-name-asian="標楷體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c71793" style:font-name-asian="標楷體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b9fa3d" style:font-name-asian="標楷體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d41069" style:font-name-asian="標楷體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d6a0ce" style:font-name-asian="標楷體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6220aa" style:font-name-asian="標楷體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64fa6b" style:font-name-asian="標楷體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6ed37a" style:font-name-asian="標楷體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9f81ab" style:font-name-asian="標楷體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66788f" style:font-name-asian="標楷體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f19a42" style:font-name-asian="標楷體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d2d7c8" style:font-name-asian="標楷體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fbd589" style:font-name-asian="標楷體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6f9697c" style:font-name-asian="標楷體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008e19" style:font-name-asian="標楷體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05f437" style:font-name-asian="標楷體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0fa109" style:font-name-asian="標楷體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16cffc" style:font-name-asian="標楷體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1b2384" style:font-name-asian="標楷體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1e152a" style:font-name-asian="標楷體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1988a0" style:font-name-asian="標楷體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153816" style:font-name-asian="標楷體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44bc03" style:font-name-asian="標楷體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db4d72" style:font-name-asian="標楷體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f4243e" style:font-name-asian="標楷體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eb334c" style:font-name-asian="標楷體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de86b9" style:font-name-asian="標楷體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f4735f" style:font-name-asian="標楷體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808ce31" style:font-name-asian="標楷體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745fb08" style:font-name-asian="標楷體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96de186" style:font-name-asian="標楷體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9660fbf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18b3759d" officeooo:paragraph-rsid="2957f149" style:font-name-asian="標楷體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26c2c437" officeooo:paragraph-rsid="26c5bb53" style:font-name-asian="標楷體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26c2c437" officeooo:paragraph-rsid="2748b680" style:font-name-asian="標楷體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27a0d3f6" officeooo:paragraph-rsid="27a0d3f6" style:font-name-asian="標楷體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27a0d3f6" officeooo:paragraph-rsid="27a42392" style:font-name-asian="標楷體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27a0d3f6" officeooo:paragraph-rsid="27a611c5" style:font-name-asian="標楷體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27a0d3f6" officeooo:paragraph-rsid="27a7b553" style:font-name-asian="標楷體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27a0d3f6" officeooo:paragraph-rsid="27b46026" style:font-name-asian="標楷體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296e07f9" officeooo:paragraph-rsid="296e07f9" style:font-name-asian="標楷體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296e6c37" officeooo:paragraph-rsid="296e6c37" style:font-name-asian="標楷體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296e6c37" officeooo:paragraph-rsid="297135b7" style:font-name-asian="標楷體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2979600a" officeooo:paragraph-rsid="2979600a" style:font-name-asian="標楷體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2955217c" officeooo:paragraph-rsid="2965a760" style:font-name-asian="標楷體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292e2643" officeooo:paragraph-rsid="29266d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292e2643" officeooo:paragraph-rsid="29380e9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92684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947906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c644a4" style:font-name-asian="Liberation Serif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23668" style:font-name-asian="Liberation Serif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71caa" style:font-name-asian="Liberation Serif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d710d" style:font-name-asian="Liberation Serif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a47aa" style:font-name-asian="Liberation Serif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90b93fb" style:font-name-asian="Liberation Serif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aec7bd" style:font-name-asian="Liberation Serif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8b3d641" style:font-name-asian="Liberation Serif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6d93e10" style:font-name-asian="Liberation Serif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48b680" style:font-name-asian="Liberation Serif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64fa6b" style:font-name-asian="Liberation Serif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95604c" style:font-name-asian="Liberation Serif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9c8e0c" style:font-name-asian="Liberation Serif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9acab4" style:font-name-asian="Liberation Serif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be9e2a" style:font-name-asian="Liberation Serif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7cb447" style:font-name-asian="Liberation Serif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66788f" style:font-name-asian="Liberation Serif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7de86b9" style:font-name-asian="Liberation Serif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81c8904" style:font-name-asian="Liberation Serif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font-name="Liberation Serif" fo:font-size="17pt" style:text-underline-style="none" fo:font-weight="bold" officeooo:rsid="277e7889" officeooo:paragraph-rsid="277e7889" style:font-name-asian="Liberation Serif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333333" style:font-name="Liberation Serif" fo:font-size="17pt" style:text-underline-style="none" fo:font-weight="bold" officeooo:rsid="277e7889" officeooo:paragraph-rsid="277ebf6e" style:font-name-asian="Liberation Serif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" fo:font-size="17pt" style:text-underline-style="none" fo:font-weight="bold" officeooo:rsid="187f8a47" officeooo:paragraph-rsid="258e2f2d" style:font-name-asian="標楷體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" fo:font-size="17pt" style:text-underline-style="none" fo:font-weight="bold" officeooo:rsid="10333e1b" officeooo:paragraph-rsid="25c22f3a" style:font-name-asian="標楷體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" fo:font-size="17pt" style:text-underline-style="none" fo:font-weight="bold" officeooo:rsid="10333e1b" officeooo:paragraph-rsid="25c3e6c5" style:font-name-asian="標楷體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2893da21" style:font-name-asian="標楷體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285ce184" style:font-name-asian="標楷體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26640bdb" style:font-name-asian="標楷體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" fo:font-size="17pt" style:text-underline-style="none" fo:font-weight="bold" officeooo:rsid="17cb7444" officeooo:paragraph-rsid="27806180" style:font-name-asian="標楷體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" fo:font-size="17pt" style:text-underline-style="none" fo:font-weight="bold" officeooo:rsid="2893da21" officeooo:paragraph-rsid="2893da21" style:font-name-asian="標楷體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" fo:font-size="17pt" style:text-underline-style="none" fo:font-weight="bold" officeooo:rsid="2893da21" officeooo:paragraph-rsid="289422f8" style:font-name-asian="標楷體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" fo:font-size="17pt" style:text-underline-style="none" fo:font-weight="bold" officeooo:rsid="2894a2a3" officeooo:paragraph-rsid="289422f8" style:font-name-asian="標楷體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" fo:font-size="17pt" style:text-underline-style="none" fo:font-weight="bold" officeooo:rsid="28959f7b" officeooo:paragraph-rsid="289422f8" style:font-name-asian="標楷體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" fo:font-size="17pt" style:text-underline-style="none" fo:font-weight="bold" officeooo:rsid="28959f7b" officeooo:paragraph-rsid="28a1c55b" style:font-name-asian="標楷體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" fo:font-size="17pt" style:text-underline-style="none" fo:font-weight="bold" officeooo:rsid="28959f7b" officeooo:paragraph-rsid="28a41ebd" style:font-name-asian="標楷體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font-name="標楷體" fo:font-size="17pt" style:text-underline-style="none" fo:font-weight="bold" officeooo:rsid="2aac8559" officeooo:paragraph-rsid="2aac8559" style:font-name-asian="標楷體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333333" style:font-name="標楷體" fo:font-size="17pt" style:text-underline-style="none" fo:font-weight="bold" officeooo:rsid="2208b420" officeooo:paragraph-rsid="2208b420" style:font-name-asian="標楷體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L1">
      <style:text-properties fo:color="#333333" style:font-name="標楷體" fo:font-size="17pt" style:text-underline-style="none" fo:font-weight="bold" officeooo:rsid="2208b420" officeooo:paragraph-rsid="220c3f4b" style:font-name-asian="標楷體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L1">
      <style:text-properties fo:color="#333333" style:font-name="標楷體" fo:font-size="17pt" style:text-underline-style="none" fo:font-weight="bold" officeooo:rsid="220aa9ca" officeooo:paragraph-rsid="220aa9ca" style:font-name-asian="標楷體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L1">
      <style:text-properties fo:color="#333333" style:font-name="標楷體" fo:font-size="17pt" style:text-underline-style="none" fo:font-weight="bold" officeooo:rsid="220f2551" officeooo:paragraph-rsid="220d7be7" style:font-name-asian="標楷體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L1">
      <style:text-properties fo:color="#333333" style:font-name="標楷體" fo:font-size="17pt" style:text-underline-style="none" fo:font-weight="bold" officeooo:rsid="220f2551" officeooo:paragraph-rsid="220f2551" style:font-name-asian="標楷體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275c317f" style:font-name-asian="標楷體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2764fa6b" style:font-name-asian="標楷體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333333" style:font-name="標楷體" fo:font-size="17pt" style:text-underline-style="none" fo:font-weight="bold" officeooo:rsid="278dc2b5" officeooo:paragraph-rsid="278dc2b5" style:font-name-asian="標楷體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745fb08" style:font-name-asian="標楷體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96de186" style:font-name-asian="標楷體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97d0ed7" style:font-name-asian="標楷體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97d9d3d" style:font-name-asian="標楷體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98e48db" style:font-name-asian="標楷體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333333" style:font-name="標楷體" fo:font-size="17pt" style:text-underline-style="none" fo:font-weight="bold" officeooo:rsid="29530b09" officeooo:paragraph-rsid="2957f149" style:font-name-asian="標楷體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333333" style:font-name="標楷體" fo:font-size="17pt" style:text-underline-style="none" fo:font-weight="bold" officeooo:rsid="295837da" officeooo:paragraph-rsid="296de186" style:font-name-asian="標楷體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" fo:font-size="17pt" style:text-underline-style="none" fo:font-weight="bold" officeooo:rsid="296e6c37" officeooo:paragraph-rsid="296e6c37" style:font-name-asian="標楷體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" fo:font-size="17pt" style:text-underline-style="none" fo:font-weight="bold" officeooo:rsid="296e6c37" officeooo:paragraph-rsid="297135b7" style:font-name-asian="標楷體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" fo:font-size="17pt" style:text-underline-style="none" fo:font-weight="bold" officeooo:rsid="295a03f6" officeooo:paragraph-rsid="296e6c37" style:font-name-asian="標楷體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標楷體" fo:font-size="17pt" style:text-underline-style="none" fo:font-weight="bold" officeooo:rsid="296f815a" officeooo:paragraph-rsid="296f815a" style:font-name-asian="標楷體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font-name="標楷體" fo:font-size="17pt" style:text-underline-style="none" fo:font-weight="bold" officeooo:rsid="2979600a" officeooo:paragraph-rsid="2979600a" style:font-name-asian="標楷體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333333" style:font-name="標楷體" fo:font-size="17pt" style:text-underline-style="none" fo:font-weight="bold" officeooo:rsid="2965a760" officeooo:paragraph-rsid="2965a760" style:font-name-asian="標楷體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 style:list-style-name="L1">
      <style:text-properties fo:color="#333333" style:font-name="標楷體" fo:font-size="17pt" style:text-underline-style="none" fo:font-weight="bold" officeooo:rsid="2955217c" officeooo:paragraph-rsid="2965a760" style:font-name-asian="標楷體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2854a4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9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293cf9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60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2a08d35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61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29266d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62" style:family="paragraph" style:parent-style-name="Standard" style:list-style-name="L1">
      <style:text-properties fo:color="#333333" style:font-name="標楷體" fo:font-size="17pt" fo:font-weight="bold" officeooo:rsid="0c2a20a1" officeooo:paragraph-rsid="275aadfa" style:font-name-asian="標楷體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 style:list-style-name="L1">
      <style:text-properties fo:color="#333333" style:font-name="標楷體" fo:font-size="17pt" fo:font-weight="bold" officeooo:rsid="0c2a20a1" officeooo:paragraph-rsid="275c1ef8" style:font-name-asian="標楷體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 style:list-style-name="L1">
      <style:text-properties fo:color="#333333" style:font-name="標楷體" fo:font-size="17pt" fo:font-weight="bold" officeooo:rsid="0c2a20a1" officeooo:paragraph-rsid="275c317f" style:font-name-asian="標楷體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 style:list-style-name="L1">
      <style:text-properties fo:color="#1c1c1c" style:font-name="Liberation Serif" fo:font-size="17pt" style:text-underline-style="none" fo:font-weight="bold" officeooo:rsid="28a9da66" officeooo:paragraph-rsid="28add1cf" style:font-name-asian="標楷體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aeeb63d" style:font-name-asian="標楷體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" style:font-name-asian="標楷體"/>
    </style:style>
    <style:style style:name="T3" style:family="text">
      <style:text-properties fo:color="#050505" style:font-name="標楷體" officeooo:rsid="18808e23" style:font-name-asian="標楷體"/>
    </style:style>
    <style:style style:name="T4" style:family="text">
      <style:text-properties fo:color="#050505" style:font-name="標楷體" officeooo:rsid="24743952"/>
    </style:style>
    <style:style style:name="T5" style:family="text">
      <style:text-properties fo:color="#050505" style:font-name="標楷體" fo:font-size="5pt" officeooo:rsid="29fcdc13" style:font-name-asian="標楷體" style:font-size-asian="5pt" style:font-size-complex="5pt"/>
    </style:style>
    <style:style style:name="T6" style:family="text">
      <style:text-properties fo:color="#050505" style:font-name-asian="標楷體"/>
    </style:style>
    <style:style style:name="T7" style:family="text">
      <style:text-properties fo:color="#050505" officeooo:rsid="18b3759d" style:font-name-asian="標楷體"/>
    </style:style>
    <style:style style:name="T8" style:family="text">
      <style:text-properties fo:color="#050505" style:text-underline-style="solid" style:text-underline-width="auto" style:text-underline-color="font-color"/>
    </style:style>
    <style:style style:name="T9" style:family="text">
      <style:text-properties fo:color="#050505" fo:font-size="16pt" style:font-size-asian="16pt" style:font-size-complex="16pt"/>
    </style:style>
    <style:style style:name="T10" style:family="text">
      <style:text-properties fo:color="#050505" fo:font-size="16pt" officeooo:rsid="29947b32" style:font-size-asian="16pt" style:font-size-complex="16pt"/>
    </style:style>
    <style:style style:name="T11" style:family="text">
      <style:text-properties fo:color="#050505" fo:font-size="5pt" style:font-size-asian="5pt" style:font-size-complex="5pt"/>
    </style:style>
    <style:style style:name="T12" style:family="text">
      <style:text-properties fo:color="#050505" fo:font-size="5pt" officeooo:rsid="29fcdc13" style:font-size-asian="5pt" style:font-size-complex="5pt"/>
    </style:style>
    <style:style style:name="T13" style:family="text">
      <style:text-properties fo:color="#050505" fo:font-size="5pt" officeooo:rsid="17cb7444" style:font-size-asian="5pt" style:font-size-complex="5pt"/>
    </style:style>
    <style:style style:name="T14" style:family="text">
      <style:text-properties fo:color="#050505" fo:font-size="13pt" style:font-size-asian="13pt" style:font-size-complex="13pt"/>
    </style:style>
    <style:style style:name="T15" style:family="text">
      <style:text-properties fo:color="#050505" fo:font-size="13pt" officeooo:rsid="29bbd153" style:font-size-asian="13pt" style:font-size-complex="13pt"/>
    </style:style>
    <style:style style:name="T16" style:family="text">
      <style:text-properties fo:color="#050505" fo:font-size="14pt" style:font-size-asian="14pt" style:font-size-complex="14pt"/>
    </style:style>
    <style:style style:name="T17" style:family="text">
      <style:text-properties fo:color="#050505" fo:font-size="14pt" officeooo:rsid="17cb7444" style:font-size-asian="14pt" style:font-size-complex="14pt"/>
    </style:style>
    <style:style style:name="T18" style:family="text">
      <style:text-properties fo:color="#050505" fo:font-size="10pt" style:font-size-asian="10pt" style:font-size-complex="10pt"/>
    </style:style>
    <style:style style:name="T19" style:family="text">
      <style:text-properties fo:color="#050505" fo:font-size="10pt" officeooo:rsid="29d9aaec" style:font-size-asian="10pt" style:font-size-complex="10pt"/>
    </style:style>
    <style:style style:name="T20" style:family="text">
      <style:text-properties fo:color="#050505" fo:font-size="10pt" officeooo:rsid="29947b32" style:font-size-asian="10pt" style:font-size-complex="10pt"/>
    </style:style>
    <style:style style:name="T21" style:family="text">
      <style:text-properties fo:color="#050505" fo:font-size="9pt" style:font-size-asian="9pt" style:font-size-complex="9pt"/>
    </style:style>
    <style:style style:name="T22" style:family="text">
      <style:text-properties fo:color="#050505" fo:font-size="7pt" style:font-size-asian="7pt" style:font-size-complex="7pt"/>
    </style:style>
    <style:style style:name="T23" style:family="text">
      <style:text-properties fo:color="#050505" fo:font-size="7pt" officeooo:rsid="2a2ec2f9" style:font-size-asian="7pt" style:font-size-complex="7pt"/>
    </style:style>
    <style:style style:name="T24" style:family="text">
      <style:text-properties fo:color="#050505" fo:font-size="7pt" officeooo:rsid="2a8678d9" style:font-size-asian="7pt" style:font-size-complex="7pt"/>
    </style:style>
    <style:style style:name="T25" style:family="text">
      <style:text-properties fo:color="#050505" fo:font-size="8pt" style:font-size-asian="8pt" style:font-size-complex="8pt"/>
    </style:style>
    <style:style style:name="T26" style:family="text">
      <style:text-properties fo:color="#050505" fo:font-size="4pt" style:font-size-asian="4pt" style:font-size-complex="4pt"/>
    </style:style>
    <style:style style:name="T27" style:family="text">
      <style:text-properties fo:color="#050505" style:font-name="Arial" fo:font-size="10pt" officeooo:rsid="29d9aaec" style:font-name-asian="Arial" style:font-size-asian="10pt" style:font-size-complex="10pt"/>
    </style:style>
    <style:style style:name="T28" style:family="text">
      <style:text-properties fo:color="#050505" style:font-name="Arial" fo:font-size="10pt" officeooo:rsid="29947b32" style:font-name-asian="Arial" style:font-size-asian="10pt" style:font-size-complex="10pt"/>
    </style:style>
    <style:style style:name="T29" style:family="text">
      <style:text-properties fo:color="#050505" style:font-name="Arial" fo:font-size="13pt" officeooo:rsid="29bbd153" style:font-name-asian="Arial" style:font-size-asian="13pt" style:font-size-complex="13pt"/>
    </style:style>
    <style:style style:name="T30" style:family="text">
      <style:text-properties fo:color="#050505" style:font-name="Arial" fo:font-size="7pt" officeooo:rsid="2a2ec2f9" style:font-name-asian="Arial" style:font-size-asian="7pt" style:font-size-complex="7pt"/>
    </style:style>
    <style:style style:name="T31" style:family="text">
      <style:text-properties style:font-name="標楷體"/>
    </style:style>
    <style:style style:name="T32" style:family="text">
      <style:text-properties style:font-name="標楷體" fo:font-size="17pt" style:text-underline-style="none" fo:font-weight="bold" officeooo:rsid="17cb7444" style:font-name-asian="標楷體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style:font-name="標楷體" fo:font-size="17pt" style:text-underline-style="none" fo:font-weight="bold" officeooo:rsid="187f8a47" style:font-name-asian="標楷體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style:font-name="標楷體" fo:font-size="17pt" style:text-underline-style="none" fo:font-weight="bold" officeooo:rsid="18800940" style:font-name-asian="標楷體" style:font-size-asian="17pt" style:language-asian="zh" style:country-asian="TW" style:font-weight-asian="bold" style:font-size-complex="17pt" style:font-weight-complex="bold"/>
    </style:style>
    <style:style style:name="T35" style:family="text">
      <style:text-properties style:font-name="標楷體" fo:font-size="17pt" style:text-underline-style="none" fo:font-weight="bold" officeooo:rsid="18c644a4" style:font-name-asian="標楷體" style:font-size-asian="17pt" style:language-asian="zh" style:country-asian="TW" style:font-weight-asian="bold" style:font-size-complex="17pt" style:font-weight-complex="bold"/>
    </style:style>
    <style:style style:name="T36" style:family="text">
      <style:text-properties style:font-name="標楷體" fo:font-size="17pt" style:text-underline-style="none" fo:font-weight="bold" officeooo:rsid="21ff2cf2" style:font-name-asian="標楷體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font-name="標楷體" fo:font-size="17pt" style:text-underline-style="none" fo:font-weight="bold" officeooo:rsid="2aac8559" style:font-name-asian="標楷體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font-name="標楷體" fo:font-size="17pt" style:text-underline-style="none" fo:font-weight="bold" officeooo:rsid="2aae8795" style:font-name-asian="標楷體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font-name="標楷體" fo:font-size="17pt" style:text-underline-style="none" fo:font-weight="bold" officeooo:rsid="2ab13e5d" style:font-name-asian="標楷體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font-name="標楷體" fo:font-size="17pt" style:text-underline-style="none" fo:font-weight="bold" officeooo:rsid="2ab17b46" style:font-name-asian="標楷體" style:font-size-asian="17pt" style:language-asian="zh" style:country-asian="TW" style:font-weight-asian="bold" style:font-size-complex="17pt" style:font-weight-complex="bold"/>
    </style:style>
    <style:style style:name="T41" style:family="text">
      <style:text-properties style:font-name="標楷體" style:font-name-asian="標楷體"/>
    </style:style>
    <style:style style:name="T42" style:family="text">
      <style:text-properties style:font-name="標楷體" officeooo:rsid="187f8a47" style:font-name-asian="標楷體"/>
    </style:style>
    <style:style style:name="T43" style:family="text">
      <style:text-properties style:font-name="標楷體" officeooo:rsid="18800940" style:font-name-asian="標楷體"/>
    </style:style>
    <style:style style:name="T44" style:family="text">
      <style:text-properties style:font-name="標楷體" officeooo:rsid="18c644a4" style:font-name-asian="標楷體"/>
    </style:style>
    <style:style style:name="T45" style:family="text">
      <style:text-properties style:font-name="標楷體" officeooo:rsid="196d4cca" style:font-name-asian="標楷體"/>
    </style:style>
    <style:style style:name="T46" style:family="text">
      <style:text-properties style:font-name="標楷體" officeooo:rsid="197f0a1d" style:font-name-asian="標楷體"/>
    </style:style>
    <style:style style:name="T47" style:family="text">
      <style:text-properties style:font-name="標楷體" officeooo:rsid="21ff2cf2" style:font-name-asian="標楷體"/>
    </style:style>
    <style:style style:name="T48" style:family="text">
      <style:text-properties style:font-name="標楷體" officeooo:rsid="2208b420" style:font-name-asian="標楷體"/>
    </style:style>
    <style:style style:name="T49" style:family="text">
      <style:text-properties style:font-name="標楷體" officeooo:rsid="220f2551" style:font-name-asian="標楷體"/>
    </style:style>
    <style:style style:name="T50" style:family="text">
      <style:text-properties style:font-name="標楷體" officeooo:rsid="22263edf" style:font-name-asian="標楷體"/>
    </style:style>
    <style:style style:name="T51" style:family="text">
      <style:text-properties style:font-name="標楷體" officeooo:rsid="25bd5cf2" style:font-name-asian="標楷體"/>
    </style:style>
    <style:style style:name="T52" style:family="text">
      <style:text-properties style:font-name="標楷體" officeooo:rsid="277cb447" style:font-name-asian="標楷體"/>
    </style:style>
    <style:style style:name="T53" style:family="text">
      <style:text-properties style:font-name="標楷體" officeooo:rsid="18b3759d" style:font-name-asian="標楷體"/>
    </style:style>
    <style:style style:name="T54" style:family="text">
      <style:text-properties style:font-name="標楷體" officeooo:rsid="278cfe4e" style:font-name-asian="標楷體"/>
    </style:style>
    <style:style style:name="T55" style:family="text">
      <style:text-properties style:font-name="標楷體" officeooo:rsid="278dc2b5" style:font-name-asian="標楷體"/>
    </style:style>
    <style:style style:name="T56" style:family="text">
      <style:text-properties style:font-name="標楷體" officeooo:rsid="278e98d8" style:font-name-asian="標楷體"/>
    </style:style>
    <style:style style:name="T57" style:family="text">
      <style:text-properties style:font-name="標楷體" officeooo:rsid="285bc7bd" style:font-name-asian="標楷體"/>
    </style:style>
    <style:style style:name="T58" style:family="text">
      <style:text-properties style:font-name="標楷體" officeooo:rsid="285d64f9" style:font-name-asian="標楷體"/>
    </style:style>
    <style:style style:name="T59" style:family="text">
      <style:text-properties style:font-name="標楷體" officeooo:rsid="28758125" style:font-name-asian="標楷體"/>
    </style:style>
    <style:style style:name="T60" style:family="text">
      <style:text-properties style:font-name="標楷體" officeooo:rsid="2893da21" style:font-name-asian="標楷體"/>
    </style:style>
    <style:style style:name="T61" style:family="text">
      <style:text-properties style:font-name="標楷體" officeooo:rsid="2894a2a3" style:font-name-asian="標楷體"/>
    </style:style>
    <style:style style:name="T62" style:family="text">
      <style:text-properties style:font-name="標楷體" officeooo:rsid="28959f7b" style:font-name-asian="標楷體"/>
    </style:style>
    <style:style style:name="T63" style:family="text">
      <style:text-properties style:font-name="標楷體" officeooo:rsid="289b1738" style:font-name-asian="標楷體"/>
    </style:style>
    <style:style style:name="T64" style:family="text">
      <style:text-properties style:font-name="標楷體" officeooo:rsid="28d14a52" style:font-name-asian="標楷體"/>
    </style:style>
    <style:style style:name="T65" style:family="text">
      <style:text-properties style:font-name="標楷體" officeooo:rsid="28d2a07e" style:font-name-asian="標楷體"/>
    </style:style>
    <style:style style:name="T66" style:family="text">
      <style:text-properties style:font-name="標楷體" officeooo:rsid="28d4768d" style:font-name-asian="標楷體"/>
    </style:style>
    <style:style style:name="T67" style:family="text">
      <style:text-properties style:font-name="標楷體" officeooo:rsid="28d4f996" style:font-name-asian="標楷體"/>
    </style:style>
    <style:style style:name="T68" style:family="text">
      <style:text-properties style:font-name="標楷體" officeooo:rsid="28d624f3" style:font-name-asian="標楷體"/>
    </style:style>
    <style:style style:name="T69" style:family="text">
      <style:text-properties style:font-name="標楷體" officeooo:rsid="29518d31" style:font-name-asian="標楷體"/>
    </style:style>
    <style:style style:name="T70" style:family="text">
      <style:text-properties style:font-name="標楷體" officeooo:rsid="29530b09" style:font-name-asian="標楷體"/>
    </style:style>
    <style:style style:name="T71" style:family="text">
      <style:text-properties style:font-name="標楷體" officeooo:rsid="2953ca29" style:font-name-asian="標楷體"/>
    </style:style>
    <style:style style:name="T72" style:family="text">
      <style:text-properties style:font-name="標楷體" officeooo:rsid="2957f149" style:font-name-asian="標楷體"/>
    </style:style>
    <style:style style:name="T73" style:family="text">
      <style:text-properties style:font-name="標楷體" officeooo:rsid="295837da" style:font-name-asian="標楷體"/>
    </style:style>
    <style:style style:name="T74" style:family="text">
      <style:text-properties style:font-name="標楷體" officeooo:rsid="295a03f6" style:font-name-asian="標楷體"/>
    </style:style>
    <style:style style:name="T75" style:family="text">
      <style:text-properties style:font-name="標楷體" officeooo:rsid="2965a760" style:font-name-asian="標楷體"/>
    </style:style>
    <style:style style:name="T76" style:family="text">
      <style:text-properties style:font-name="標楷體" officeooo:rsid="29660fbf" style:font-name-asian="標楷體"/>
    </style:style>
    <style:style style:name="T77" style:family="text">
      <style:text-properties style:font-name="標楷體" officeooo:rsid="297135b7" style:font-name-asian="標楷體"/>
    </style:style>
    <style:style style:name="T78" style:family="text">
      <style:text-properties style:font-name="標楷體" officeooo:rsid="2971c8cb" style:font-name-asian="標楷體"/>
    </style:style>
    <style:style style:name="T79" style:family="text">
      <style:text-properties style:font-name="標楷體" officeooo:rsid="2973a3e2" style:font-name-asian="標楷體"/>
    </style:style>
    <style:style style:name="T80" style:family="text">
      <style:text-properties style:font-name="標楷體" officeooo:rsid="2975d712" style:font-name-asian="標楷體"/>
    </style:style>
    <style:style style:name="T81" style:family="text">
      <style:text-properties style:font-name="標楷體" officeooo:rsid="29947b32" style:font-name-asian="標楷體"/>
    </style:style>
    <style:style style:name="T82" style:family="text">
      <style:text-properties style:font-name="標楷體" officeooo:rsid="29fcdc13" style:font-name-asian="標楷體"/>
    </style:style>
    <style:style style:name="T83" style:family="text">
      <style:text-properties style:font-name="標楷體" officeooo:rsid="2a31ff57" style:font-name-asian="標楷體"/>
    </style:style>
    <style:style style:name="T84" style:family="text">
      <style:text-properties style:font-name="標楷體" officeooo:rsid="2a35ac62" style:font-name-asian="標楷體"/>
    </style:style>
    <style:style style:name="T85" style:family="text">
      <style:text-properties style:font-name="標楷體" officeooo:rsid="2a635e48" style:font-name-asian="標楷體"/>
    </style:style>
    <style:style style:name="T86" style:family="text">
      <style:text-properties style:font-name="標楷體" officeooo:rsid="2aae8795" style:font-name-asian="標楷體"/>
    </style:style>
    <style:style style:name="T87" style:family="text">
      <style:text-properties style:font-name="標楷體" officeooo:rsid="2aac8559" style:font-name-asian="標楷體"/>
    </style:style>
    <style:style style:name="T88" style:family="text">
      <style:text-properties style:font-name="標楷體" officeooo:rsid="187f8a47"/>
    </style:style>
    <style:style style:name="T89" style:family="text">
      <style:text-properties style:font-name="標楷體" style:text-underline-style="solid" style:text-underline-width="auto" style:text-underline-color="font-color" style:font-name-asian="標楷體"/>
    </style:style>
    <style:style style:name="T90" style:family="text">
      <style:text-properties style:font-name="標楷體" officeooo:rsid="29490711" style:font-name-complex="標楷體1"/>
    </style:style>
    <style:style style:name="T91" style:family="text">
      <style:text-properties style:font-name="標楷體" officeooo:rsid="28fd9a2a" style:font-name-complex="標楷體1"/>
    </style:style>
    <style:style style:name="T92" style:family="text">
      <style:text-properties style:font-name="標楷體" officeooo:rsid="292e2643" style:font-name-complex="標楷體1"/>
    </style:style>
    <style:style style:name="T93" style:family="text">
      <style:text-properties style:font-name="標楷體" officeooo:rsid="21aaf47d" style:font-name-complex="標楷體1"/>
    </style:style>
    <style:style style:name="T94" style:family="text">
      <style:text-properties style:font-name="標楷體" officeooo:rsid="297a1769"/>
    </style:style>
    <style:style style:name="T95" style:family="text">
      <style:text-properties style:font-name="標楷體" officeooo:rsid="297b68bb"/>
    </style:style>
    <style:style style:name="T96" style:family="text">
      <style:text-properties style:font-name="標楷體" officeooo:rsid="29947b32"/>
    </style:style>
    <style:style style:name="T97" style:family="text">
      <style:text-properties style:font-name="標楷體" officeooo:rsid="2a31ff57"/>
    </style:style>
    <style:style style:name="T98" style:family="text">
      <style:text-properties style:font-name="標楷體" officeooo:rsid="2a69b6db"/>
    </style:style>
    <style:style style:name="T99" style:family="text">
      <style:text-properties fo:color="#333333" style:font-name-asian="標楷體"/>
    </style:style>
    <style:style style:name="T100" style:family="text">
      <style:text-properties fo:color="#333333" officeooo:rsid="18808e23" style:font-name-asian="標楷體"/>
    </style:style>
    <style:style style:name="T101" style:family="text">
      <style:text-properties style:font-name-asian="標楷體"/>
    </style:style>
    <style:style style:name="T102" style:family="text">
      <style:text-properties officeooo:rsid="187f8a47" style:font-name-asian="標楷體"/>
    </style:style>
    <style:style style:name="T103" style:family="text">
      <style:text-properties officeooo:rsid="18808e23" style:font-name-asian="標楷體"/>
    </style:style>
    <style:style style:name="T104" style:family="text">
      <style:text-properties officeooo:rsid="18b3759d" style:font-name-asian="標楷體"/>
    </style:style>
    <style:style style:name="T105" style:family="text">
      <style:text-properties officeooo:rsid="26e88d10" style:font-name-asian="標楷體"/>
    </style:style>
    <style:style style:name="T106" style:family="text">
      <style:text-properties officeooo:rsid="26ee7357" style:font-name-asian="標楷體"/>
    </style:style>
    <style:style style:name="T107" style:family="text">
      <style:text-properties officeooo:rsid="26c2c437" style:font-name-asian="標楷體"/>
    </style:style>
    <style:style style:name="T108" style:family="text">
      <style:text-properties officeooo:rsid="2750469f" style:font-name-asian="標楷體"/>
    </style:style>
    <style:style style:name="T109" style:family="text">
      <style:text-properties officeooo:rsid="276220aa" style:font-name-asian="標楷體"/>
    </style:style>
    <style:style style:name="T110" style:family="text">
      <style:text-properties officeooo:rsid="2770d0af" style:font-name-asian="標楷體"/>
    </style:style>
    <style:style style:name="T111" style:family="text">
      <style:text-properties officeooo:rsid="277cb447" style:font-name-asian="標楷體"/>
    </style:style>
    <style:style style:name="T112" style:family="text">
      <style:text-properties officeooo:rsid="2797423c" style:font-name-asian="標楷體"/>
    </style:style>
    <style:style style:name="T113" style:family="text">
      <style:text-properties officeooo:rsid="27a0d3f6" style:font-name-asian="標楷體"/>
    </style:style>
    <style:style style:name="T114" style:family="text">
      <style:text-properties officeooo:rsid="27bb871f" style:font-name-asian="標楷體"/>
    </style:style>
    <style:style style:name="T115" style:family="text">
      <style:text-properties style:font-name="Liberation Serif" fo:font-size="17pt" style:text-underline-style="none" fo:font-weight="bold" officeooo:rsid="17cb7444" style:font-name-asian="標楷體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style:font-name="Liberation Serif" fo:font-size="17pt" style:text-underline-style="none" fo:font-weight="bold" officeooo:rsid="187f8a47" style:font-name-asian="標楷體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style:font-name="Liberation Serif" fo:font-size="17pt" style:text-underline-style="none" fo:font-weight="bold" officeooo:rsid="21ff2cf2" style:font-name-asian="標楷體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style:font-name="Liberation Serif" fo:font-size="17pt" style:text-underline-style="none" fo:font-weight="bold" officeooo:rsid="18b3759d" style:font-name-asian="標楷體" style:font-size-asian="17pt" style:language-asian="zh" style:country-asian="TW" style:font-weight-asian="bold" style:font-size-complex="17pt" style:font-weight-complex="bold"/>
    </style:style>
    <style:style style:name="T119" style:family="text">
      <style:text-properties style:font-name="Liberation Serif" fo:font-size="17pt" style:text-underline-style="none" fo:font-weight="bold" officeooo:rsid="26c2c437" style:font-name-asian="標楷體" style:font-size-asian="17pt" style:language-asian="zh" style:country-asian="TW" style:font-weight-asian="bold" style:font-size-complex="17pt" style:font-weight-complex="bold"/>
    </style:style>
    <style:style style:name="T120" style:family="text">
      <style:text-properties style:font-name="Liberation Serif" officeooo:rsid="17cb7444"/>
    </style:style>
    <style:style style:name="T121" style:family="text">
      <style:text-properties officeooo:rsid="196d4cca"/>
    </style:style>
    <style:style style:name="T122" style:family="text">
      <style:text-properties officeooo:rsid="197f0a1d"/>
    </style:style>
    <style:style style:name="T123" style:family="text">
      <style:text-properties officeooo:rsid="21ff2cf2"/>
    </style:style>
    <style:style style:name="T124" style:family="text">
      <style:text-properties officeooo:rsid="17cb7444"/>
    </style:style>
    <style:style style:name="T125" style:family="text">
      <style:text-properties officeooo:rsid="22263edf"/>
    </style:style>
    <style:style style:name="T126" style:family="text">
      <style:text-properties officeooo:rsid="25bd5cf2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style:text-underline-style="solid" style:text-underline-width="auto" style:text-underline-color="font-color" officeooo:rsid="0a7edee9"/>
    </style:style>
    <style:style style:name="T129" style:family="text">
      <style:text-properties style:text-underline-style="solid" style:text-underline-width="auto" style:text-underline-color="font-color" officeooo:rsid="1fe8726f"/>
    </style:style>
    <style:style style:name="T130" style:family="text">
      <style:text-properties officeooo:rsid="18b3759d"/>
    </style:style>
    <style:style style:name="T131" style:family="text">
      <style:text-properties officeooo:rsid="285bc7bd"/>
    </style:style>
    <style:style style:name="T132" style:family="text">
      <style:text-properties officeooo:rsid="28af815c"/>
    </style:style>
    <style:style style:name="T133" style:family="text">
      <style:text-properties officeooo:rsid="28cfb295"/>
    </style:style>
    <style:style style:name="T134" style:family="text">
      <style:text-properties officeooo:rsid="28d14a52"/>
    </style:style>
    <style:style style:name="T135" style:family="text">
      <style:text-properties officeooo:rsid="28d2a07e"/>
    </style:style>
    <style:style style:name="T136" style:family="text">
      <style:text-properties officeooo:rsid="28d624f3"/>
    </style:style>
    <style:style style:name="T137" style:family="text">
      <style:text-properties style:font-name-complex="標楷體1"/>
    </style:style>
    <style:style style:name="T138" style:family="text">
      <style:text-properties officeooo:rsid="2abfd6b0" style:font-name-complex="標楷體1"/>
    </style:style>
    <style:style style:name="T139" style:family="text">
      <style:text-properties officeooo:rsid="2985ab06"/>
    </style:style>
    <style:style style:name="T140" style:family="text">
      <style:text-properties officeooo:rsid="29894c1f"/>
    </style:style>
    <style:style style:name="T141" style:family="text">
      <style:text-properties officeooo:rsid="298e48db"/>
    </style:style>
    <style:style style:name="T142" style:family="text">
      <style:text-properties officeooo:rsid="29947b32"/>
    </style:style>
    <style:style style:name="T143" style:family="text">
      <style:text-properties style:font-name="標楷體1" officeooo:rsid="29947b32" style:font-name-asian="標楷體1" style:font-name-complex="標楷體1"/>
    </style:style>
    <style:style style:name="T144" style:family="text">
      <style:text-properties officeooo:rsid="2997b9b1"/>
    </style:style>
    <style:style style:name="T145" style:family="text">
      <style:text-properties fo:color="#1c1c1c"/>
    </style:style>
    <style:style style:name="T146" style:family="text">
      <style:text-properties fo:color="#1c1c1c" officeooo:rsid="29d0723b"/>
    </style:style>
    <style:style style:name="T147" style:family="text">
      <style:text-properties fo:color="#1c1c1c" style:font-name="標楷體" officeooo:rsid="2a635e48" style:font-name-asian="標楷體"/>
    </style:style>
    <style:style style:name="T148" style:family="text">
      <style:text-properties fo:color="#1c1c1c" style:font-name="標楷體" officeooo:rsid="2a635e48"/>
    </style:style>
    <style:style style:name="T149" style:family="text">
      <style:text-properties fo:color="#1c1c1c" officeooo:rsid="2a8678d9"/>
    </style:style>
    <style:style style:name="T150" style:family="text">
      <style:text-properties officeooo:rsid="29a19298"/>
    </style:style>
    <style:style style:name="T151" style:family="text">
      <style:text-properties officeooo:rsid="29d0723b"/>
    </style:style>
    <style:style style:name="T152" style:family="text">
      <style:text-properties officeooo:rsid="29bd1cee"/>
    </style:style>
    <style:style style:name="T153" style:family="text">
      <style:text-properties officeooo:rsid="29fcdc13"/>
    </style:style>
    <style:style style:name="T154" style:family="text">
      <style:text-properties officeooo:rsid="2a0026eb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officeooo:rsid="22a72cde" style:font-style-asian="normal" style:font-name-complex="標楷體1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officeooo:rsid="2abfd6b0" style:font-style-asian="normal" style:font-name-complex="標楷體1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name-complex="標楷體1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29947b32" style:font-name-asian="標楷體1" style:font-style-asian="normal" style:font-name-complex="標楷體1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" fo:font-style="normal" fo:text-shadow="none" style:text-underline-style="solid" style:text-underline-width="auto" style:text-underline-color="font-color" officeooo:rsid="0a7edee9" style:font-style-asian="normal" style:font-name-complex="標楷體1" style:text-emphasize="none"/>
    </style:style>
    <style:style style:name="T160" style:family="text">
      <style:text-properties officeooo:rsid="2a1c460b"/>
    </style:style>
    <style:style style:name="T161" style:family="text">
      <style:text-properties officeooo:rsid="2a31ff57"/>
    </style:style>
    <style:style style:name="T162" style:family="text">
      <style:text-properties officeooo:rsid="2a42e44e"/>
    </style:style>
    <style:style style:name="T163" style:family="text">
      <style:text-properties officeooo:rsid="2a6b075e"/>
    </style:style>
    <style:style style:name="T164" style:family="text">
      <style:text-properties officeooo:rsid="2a70c14e"/>
    </style:style>
    <style:style style:name="T165" style:family="text">
      <style:text-properties officeooo:rsid="2a74ac98"/>
    </style:style>
    <style:style style:name="T166" style:family="text">
      <style:text-properties officeooo:rsid="2a8678d9"/>
    </style:style>
    <style:style style:name="T167" style:family="text">
      <style:text-properties officeooo:rsid="2a917797"/>
    </style:style>
    <style:style style:name="T168" style:family="text">
      <style:text-properties style:font-name="Arial" style:font-name-asian="Arial"/>
    </style:style>
    <style:style style:name="T169" style:family="text">
      <style:text-properties style:font-name="Arial" officeooo:rsid="28cfb295" style:font-name-asian="Arial"/>
    </style:style>
    <style:style style:name="T170" style:family="text">
      <style:text-properties style:font-name="Arial" officeooo:rsid="28d14a52" style:font-name-asian="Arial"/>
    </style:style>
    <style:style style:name="T171" style:family="text">
      <style:text-properties style:font-name="Arial" officeooo:rsid="28af815c" style:font-name-asian="Arial"/>
    </style:style>
    <style:style style:name="T172" style:family="text">
      <style:text-properties style:font-name="Arial" officeooo:rsid="2894a2a3" style:font-name-asian="Arial"/>
    </style:style>
    <style:style style:name="T173" style:family="text">
      <style:text-properties style:font-name="Arial" officeooo:rsid="289b1738" style:font-name-asian="Arial"/>
    </style:style>
    <style:style style:name="T174" style:family="text">
      <style:text-properties style:font-name="Arial" officeooo:rsid="28959f7b" style:font-name-asian="Arial"/>
    </style:style>
    <style:style style:name="T175" style:family="text">
      <style:text-properties style:font-name="Arial" officeooo:rsid="292e2643" style:font-name-asian="Arial" style:font-name-complex="標楷體1"/>
    </style:style>
    <style:style style:name="T176" style:family="text">
      <style:text-properties style:font-name="Arial" officeooo:rsid="29947b32" style:font-name-asian="Arial"/>
    </style:style>
    <style:style style:name="T177" style:family="text">
      <style:text-properties style:font-name="Arial" officeooo:rsid="29a19298" style:font-name-asian="Arial"/>
    </style:style>
    <style:style style:name="T178" style:family="text">
      <style:text-properties style:font-name="Arial" officeooo:rsid="29f7193b" style:font-name-asian="Arial"/>
    </style:style>
    <style:style style:name="T179" style:family="text">
      <style:text-properties style:font-name="Arial" officeooo:rsid="2a0026eb" style:font-name-asian="Arial"/>
    </style:style>
    <style:style style:name="T180" style:family="text">
      <style:text-properties style:font-name="Arial" officeooo:rsid="29d0723b" style:font-name-asian="Arial"/>
    </style:style>
    <style:style style:name="T181" style:family="text">
      <style:text-properties style:font-name="Arial" officeooo:rsid="2997b9b1" style:font-name-asian="Arial"/>
    </style:style>
    <style:style style:name="T182" style:family="text">
      <style:text-properties style:font-name="Arial" officeooo:rsid="2a31ff57" style:font-name-asian="Arial"/>
    </style:style>
    <style:style style:name="T183" style:family="text">
      <style:text-properties style:font-name="Arial" officeooo:rsid="2a35ac62" style:font-name-asian="Arial"/>
    </style:style>
    <style:style style:name="T184" style:family="text">
      <style:text-properties style:font-name="Arial" officeooo:rsid="2a42e44e" style:font-name-asian="Arial"/>
    </style:style>
    <style:style style:name="T185" style:family="text">
      <style:text-properties style:font-name="Arial" officeooo:rsid="2a1c460b" style:font-name-asian="Arial"/>
    </style:style>
    <style:style style:name="T186" style:family="text">
      <style:text-properties style:font-name="Arial" officeooo:rsid="18b3759d" style:font-name-asian="Arial"/>
    </style:style>
    <style:style style:name="T187" style:family="text">
      <style:text-properties style:font-name="Arial" officeooo:rsid="276220aa" style:font-name-asian="Arial"/>
    </style:style>
    <style:style style:name="T188" style:family="text">
      <style:text-properties style:font-name="Arial" officeooo:rsid="278dc2b5" style:font-name-asian="Arial"/>
    </style:style>
    <style:style style:name="T189" style:family="text">
      <style:text-properties style:font-name="Arial" officeooo:rsid="278cfe4e" style:font-name-asian="Arial"/>
    </style:style>
    <style:style style:name="T190" style:family="text">
      <style:text-properties style:font-name="Arial" officeooo:rsid="2971c8cb" style:font-name-asian="Arial"/>
    </style:style>
    <style:style style:name="T191" style:family="text">
      <style:text-properties style:font-name="Arial" officeooo:rsid="2975d712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53383268" text:style-name="L1">
        <text:list-item>
          <text:p text:style-name="P2"><text:bookmark-start text:name="修煉"/>修煉<text:bookmark-end text:name="修煉"/></text:p>
          <text:list>
            <text:list-item>
              <text:p text:style-name="P5"><text:span text:style-name="T32">&lt;?</text:span><text:span text:style-name="T33">2&gt;個體</text:span><text:span text:style-name="T115"> 不需要 特地到 某一特定地方 修煉</text:span><text:span text:style-name="T32"> &lt;_?</text:span><text:span text:style-name="T34">3_&gt; ~ </text:span><text:span text:style-name="T32">&lt;_?</text:span><text:span text:style-name="T34">1_</text:span><text:span text:style-name="T33">&gt; </text:span><text:span text:style-name="T116">法則</text:span><text:span text:style-name="T115">。</text:span></text:p>
              <text:list>
                <text:list-item>
                  <text:p text:style-name="P9">除非 修煉期間，個體 必須 現場使用 該地方 的 能量、儲量、資源、設備、儀器、工具。</text:p>
                </text:list-item>
                <text:list-item>
                  <text:p text:style-name="P10">明顯例子，考生 在 家裡 就能 讀書，不用 浪費 通勤時間 往返 圖書館、速食店、咖啡店。</text:p>
                  <text:list>
                    <text:list-item>
                      <text:p text:style-name="P11">考生 在 家裡 有機率 被家人、被玩樂 干擾，所以 有機率 離家 專心 讀書、備考。</text:p>
                    </text:list-item>
                    <text:list-item>
                      <text:p text:style-name="P12">修煉個體 只需要 關上門，進行 閉關，就能 專心 修煉，不需要 浪費時間 離家修煉。</text:p>
                      <text:list>
                        <text:list-item>
                          <text:p text:style-name="P13">修煉個體 是 修煉者、修行者。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1">&lt;?</text:span><text:span text:style-name="T88">2&gt;個體</text:span> 特地到 某一特定地方 修煉 的 源頭、主因、成因。</text:p>
                  <text:list>
                    <text:list-item>
                      <text:p text:style-name="P14">源頭、主因、成因 很明顯，該<text:span text:style-name="T31">&lt;?</text:span><text:span text:style-name="T88">2&gt;個體 所在的、所沉浸的（主流）文明 是 物質文明</text:span>。</text:p>
                    </text:list-item>
                    <text:list-item>
                      <text:p text:style-name="P15">該<text:span text:style-name="T31">&lt;?</text:span><text:span text:style-name="T88">2&gt;個體 </text:span>特地到 某一特定地方 修煉，遠離 塵世 的 負面影響。</text:p>
                    </text:list-item>
                    <text:list-item>
                      <text:p text:style-name="P16">假定 該<text:span text:style-name="T31">&lt;?</text:span><text:span text:style-name="T88">2&gt;個體 所在的、所沉浸的（主流）文明 是 精神文明。</text:span></text:p>
                      <text:list>
                        <text:list-item>
                          <text:p text:style-name="P17"><text:span text:style-name="T88">該</text:span><text:span text:style-name="T31">&lt;?</text:span><text:span text:style-name="T88">2&gt;個體 不需要 </text:span>特地到 某一特定地方 修煉。</text:p>
                          <text:list>
                            <text:list-item>
                              <text:p text:style-name="P17">除非 修煉期間，個體 必須 現場使用 該地方 的 能量、儲量、資源、設備。</text:p>
                            </text:list-item>
                          </text:list>
                        </text:list-item>
                        <text:list-item>
                          <text:p text:style-name="P17"><text:span text:style-name="T88">該</text:span><text:span text:style-name="T31">&lt;?</text:span><text:span text:style-name="T88">2&gt;個體 不需要 為了 </text:span>修煉，而 特地到 某一特定地方。</text:p>
                        </text:list-item>
                        <text:list-item>
                          <text:p text:style-name="P18"><text:span text:style-name="T88">該</text:span><text:span text:style-name="T31">&lt;?</text:span><text:span text:style-name="T88">2&gt;個體 不需要 為了 </text:span>特地到 某一特定地方，而 特地到 某一特定地方。</text:p>
                        </text:list-item>
                      </text:list>
                    </text:list-item>
                    <text:list-item>
                      <text:p text:style-name="P18">該<text:span text:style-name="T31">&lt;?</text:span><text:span text:style-name="T88">2&gt;個體 隸屬的文明 是 物質文明。</text:span></text:p>
                      <text:list>
                        <text:list-item>
                          <text:p text:style-name="P322">歸隱山林。</text:p>
                          <text:list>
                            <text:list-item>
                              <text:p text:style-name="P18"><text:span text:style-name="T88">隔絕、絕緣、</text:span>遠離 塵世、<text:span text:style-name="T88">物質文明</text:span> 的 負面影響。</text:p>
                            </text:list-item>
                            <text:list-item>
                              <text:p text:style-name="P19">該修煉個體 不需要 浪費精力、分心、分神 去 對抗、抗衡、反制 負面影響。</text:p>
                            </text:list-item>
                          </text:list>
                        </text:list-item>
                        <text:list-item>
                          <text:p text:style-name="P20">待在 市區 越久，該<text:span text:style-name="T31">&lt;?</text:span><text:span text:style-name="T88">2&gt;</text:span>個體 被 負面影響、近墨者黑、潛移默化 的 機率越高。</text:p>
                        </text:list-item>
                      </text:list>
                    </text:list-item>
                    <text:list-item>
                      <text:p text:style-name="P21">該<text:span text:style-name="T31">&lt;?</text:span><text:span text:style-name="T88">2&gt;個體 隸屬的文明 是 精神文明。</text:span></text:p>
                      <text:list>
                        <text:list-item>
                          <text:p text:style-name="P322">小隱於林，大隱於市。</text:p>
                          <text:list>
                            <text:list-item>
                              <text:p text:style-name="P22">離家修煉 是 在林修煉。</text:p>
                              <text:list>
                                <text:list-item>
                                  <text:p text:style-name="P23">在林修煉 是 離家修煉、歸隱山林。</text:p>
                                </text:list-item>
                                <text:list-item>
                                  <text:p text:style-name="P24">離家 是 特地到 某一特定地方。</text:p>
                                </text:list-item>
                                <text:list-item>
                                  <text:p text:style-name="P25">沒有 吸收 塵世、精神<text:span text:style-name="T88">文明</text:span> 的 正面影響。</text:p>
                                </text:list-item>
                                <text:list-item>
                                  <text:p text:style-name="P26">有機率 鑽牛角尖、故步自封、閉門造車。</text:p>
                                </text:list-item>
                              </text:list>
                            </text:list-item>
                            <text:list-item>
                              <text:p text:style-name="P27">在家修煉 是 在市修煉。</text:p>
                              <text:list>
                                <text:list-item>
                                  <text:p text:style-name="P23">在市修煉 是 在家修煉。</text:p>
                                </text:list-item>
                                <text:list-item>
                                  <text:p text:style-name="P27">在家 不一定是 家裡。</text:p>
                                </text:list-item>
                                <text:list-item>
                                  <text:p text:style-name="P28">在家 是 平常、日常生活 的 生活圈、周遭環境。</text:p>
                                </text:list-item>
                                <text:list-item>
                                  <text:p text:style-name="P28">在家 是 修煉生活、日常生活 互溶、相互融合。</text:p>
                                  <text:list>
                                    <text:list-item>
                                      <text:p text:style-name="P28">每一瞬間，該修煉個體 既是在進行 修煉活動，也是在進行 日常活動。</text:p>
                                    </text:list-item>
                                    <text:list-item>
                                      <text:p text:style-name="P28">該修煉個體 的 每一個動作、每一次呼吸 自然而然、無意識 修煉。</text:p>
                                    </text:list-item>
                                    <text:list-item>
                                      <text:p text:style-name="P29">該修煉個體 的 每一個攝食、每一次睡覺 自然而然、無意識 修煉。</text:p>
                                    </text:list-item>
                                    <text:list-item>
                                      <text:p text:style-name="P28">修煉 動作、運動、活動 早就已經 融入、溶入 該修煉個體的 日常生活。</text:p>
                                    </text:list-item>
                                    <text:list-item>
                                      <text:p text:style-name="P28">其他個體 有機率認定 該修煉個體 在持續不斷 修煉，從來沒有休息過。</text:p>
                                      <text:list>
                                        <text:list-item>
                                          <text:p text:style-name="P28">該修煉個體的 主意識、潛意識 從來沒有 修煉、感到任何負擔。</text:p>
                                        </text:list-item>
                                        <text:list-item>
                                          <text:p text:style-name="P30">修煉生活、日常生活 早就已經 融為一體。</text:p>
                                          <text:list>
                                            <text:list-item>
                                              <text:p text:style-name="P30">命名、描述、分類、區隔、區別、隔絕 毫無意義、沒有任何意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">對於 該修煉個體 來說，修煉生活、日常生活 就是 生活。</text:p>
                                      <text:list>
                                        <text:list-item>
                                          <text:p text:style-name="P31">生活 不需要 特地 劃分成 修煉生活、日常生活。</text:p>
                                        </text:list-item>
                                        <text:list-item>
                                          <text:p text:style-name="P31">生活 就是 生活，不需要 再往下細分下去，徒增無謂的 煩惱、困擾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">該修煉個體 內化 日常生活、修煉生活，到 該修煉個體 的 生活。</text:p>
                                      <text:list>
                                        <text:list-item>
                                          <text:p text:style-name="P33">修煉生活 內化成 日常生活 的 一部份。</text:p>
                                        </text:list-item>
                                        <text:list-item>
                                          <text:p text:style-name="P31">日常生活 內化成 修煉生活 的 一部份。</text:p>
                                        </text:list-item>
                                        <text:list-item>
                                          <text:p text:style-name="P34">日常生活、修煉生活 只是 投影。</text:p>
                                        </text:list-item>
                                        <text:list-item>
                                          <text:p text:style-name="P35">其他個體 的 日常生活、修煉生活 可以 借鏡、投影、內化。</text:p>
                                        </text:list-item>
                                        <text:list-item>
                                          <text:p text:style-name="P323">明顯例子 是 個體 學習 麻婆豆腐的作法。</text:p>
                                          <text:list>
                                            <text:list-item>
                                              <text:p text:style-name="P324">內容在 <text:span text:style-name="T128">_ (第</text:span><text:span text:style-name="T129">1</text:span><text:span text:style-name="T128">本)</text:span> 文件 的 <text:span text:style-name="T127">虛無文明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">該修煉個體 持續不斷 非監督式學習 意識層法則。</text:p>
                                          <text:list>
                                            <text:list-item>
                                              <text:p text:style-name="P36">如同 從 <text:span text:style-name="T41">&lt;_?</text:span><text:span text:style-name="T51">3_&gt;個</text:span><text:span text:style-name="T126">體 </text:span>非監督式學習<text:span text:style-name="T41">到 肉質層法則、</text:span><text:span text:style-name="T126">投影</text:span><text:span text:style-name="T41">世界觀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">吸收 塵世、精神<text:span text:style-name="T88">文明</text:span> 的 正面影響。</text:p>
                                </text:list-item>
                                <text:list-item>
                                  <text:p text:style-name="P37">有機率 團隊合作、互相交流、互相學習。</text:p>
                                </text:list-item>
                                <text:list-item>
                                  <text:p text:style-name="P37">修煉個體 有機率參加 研討會、期刊發表、科學、科學應用、科技、傳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反孕育 極端容易受到 環境影響。</text:p>
                      <text:list>
                        <text:list-item>
                          <text:p text:style-name="P39">越反孕育，環境影響 越明顯。</text:p>
                          <text:list>
                            <text:list-item>
                              <text:p text:style-name="P39">明顯例子，（存在 /（存在 + 變化））越小，越容易受到 環境影響。</text:p>
                              <text:list>
                                <text:list-item>
                                  <text:p text:style-name="P216">存在 <text:span text:style-name="T168">↔</text:span> 現實沉浸感、型態層級。</text:p>
                                  <text:list>
                                    <text:list-item>
                                      <text:p text:style-name="P216">存在 越小，現實沉浸感 越低，型態層級 越高。</text:p>
                                    </text:list-item>
                                  </text:list>
                                </text:list-item>
                                <text:list-item>
                                  <text:p text:style-name="P216">變化 <text:span text:style-name="T168">↔</text:span> 環境影響。</text:p>
                                  <text:list>
                                    <text:list-item>
                                      <text:p text:style-name="P216">變化 越小，環境的 影響、擾動、干擾 越小。</text:p>
                                    </text:list-item>
                                    <text:list-item>
                                      <text:p text:style-name="P216">明顯例子，風平浪靜的 海洋，變化 小。</text:p>
                                    </text:list-item>
                                    <text:list-item>
                                      <text:p text:style-name="P216">明顯例子，狂風暴雨的 海洋，變化 大。</text:p>
                                      <text:list>
                                        <text:list-item>
                                          <text:p text:style-name="P216">在該海洋行駛的（某一特定）船 <text:span text:style-name="T169">↔</text:span><text:span text:style-name="T133"> 該個體。</text:span></text:p>
                                          <text:list>
                                            <text:list-item>
                                              <text:p text:style-name="P216">船 的 明顯例子，帆船、潛水艇、水陸空三棲船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6">存在 越小 <text:span text:style-name="T170">↔</text:span><text:span text:style-name="T134"> 船身 越小。</text:span></text:p>
                                        </text:list-item>
                                        <text:list-item>
                                          <text:p text:style-name="P216">該個體的意識層 提升層級 <text:span text:style-name="T170">↔</text:span><text:span text:style-name="T134"> 該船，</text:span><text:span text:style-name="T64">從 &lt;?2&gt;船 昇華到 &lt;?3&gt;</text:span><text:span text:style-name="T134">船。</text:span></text:p>
                                          <text:list>
                                            <text:list-item>
                                              <text:p text:style-name="P216">海洋 <text:span text:style-name="T170">↔</text:span><text:span text:style-name="T41"> </text:span><text:span text:style-name="T64">&lt;?2&gt;個體</text:span><text:span text:style-name="T134">。</text:span></text:p>
                                            </text:list-item>
                                            <text:list-item>
                                              <text:p text:style-name="P216">海洋、其<text:span text:style-name="T41">他&lt;?</text:span><text:span text:style-name="T65">2&gt;</text:span><text:span text:style-name="T135">船</text:span> 有機率認定，該船 成神、虛無化。</text:p>
                                            </text:list-item>
                                            <text:list-item>
                                              <text:p text:style-name="P217"><text:span text:style-name="T64">相對於 &lt;?</text:span><text:span text:style-name="T66">2&gt;船</text:span><text:span text:style-name="T64">，&lt;?3&gt;船</text:span><text:span text:style-name="T134"> 更不容易受到</text:span><text:span text:style-name="T64"> &lt;?2&gt;海洋</text:span><text:span text:style-name="T134"> 影響。</text:span></text:p>
                                            </text:list-item>
                                            <text:list-item>
                                              <text:p text:style-name="P218"><text:span text:style-name="T64">&lt;?3&gt;船</text:span><text:span text:style-name="T134"> 有機率受到</text:span><text:span text:style-name="T64"> &lt;?</text:span><text:span text:style-name="T67">3</text:span><text:span text:style-name="T64">&gt;海洋</text:span><text:span text:style-name="T134"> 影響。</text:span></text:p>
                                            </text:list-item>
                                            <text:list-item>
                                              <text:p text:style-name="P218"><text:span text:style-name="T41">&lt;?</text:span><text:span text:style-name="T68">2&gt;海</text:span><text:span text:style-name="T136">洋 狂風暴</text:span><text:span text:style-name="T68">雨，&lt;?3&gt;海</text:span><text:span text:style-name="T136">洋 不一定 狂風暴雨。</text:span></text:p>
                                            </text:list-item>
                                            <text:list-item>
                                              <text:p text:style-name="P219">明顯例子，進入 下一個 遊戲關卡、遊戲地圖、遊戲副本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6">存在 越小 <text:span text:style-name="T171">↔</text:span><text:span text:style-name="T132"> 某一特定個體 </text:span>越反孕育，越無邊界化 意識層。</text:p>
                                  <text:list>
                                    <text:list-item>
                                      <text:p text:style-name="P216">該個體 受到 環境的 影響、擾動、干擾 越明顯。</text:p>
                                      <text:list>
                                        <text:list-item>
                                          <text:p text:style-name="P216">環境 是 該個體 沉浸、生存、生活 的 環境、記憶、非監督式學習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6">環境 越優良，該個體 越容易 心靈平靜、良善、德。</text:p>
                                    </text:list-item>
                                    <text:list-item>
                                      <text:p text:style-name="P220">該個體 越 心靈平靜、良善、德，環境 有機率 越優良。</text:p>
                                    </text:list-item>
                                    <text:list-item>
                                      <text:p text:style-name="P220">該個體 有機率遠離 缺德、無德、反德 的 環境。</text:p>
                                    </text:list-item>
                                    <text:list-item>
                                      <text:p text:style-name="P221">該個體 有機率無法遠離 缺德、無德、反德 的 環境。</text:p>
                                      <text:list>
                                        <text:list-item>
                                          <text:p text:style-name="P221">明顯例子，經濟因素、肉質層因素、意識層因素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6">德 的 個體，自然而然、理所當然 趨近、接近、聚集，德 的 環境。</text:p>
                                    </text:list-item>
                                    <text:list-item>
                                      <text:p text:style-name="P216">德 的 環境，自然而然、理所當然 引導、吸引、蘊含，德 的 個體。</text:p>
                                    </text:list-item>
                                    <text:list-item>
                                      <text:p text:style-name="P216">德 的 個體、環境，自然而然、理所當然 提升、昇華 德、現狀、層級。</text:p>
                                    </text:list-item>
                                    <text:list-item>
                                      <text:p text:style-name="P216">德 的 個體、環境，自然而然、理所當然 共生、雙贏、一同成長。</text:p>
                                    </text:list-item>
                                    <text:list-item>
                                      <text:p text:style-name="P222">德 的 個體之間，自然而然、理所當然 共生、雙贏、一同成長。</text:p>
                                    </text:list-item>
                                  </text:list>
                                </text:list-item>
                                <text:list-item>
                                  <text:p text:style-name="P365">（明顯例子 <text:span text:style-name="T127">能量、</text:span><text:span text:style-name="T89">儲量 (第3本)</text:span> 文件的 <text:span text:style-name="T127">量子力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反孕育 是 無邊界化、心靈平靜。</text:p>
                          <text:list>
                            <text:list-item>
                              <text:p text:style-name="P39">心靈 越不平靜，意識層 越 邊界化、激化、固化<text:span text:style-name="T41">、&lt;?</text:span><text:span text:style-name="T57">a-1&gt;</text:span><text:span text:style-name="T131">化、存在化</text:span>。</text:p>
                              <text:list>
                                <text:list-item>
                                  <text:p text:style-name="P325">激化 的 明顯例子，風暴襲擊的 海洋。</text:p>
                                </text:list-item>
                                <text:list-item>
                                  <text:p text:style-name="P40"><text:span text:style-name="T41">固化 是 溶出</text:span><text:span text:style-name="T60">。</text:span></text:p>
                                  <text:list>
                                    <text:list-item>
                                      <text:p text:style-name="P329">明顯例子，過飽和鹽水。</text:p>
                                      <text:list>
                                        <text:list-item>
                                          <text:p text:style-name="P329">水 越少，溶出 機率越高。</text:p>
                                        </text:list-item>
                                        <text:list-item>
                                          <text:p text:style-name="P329">鹽 越多，溶出 機率越高。</text:p>
                                        </text:list-item>
                                        <text:list-item>
                                          <text:p text:style-name="P223"><text:span text:style-name="T60">鹽水 </text:span><text:span text:style-name="T172">↔</text:span><text:span text:style-name="T61"> 修煉。</text:span></text:p>
                                          <text:list>
                                            <text:list-item>
                                              <text:p text:style-name="P331">鹽 <text:span text:style-name="T168">↔</text:span> 環境的 擾動。</text:p>
                                            </text:list-item>
                                            <text:list-item>
                                              <text:p text:style-name="P223"><text:span text:style-name="T60">水 </text:span><text:span text:style-name="T172">↔</text:span><text:span text:style-name="T61"> 該個體的 情緒狀態、心境、修煉程度。</text:span></text:p>
                                            </text:list-item>
                                            <text:list-item>
                                              <text:p text:style-name="P223"><text:span text:style-name="T61">含鹽的水 </text:span><text:span text:style-name="T173">↔</text:span><text:span text:style-name="T63"> 該個體的 情緒 遭到 擾動。</text:span></text:p>
                                            </text:list-item>
                                            <text:list-item>
                                              <text:p text:style-name="P331">水 是 液體。</text:p>
                                            </text:list-item>
                                            <text:list-item>
                                              <text:p text:style-name="P223"><text:span text:style-name="T61">液體的 溶鹽特性 </text:span><text:span text:style-name="T174">↔</text:span><text:span text:style-name="T62"> 該個體的 修煉層級。</text:span></text:p>
                                            </text:list-item>
                                            <text:list-item>
                                              <text:p text:style-name="P332">不同的 液體，有 不同的 溶鹽特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2">不出現 過飽和 現象。</text:p>
                                      <text:list>
                                        <text:list-item>
                                          <text:p text:style-name="P333">第一種方法，提升水量、昇華溶鹽特性。</text:p>
                                        </text:list-item>
                                        <text:list-item>
                                          <text:p text:style-name="P332">第二種方法，分解 鹽，降低 含鹽量。</text:p>
                                          <text:list>
                                            <text:list-item>
                                              <text:p text:style-name="P332">假定，水 能夠 分解 鹽，變成 其他物質。</text:p>
                                            </text:list-item>
                                            <text:list-item>
                                              <text:p text:style-name="P332">假定，分解速率 高於 灑鹽速率。</text:p>
                                            </text:list-item>
                                            <text:list-item>
                                              <text:p text:style-name="P334">該水 不會出現 過飽和 現象。</text:p>
                                            </text:list-item>
                                            <text:list-item>
                                              <text:p text:style-name="P334">假定，分解速率 低於 灑鹽速率。</text:p>
                                            </text:list-item>
                                            <text:list-item>
                                              <text:p text:style-name="P334">該水 有機率出現 過飽和 現象。</text:p>
                                            </text:list-item>
                                            <text:list-item>
                                              <text:p text:style-name="P334">分解 是 無意識、潛意識、主意識 分解。</text:p>
                                            </text:list-item>
                                            <text:list-item>
                                              <text:p text:style-name="P334">主意識分解 有機率浪費 資源、精力、專注力、時間、心靈平靜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2">第三種方法，遠離撒鹽的環境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<text:span text:style-name="T41">&lt;?a</text:span><text:span text:style-name="T58">-</text:span><text:span text:style-name="T41">1&gt;</text:span>化 的 明顯例子，意識層級 從 第一層級意識 到 第零層級意識。</text:p>
                                  <text:list>
                                    <text:list-item>
                                      <text:p text:style-name="P39">現實沉浸感 越明顯。</text:p>
                                      <text:list>
                                        <text:list-item>
                                          <text:p text:style-name="P39">現實沉浸感 越明顯，邊界化 越明顯。</text:p>
                                        </text:list-item>
                                        <text:list-item>
                                          <text:p text:style-name="P39">越受到俗事 打擾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越為了俗事 煩惱。</text:p>
                                </text:list-item>
                              </text:list>
                            </text:list-item>
                            <text:list-item>
                              <text:p text:style-name="P38">心靈 越平靜，意識層 越 無邊界化、柔化、溶化<text:span text:style-name="T41">、&lt;?a+1&gt;</text:span>化、虛無化。</text:p>
                              <text:list>
                                <text:list-item>
                                  <text:p text:style-name="P326">柔化 的 明顯例子，風和日麗的 海洋。</text:p>
                                </text:list-item>
                                <text:list-item>
                                  <text:p text:style-name="P330">溶化 是 溶入。</text:p>
                                  <text:list>
                                    <text:list-item>
                                      <text:p text:style-name="P330">明顯例子，未飽和鹽水。</text:p>
                                      <text:list>
                                        <text:list-item>
                                          <text:p text:style-name="P330">水 越多，溶入 機率越高。</text:p>
                                        </text:list-item>
                                        <text:list-item>
                                          <text:p text:style-name="P330">鹽 越少，溶入 機率 越高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<text:span text:style-name="T41">&lt;?a+1&gt;</text:span>化 的 明顯例子，意識層級 從 第零層級意識 到 第一層級意識。</text:p>
                                  <text:list>
                                    <text:list-item>
                                      <text:p text:style-name="P41">意識溶入感 越高。</text:p>
                                      <text:list>
                                        <text:list-item>
                                          <text:p text:style-name="P42">意識溶入感 越高，無邊界化 越明顯。</text:p>
                                        </text:list-item>
                                        <text:list-item>
                                          <text:p text:style-name="P43">越不受到俗事 打擾。</text:p>
                                        </text:list-item>
                                        <text:list-item>
                                          <text:p text:style-name="P43">越不為了俗事 煩惱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">環境影響 是 修煉個體的 周遭環境的 影響。</text:p>
                          <text:list>
                            <text:list-item>
                              <text:p text:style-name="P38">周遭環境 的 明顯例子，家庭、伴侶、鄰居、朋友、電視、網路、街道、鄰國。</text:p>
                            </text:list-item>
                            <text:list-item>
                              <text:p text:style-name="P38">影響 是 肉質層影響、意識層影響。</text:p>
                            </text:list-item>
                          </text:list>
                        </text:list-item>
                        <text:list-item>
                          <text:p text:style-name="P38">環境影響 越癌化，反孕育 越困難。</text:p>
                          <text:list>
                            <text:list-item>
                              <text:p text:style-name="P38">環境影響 越癌化，修煉個體蘊含負面情緒的機率 越高，情緒 越 激化、存在化。</text:p>
                            </text:list-item>
                            <text:list-item>
                              <text:p text:style-name="P38">遠離 該環境。</text:p>
                              <text:list>
                                <text:list-item>
                                  <text:p text:style-name="P38">明顯例子，物質文明。</text:p>
                                </text:list-item>
                              </text:list>
                            </text:list-item>
                            <text:list-item>
                              <text:p text:style-name="P38">明顯例子，出家、離家修煉、獨自閉關 修煉。</text:p>
                            </text:list-item>
                          </text:list>
                        </text:list-item>
                        <text:list-item>
                          <text:p text:style-name="P44">環境影響 越優良，反孕育 越容易。</text:p>
                          <text:list>
                            <text:list-item>
                              <text:p text:style-name="P44">環境影響 越優良，修煉個體蘊含心靈平靜的機率 越高，情緒 越 柔化、虛無化。</text:p>
                            </text:list-item>
                            <text:list-item>
                              <text:p text:style-name="P38">接近 該環境。</text:p>
                              <text:list>
                                <text:list-item>
                                  <text:p text:style-name="P38">明顯例子，精神文明、複合型文明。</text:p>
                                  <text:list>
                                    <text:list-item>
                                      <text:p text:style-name="P38">複合型文明 是 物質文明、精神文明 的 複合型文明。</text:p>
                                      <text:list>
                                        <text:list-item>
                                          <text:p text:style-name="P38"><text:span text:style-name="T41">複合型文明 =（</text:span><text:span text:style-name="T59">x%</text:span><text:span text:style-name="T41">）物質文明 +（</text:span><text:span text:style-name="T59">100% - x%</text:span><text:span text:style-name="T41">）</text:span>精神文明。</text:p>
                                          <text:list>
                                            <text:list-item>
                                              <text:p text:style-name="P224"><text:span text:style-name="T31">100% &gt;= x% &gt;=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4">物質文明 越高，道 越高。</text:p>
                                          <text:list>
                                            <text:list-item>
                                              <text:p text:style-name="P224">道 是 第零層級法則的 道。</text:p>
                                            </text:list-item>
                                            <text:list-item>
                                              <text:p text:style-name="P224">道 是 所有層級法則的 道的 通用型、特化型 應用、新知生活化。</text:p>
                                            </text:list-item>
                                            <text:list-item>
                                              <text:p text:style-name="P224">道 是 使用 已知的 道，設計、製造、使用 日常用品、修煉用品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4">精神文明 越高，德 越高。</text:p>
                                          <text:list>
                                            <text:list-item>
                                              <text:p text:style-name="P224">德 是 文明三要素的 德。</text:p>
                                            </text:list-item>
                                            <text:list-item>
                                              <text:p text:style-name="P224">發展 精神文明，有機率獲得 副產品。</text:p>
                                            </text:list-item>
                                            <text:list-item>
                                              <text:p text:style-name="P224">副產品 是 第一層級法則（以上）的 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明顯例子，定居、在家修煉、團隊合作 修煉。</text:p>
                            </text:list-item>
                          </text:list>
                        </text:list-item>
                        <text:list-item>
                          <text:p text:style-name="P38">假定，某一特定環境。</text:p>
                          <text:list>
                            <text:list-item>
                              <text:p text:style-name="P38">假定，某一特定環境 有 德，定居。</text:p>
                              <text:list>
                                <text:list-item>
                                  <text:p text:style-name="P38">該個體、其他個體 一起修煉、團隊合作。</text:p>
                                </text:list-item>
                              </text:list>
                            </text:list-item>
                            <text:list-item>
                              <text:p text:style-name="P38">假定，某一特定環境 缺德、無德、反德，遠離。</text:p>
                              <text:list>
                                <text:list-item>
                                  <text:p text:style-name="P45">該個體 到 修煉場所，定居。</text:p>
                                  <text:list>
                                    <text:list-item>
                                      <text:p text:style-name="P45">跟 志同道合的 其他修煉個體 一起修煉、團隊合作。</text:p>
                                    </text:list-item>
                                    <text:list-item>
                                      <text:p text:style-name="P38">修煉場所 的 明顯例子，道場、寺廟、某一特定聚落。</text:p>
                                    </text:list-item>
                                    <text:list-item>
                                      <text:p text:style-name="P38">該個體、其他修煉個體 自給自足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假定，修煉場所 缺德、無德、反德，遠離。</text:p>
                              <text:list>
                                <text:list-item>
                                  <text:p text:style-name="P38">該個體 歸隱山林、自給自足，定居。</text:p>
                                </text:list-item>
                                <text:list-item>
                                  <text:p text:style-name="P358">該個體 自然而然、理所當然 心靈平靜。</text:p>
                                </text:list-item>
                                <text:list-item>
                                  <text:p text:style-name="P358">該個體 自然而然、理所當然 不會浪費 資源、能量、專注力。</text:p>
                                  <text:list>
                                    <text:list-item>
                                      <text:p text:style-name="P358">該個體 不會浪費 資源 在 防止自己 缺德、無德、反德。</text:p>
                                    </text:list-item>
                                    <text:list-item>
                                      <text:p text:style-name="P358">該個體 自然而然、理所當然 提升、昇華 德。</text:p>
                                      <text:list>
                                        <text:list-item>
                                          <text:p text:style-name="P38"><text:span text:style-name="T137">提升、</text:span><text:span text:style-name="T90">昇華 德，閉門造車 </text:span><text:span text:style-name="T91">極端</text:span><text:span text:style-name="T90">慢於 團隊合作。</text:span></text:p>
                                        </text:list-item>
                                        <text:list-item>
                                          <text:p text:style-name="P358">假定，周遭 是 癌化環境、癌細胞個體。</text:p>
                                          <text:list>
                                            <text:list-item>
                                              <text:p text:style-name="P358">癌化環境 是 弱肉強食、惡性競爭、獨贏。</text:p>
                                            </text:list-item>
                                            <text:list-item>
                                              <text:p text:style-name="P358">明顯例子，在電影院旁邊開電影院。</text:p>
                                            </text:list-item>
                                            <text:list-item>
                                              <text:p text:style-name="P359">癌化環境，閉門造車 是 必要之惡。</text:p>
                                            </text:list-item>
                                            <text:list-item>
                                              <text:p text:style-name="P359">癌化環境，團隊合作 是 有機率被癌化、弱肉強食、浪費資源。</text:p>
                                            </text:list-item>
                                            <text:list-item>
                                              <text:p text:style-name="P358">明顯例子，分開 釣魚 的人數 越多，能夠釣到的魚 越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8">假定，周遭 是 優良環境、正常細胞個體。</text:p>
                                          <text:list>
                                            <text:list-item>
                                              <text:p text:style-name="P360">優良環境 是 百家爭鳴、<text:span text:style-name="T120">公開分享</text:span>、雙贏。</text:p>
                                            </text:list-item>
                                            <text:list-item>
                                              <text:p text:style-name="P358">明顯例子，在電影院旁邊開花店。</text:p>
                                            </text:list-item>
                                            <text:list-item>
                                              <text:p text:style-name="P358">優良環境，閉門造車 是 缺德、無德、反德。</text:p>
                                            </text:list-item>
                                            <text:list-item>
                                              <text:p text:style-name="P359">優良環境，團隊合作 是 德、共生、善用資源、更快提升和昇華。</text:p>
                                            </text:list-item>
                                            <text:list-item>
                                              <text:p text:style-name="P358">明顯例子，一起 拉魚竿 的人數 越多，能夠釣到的魚 越大。</text:p>
                                            </text:list-item>
                                            <text:list-item>
                                              <text:p text:style-name="P358">假定，魚竿 堅不可摧。</text:p>
                                            </text:list-item>
                                            <text:list-item>
                                              <text:p text:style-name="P358">團隊合作 不是 閉門造車。</text:p>
                                            </text:list-item>
                                            <text:list-item>
                                              <text:p text:style-name="P361">團隊合作 不是 一家獨大。</text:p>
                                            </text:list-item>
                                            <text:list-item>
                                              <text:p text:style-name="P361">團隊合作 是 百家爭鳴。</text:p>
                                            </text:list-item>
                                            <text:list-item>
                                              <text:p text:style-name="P46"><text:span text:style-name="T90">團隊合作 是 發散（多家爭鳴）</text:span><text:span text:style-name="T175">↔</text:span><text:span text:style-name="T92"> 保持 </text:span><text:span text:style-name="T175">↔</text:span><text:span text:style-name="T92"> 收斂（少家爭鳴）。</text:span></text:p>
                                            </text:list-item>
                                            <text:list-item>
                                              <text:p text:style-name="P297">團隊合作 是 動態、感測、交互作用。</text:p>
                                            </text:list-item>
                                            <text:list-item>
                                              <text:p text:style-name="P297">團隊合作 是 水 聚集成 溪河、湖泊、海洋、雲朵、浮冰。</text:p>
                                            </text:list-item>
                                            <text:list-item>
                                              <text:p text:style-name="P297">團隊合作 共識、共鳴、共振，提升 個體、群體、文明 的 德。</text:p>
                                            </text:list-item>
                                            <text:list-item>
                                              <text:p text:style-name="P298">團隊合作 共識、共鳴、共振，昇華 個體、群體、文明 的 德。</text:p>
                                            </text:list-item>
                                            <text:list-item>
                                              <text:p text:style-name="P299">明顯例子，許多魚竿、許多人一起拉同一根魚竿。</text:p>
                                            </text:list-item>
                                            <text:list-item>
                                              <text:p text:style-name="P299">明顯例子，許多人 一起 設計、製造、使用、提升、昇華 魚竿。</text:p>
                                            </text:list-item>
                                            <text:list-item>
                                              <text:p text:style-name="P299">明顯例子，不同釣魚社團的 人，互相 交流 釣魚 方法，雙贏。</text:p>
                                            </text:list-item>
                                            <text:list-item>
                                              <text:p text:style-name="P299">釣魚 是為了 餵飽肚子。</text:p>
                                            </text:list-item>
                                            <text:list-item>
                                              <text:p text:style-name="P300">為了 釣魚 而 釣魚，只會 失去初心、迷失目標、隨意傷害。</text:p>
                                            </text:list-item>
                                            <text:list-item>
                                              <text:p text:style-name="P300">隨意傷害、無謂殺生、隨地放生 是 缺德、無德、反德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本書 不是 建議 修煉個體 自行修煉、獨自修煉、孤軍奮戰。</text:p>
                  <text:list>
                    <text:list-item>
                      <text:p text:style-name="P47">原因很明顯，修煉者 有機率 鑽牛角尖、故步自封、閉門造車、走火入魔、機密不外傳。</text:p>
                    </text:list-item>
                    <text:list-item>
                      <text:p text:style-name="P48">尤其是 入門修煉個體、資淺修煉個體、資深修煉個體。</text:p>
                      <text:list>
                        <text:list-item>
                          <text:p text:style-name="P48">原因很明顯，入門修煉個體 入門都有問題，但是 只要 其他修煉個體 教一下 就懂。</text:p>
                        </text:list-item>
                        <text:list-item>
                          <text:p text:style-name="P49">原因很明顯，資淺修煉個體 極端容易 認定自己什麼都懂，修煉有出現錯誤也不知。</text:p>
                          <text:list>
                            <text:list-item>
                              <text:p text:style-name="P49">達克效應。</text:p>
                            </text:list-item>
                          </text:list>
                        </text:list-item>
                        <text:list-item>
                          <text:p text:style-name="P50">原因很明顯，資深修煉個體 極端容易 認定自己什麼都懂，修煉有出現錯誤也不知。</text:p>
                          <text:list>
                            <text:list-item>
                              <text:p text:style-name="P50">莫非定律、經驗法則。</text:p>
                            </text:list-item>
                            <text:list-item>
                              <text:p text:style-name="P51">明顯例子 是 人類 的 化學工廠，死亡事故發生率最高 是 新進員工、資深員工。</text:p>
                              <text:list>
                                <text:list-item>
                                  <text:p text:style-name="P51">原因很明顯，新進員工 不熟悉 工作環境，看到危險，卻沒有認知到是危險。</text:p>
                                  <text:list>
                                    <text:list-item>
                                      <text:p text:style-name="P52">明顯例子 是 新進員工 走在 工作環境裡面的 橋梁設施，認定前面有路。</text:p>
                                      <text:list>
                                        <text:list-item>
                                          <text:p text:style-name="P52">一路往前走，結果 掉進 化學池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原因很明顯，資深員工 自認熟悉 工作環境，閉著眼睛 都會，實際環境有變。</text:p>
                                  <text:list>
                                    <text:list-item>
                                      <text:p text:style-name="P54">明顯例子 是 資深員工 根據<text:span text:style-name="T45">10000年的</text:span><text:span text:style-name="T121">工作</text:span>經驗 認定 橋梁 沒有問題。</text:p>
                                      <text:list>
                                        <text:list-item>
                                          <text:p text:style-name="P55">原因很明顯，資深員工 走這條橋的經驗 有<text:span text:style-name="T45">10000年，從來沒有變過。</text:span></text:p>
                                        </text:list-item>
                                        <text:list-item>
                                          <text:p text:style-name="P56">但是 橋梁老舊，橋梁 已經 部分生鏽。</text:p>
                                        </text:list-item>
                                        <text:list-item>
                                          <text:p text:style-name="P57">資深員工 看到生鏽，但是 不以為意。</text:p>
                                          <text:list>
                                            <text:list-item>
                                              <text:p text:style-name="P58">原因很明顯，資深員工在<text:span text:style-name="T46">100年前 </text:span><text:span text:style-name="T122">就有看到，每次踩過都沒問題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">結果這次 資深員工 踩破 生鏽橋面，掉進 化學池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明顯例子 是 人類 的 現代化學。</text:p>
                      <text:list>
                        <text:list-item>
                          <text:p text:style-name="P59">人類個體 在 家裡 自行修煉、獨自修煉、孤軍奮戰 做 化學實驗，極端危險。</text:p>
                          <text:list>
                            <text:list-item>
                              <text:p text:style-name="P60">明顯例子 是 極端容易 抽蓄、昏厥、缺氧、中毒、自焚、爆炸、失明、死亡。</text:p>
                            </text:list-item>
                          </text:list>
                        </text:list-item>
                        <text:list-item>
                          <text:p text:style-name="P61">人類個體 在 家裡 極端注意安全措施、團隊合作 做 化學實驗，相對 稍微安全。</text:p>
                        </text:list-item>
                      </text:list>
                    </text:list-item>
                  </text:list>
                </text:list-item>
                <text:list-item>
                  <text:p text:style-name="P62">本書 是 建議 修煉個體，不要 浪費 時間、資源 往返 家裡、修煉場所。</text:p>
                  <text:list>
                    <text:list-item>
                      <text:p text:style-name="P63">傳承工具 足夠發達 的 傳承者，已經 能夠 在家裡 修煉，不用 舟車勞頓 跑現場。</text:p>
                      <text:list>
                        <text:list-item>
                          <text:p text:style-name="P64">明顯例子 是 人類 的 網路課程、開放式課程、聊天軟體、多人視訊、視訊會議。</text:p>
                        </text:list-item>
                      </text:list>
                    </text:list-item>
                    <text:list-item>
                      <text:p text:style-name="P65">修煉 不是 單打獨鬥。</text:p>
                    </text:list-item>
                    <text:list-item>
                      <text:p text:style-name="P65">修煉 是 團隊活動。</text:p>
                    </text:list-item>
                    <text:list-item>
                      <text:p text:style-name="P66">個體 透過 傳承工具，團隊合作、互相交流、互相學習、公開分享 修煉，效率 更高。</text:p>
                      <text:list>
                        <text:list-item>
                          <text:p text:style-name="P67">公開分享 的 明顯例子<text:span text:style-name="T155">，開放式課程。</text:span></text:p>
                        </text:list-item>
                        <text:list-item>
                          <text:p text:style-name="P67">公開分享 的 明顯例子<text:span text:style-name="T155">，釋迦摩尼 把 花 展示給 僧團 看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">本書 是 建議 修煉個體，不要 為了修煉，遠離 家人。</text:p>
                  <text:list>
                    <text:list-item>
                      <text:p text:style-name="P62">修煉個體、家人 的 壽命 有限。</text:p>
                    </text:list-item>
                    <text:list-item>
                      <text:p text:style-name="P62">修煉個體、家人 的 緣分 有限。</text:p>
                    </text:list-item>
                    <text:list-item>
                      <text:p text:style-name="P68">修煉個體 不需要 特地 非週期性、週期性、長期、永遠 居住 在 修煉場所，進行修煉。</text:p>
                    </text:list-item>
                    <text:list-item>
                      <text:p text:style-name="P69">修煉個體 只需要 關上門，進行 閉關，就能 專心修煉，不需要 浪費時間 離家修煉。</text:p>
                    </text:list-item>
                    <text:list-item>
                      <text:p text:style-name="P70">修煉個體 只需要 打開門，就能跟 家人 交流、聚餐、出遊，享受天倫之樂，放鬆身心。</text:p>
                    </text:list-item>
                    <text:list-item>
                      <text:p text:style-name="P71">修煉個體 不是 修煉生活 埋頭苦幹、敵視他人、為了忍耐而忍耐。</text:p>
                      <text:list>
                        <text:list-item>
                          <text:p text:style-name="P72">修煉個體 修煉生活 埋頭苦幹，只會 疏忽 日常生活、自然美景、親朋好友貴人。</text:p>
                        </text:list-item>
                        <text:list-item>
                          <text:p text:style-name="P73">修煉個體 有機率 發現，親朋好友貴人 早已離開，因此 加強 鑽牛角尖、走火入魔。</text:p>
                        </text:list-item>
                        <text:list-item>
                          <text:p text:style-name="P73">明顯例子，苦行非道。</text:p>
                          <text:list>
                            <text:list-item>
                              <text:p text:style-name="P73">明顯例子。</text:p>
                              <text:list>
                                <text:list-item>
                                  <text:p text:style-name="P73">（對於 某一特定個體 來說，某一特定修煉）過於安樂 <text:span text:style-name="T176">↔</text:span><text:span text:style-name="T142"> 把球</text:span><text:span text:style-name="T81">放在U型</text:span><text:span text:style-name="T142">結構。</text:span></text:p>
                                  <text:list>
                                    <text:list-item>
                                      <text:p text:style-name="P73">球的 安定性極高、自由度極低。</text:p>
                                      <text:list>
                                        <text:list-item>
                                          <text:p text:style-name="P74">該球 極端容易 穩態、穩定。<text:span text:style-name="T9">（</text:span><text:span text:style-name="T10">該個體 極端容易 安於現狀、不再修煉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5">（對於 某一特定個體 來說，某一特定修煉）過於苦行 <text:span text:style-name="T176">↔</text:span><text:span text:style-name="T142"> 把球</text:span><text:span text:style-name="T81">放在</text:span><text:span text:style-name="T143">∩</text:span><text:span text:style-name="T81">型</text:span><text:span text:style-name="T142">結構。</text:span></text:p>
                                  <text:list>
                                    <text:list-item>
                                      <text:p text:style-name="P75">球的 安定性極低、自由度極低。<text:span text:style-name="T1">（</text:span><text:span text:style-name="T4">假定，該個體 沒有 被虐癖</text:span><text:span text:style-name="T1">）</text:span></text:p>
                                      <text:list>
                                        <text:list-item>
                                          <text:p text:style-name="P75">該球 極端容易 暫態、墜落。<text:span text:style-name="T9">（</text:span><text:span text:style-name="T10">該個體 極端容易 走錯路、走火入魔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5">（對於 某一特定個體 來說，某一特定修煉）剛好適當 <text:span text:style-name="T176">↔</text:span><text:span text:style-name="T142"> 把球</text:span><text:span text:style-name="T81">放在</text:span><text:span text:style-name="T143">一</text:span><text:span text:style-name="T81">型</text:span><text:span text:style-name="T142">結構。</text:span></text:p>
                                  <text:list>
                                    <text:list-item>
                                      <text:p text:style-name="P76">球的 安定性極高、自由度極高。</text:p>
                                      <text:list>
                                        <text:list-item>
                                          <text:p text:style-name="P76">該球 極端容易 穩態、暫態。</text:p>
                                          <text:list>
                                            <text:list-item>
                                              <text:p text:style-name="P77">該結構的 摩擦力 越低，該球的 動者恆動的 現象 越明顯。</text:p>
                                            </text:list-item>
                                            <text:list-item>
                                              <text:p text:style-name="P78">該結構的 摩擦力 越低，該球的 靜者恆靜的 現象 越明顯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修煉 不是 過於苦行、過於安樂。</text:p>
                                        </text:list-item>
                                        <text:list-item>
                                          <text:p text:style-name="P80">修煉 是 有苦有樂。<text:span text:style-name="T18">（學中做、做中學、向上螺旋）（苦、樂 </text:span><text:span text:style-name="T27">↔</text:span><text:span text:style-name="T19"> 該球 遭遇到 粗糙地面、光滑地面</text:span><text:span text:style-name="T18">）</text:span></text:p>
                                          <text:list>
                                            <text:list-item>
                                              <text:p text:style-name="P76">明顯例子，料理就是要開開心心的做（不當哥哥了）<text:span text:style-name="T142">。</text:span><text:span text:style-name="T20">（料理 </text:span><text:span text:style-name="T28">↔</text:span><text:span text:style-name="T20"> 修煉）</text:span></text:p>
                                            </text:list-item>
                                            <text:list-item>
                                              <text:p text:style-name="P81">明顯例子，料理，苦、樂 <text:span text:style-name="T177">↔</text:span><text:span text:style-name="T150"> 燒焦料理、美味食物</text:span>。<text:span text:style-name="T14">（修煉 </text:span><text:span text:style-name="T29">↔</text:span><text:span text:style-name="T15"> 料理</text:span><text:span text:style-name="T14">）</text:span></text:p>
                                            </text:list-item>
                                            <text:list-item>
                                              <text:p text:style-name="P82">假定，某一特定個體 做出 <text:span text:style-name="T150">燒焦</text:span>料理，該個體 有機率試著 改進。</text:p>
                                            </text:list-item>
                                            <text:list-item>
                                              <text:p text:style-name="P81">假定，某一特定個體 做出 美味料理，該個體 有機率試著 重現。</text:p>
                                            </text:list-item>
                                            <text:list-item>
                                              <text:p text:style-name="P83">假定，某一特定個體 做出 美味料理，該個體 有機率試著 更美味。</text:p>
                                            </text:list-item>
                                            <text:list-item>
                                              <text:p text:style-name="P84">該個體 有機率 提升、昇華 料理的 經驗、技術、好奇心。</text:p>
                                            </text:list-item>
                                            <text:list-item>
                                              <text:p text:style-name="P85">該個體 有機率分享 料理的 經驗、技術、好奇心。<text:span text:style-name="T11">（明顯例子，團隊合作、互相交流、互相學習）</text:span></text:p>
                                            </text:list-item>
                                            <text:list-item>
                                              <text:p text:style-name="P86">不論，該個體 做出 美味料理、<text:span text:style-name="T150">燒焦</text:span>料理，該個體 都是在 修煉。</text:p>
                                            </text:list-item>
                                            <text:list-item>
                                              <text:p text:style-name="P86">該個體 有機率 自然而然、理所當然 把 料理食物 融入 下午茶。</text:p>
                                            </text:list-item>
                                            <text:list-item>
                                              <text:p text:style-name="P87">該個體 有機率 自然而然、理所當然 把 修煉生活 融入 日常生活。</text:p>
                                            </text:list-item>
                                            <text:list-item>
                                              <text:p text:style-name="P88">修煉、修煉生活 不是 手段、方式。<text:span text:style-name="T25">（明顯例子，料理、修煉 不是 賺錢、獲取讚嘆 的 手段）</text:span></text:p>
                                            </text:list-item>
                                            <text:list-item>
                                              <text:p text:style-name="P89">修煉、修煉生活（本身）是 目標。<text:span text:style-name="T22">（明顯例子，料理、修煉 是（提升、昇華）料理、修煉（本身）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5">假定，該個體 認定 該修煉 過於苦行、過於安樂。<text:span text:style-name="T16">、過於痛苦、過於安逸</text:span></text:p>
                                          <text:list>
                                            <text:list-item>
                                              <text:p text:style-name="P226">該個體 有機率 檢視、優化、修改、放棄、改變 修煉。<text:span text:style-name="T9">、修煉生活</text:span></text:p>
                                            </text:list-item>
                                            <text:list-item>
                                              <text:p text:style-name="P227">明顯例子，某一特定個體 在 乾燥炎熱的環境 修煉，假定，該個體 認定 過於苦行，則 該個體 有機率在 旁邊、附近 放置 一盆冷水，提高 濕度、涼感度，在 該個體 感知到、感受到 太過炎熱的時候 也能夠用來 潑臉、洗手、擦腿 降溫、降低體感溫度。</text:p>
                                            </text:list-item>
                                            <text:list-item>
                                              <text:p text:style-name="P227">明顯例子，佛陀 放棄 苦行型修煉，佛陀 進行 佛家型修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9">明顯例子，<text:span text:style-name="T152">該個體 </text:span>料理食物、修煉生活。<text:span text:style-name="T22">（其他個體的 歡笑、回憶 是 料理、修煉（本身）的 附加價值）</text:span></text:p>
                                          <text:list>
                                            <text:list-item>
                                              <text:p text:style-name="P90"><text:span text:style-name="T152">該個體 有機率認定 在 沙漠、沙地 </text:span>料理食物 <text:span text:style-name="T152">過於苦行。</text:span></text:p>
                                            </text:list-item>
                                            <text:list-item>
                                              <text:p text:style-name="P90"><text:span text:style-name="T152">該個體 有機率離開 沙漠、沙地，進入 綠洲、河邊 </text:span>料理食物<text:span text:style-name="T152">。</text:span></text:p>
                                            </text:list-item>
                                            <text:list-item>
                                              <text:p text:style-name="P91">該個體 提升、昇華 修煉環境、修煉生活。</text:p>
                                            </text:list-item>
                                            <text:list-item>
                                              <text:p text:style-name="P92">該個體的 修煉 不是為了 提升、昇華 耐熱性。</text:p>
                                            </text:list-item>
                                            <text:list-item>
                                              <text:p text:style-name="P92">該個體的 修煉 是為了 提升、昇華 料理的 經驗、技術、好奇心。</text:p>
                                            </text:list-item>
                                            <text:list-item>
                                              <text:p text:style-name="P92">環境、生活 是（能夠 變更、優化 的）方式。<text:span text:style-name="T21">（明顯例子，走路、開車、搭船）</text:span></text:p>
                                            </text:list-item>
                                            <text:list-item>
                                              <text:p text:style-name="P93">料理、修煉 是（能夠 鎖定、錨點 的）目標。<text:span text:style-name="T22">（明顯例子，（走路）到達 溫暖舒適的環境）</text:span></text:p>
                                            </text:list-item>
                                            <text:list-item>
                                              <text:p text:style-name="P94">錨點 是 固定不動、當作參照物的個體、參考坐標系的原點。</text:p>
                                            </text:list-item>
                                            <text:list-item>
                                              <text:p text:style-name="P94">錨點 的 明顯例子，（朝著）北極星（前進）。</text:p>
                                            </text:list-item>
                                            <text:list-item>
                                              <text:p text:style-name="P95">錨點 <text:span text:style-name="T178">↔</text:span>（料理的）麻婆豆腐（的 經驗、技術、好奇心）。</text:p>
                                            </text:list-item>
                                            <text:list-item>
                                              <text:p text:style-name="P96">假定，該個體 認定自己 完成 該錨點，則 該個體 有下一個錨點。</text:p>
                                            </text:list-item>
                                            <text:list-item>
                                              <text:p text:style-name="P96">（下一個）錨點 <text:span text:style-name="T178">↔</text:span>（料理的）炒飯（的 經驗、技術、好奇心）。</text:p>
                                            </text:list-item>
                                            <text:list-item>
                                              <text:p text:style-name="P96">錨點、修煉生活 永無止境、學無彼岸。</text:p>
                                            </text:list-item>
                                            <text:list-item>
                                              <text:p text:style-name="P96">明顯例子，無限音階、鋼琴樂譜。</text:p>
                                            </text:list-item>
                                            <text:list-item>
                                              <text:p text:style-name="P96">基本功、基本要點 清晰、簡單、有限。</text:p>
                                            </text:list-item>
                                            <text:list-item>
                                              <text:p text:style-name="P96">明顯例子，音階、（鋼琴）指法。</text:p>
                                            </text:list-item>
                                            <text:list-item>
                                              <text:p text:style-name="P96">學中做、做中學、有苦有樂 樂此不疲、修煉生活溶入日常生活。</text:p>
                                            </text:list-item>
                                            <text:list-item>
                                              <text:p text:style-name="P97">明顯例子，假定，某一特定個體（每天都）需要 喝水。</text:p>
                                            </text:list-item>
                                            <text:list-item>
                                              <text:p text:style-name="P97">該個體 有機率 修煉、想要找出、想要知道 喝水的 最舒服溫度。</text:p>
                                            </text:list-item>
                                            <text:list-item>
                                              <text:p text:style-name="P97">該個體 有機率 修煉出、找出、認定 <text:span text:style-name="T41">喝</text:span><text:span text:style-name="T82">c</text:span><text:span text:style-name="T153">度的水 最舒服。</text:span><text:span text:style-name="T5">c 是</text:span><text:span text:style-name="T12"> 某一特定數值範圍</text:span></text:p>
                                            </text:list-item>
                                            <text:list-item>
                                              <text:p text:style-name="P98">喝水 <text:span text:style-name="T179">↔</text:span><text:span text:style-name="T154"> 日常生活。</text:span></text:p>
                                            </text:list-item>
                                            <text:list-item>
                                              <text:p text:style-name="P99">修煉、想要找出（喝水的）某一特定存在 <text:span text:style-name="T179">↔</text:span>（喝水的）<text:span text:style-name="T154">修煉生活。</text:span></text:p>
                                            </text:list-item>
                                            <text:list-item>
                                              <text:p text:style-name="P99">修煉、想要找出（喝水的）某一特定變化 <text:span text:style-name="T179">↔</text:span>（喝水的）<text:span text:style-name="T154">修煉生活。</text:span></text:p>
                                            </text:list-item>
                                            <text:list-item>
                                              <text:p text:style-name="P100">修煉、想要找出（喝水的）投影世界觀 <text:span text:style-name="T179">↔</text:span>（喝水的）<text:span text:style-name="T154">修煉生活。</text:span></text:p>
                                            </text:list-item>
                                            <text:list-item>
                                              <text:p text:style-name="P101">修煉、想要找出（喝水的）最舒服溫度 <text:span text:style-name="T179">↔</text:span><text:span text:style-name="T154"> 修煉生活的 </text:span>錨點<text:span text:style-name="T154">。</text:span></text:p>
                                            </text:list-item>
                                            <text:list-item>
                                              <text:p text:style-name="P101">修煉、想要找出 氣溫、（喝水的）最舒服溫度 的關係 <text:span text:style-name="T179">↔</text:span><text:span text:style-name="T154"> </text:span>錨點<text:span text:style-name="T154">。</text:span></text:p>
                                            </text:list-item>
                                            <text:list-item>
                                              <text:p text:style-name="P102">修煉、想要找出 溫溼壓、（喝水的）最舒服溫度 的關係 <text:span text:style-name="T179">↔</text:span><text:span text:style-name="T154"> </text:span>錨點<text:span text:style-name="T154">。</text:span></text:p>
                                            </text:list-item>
                                            <text:list-item>
                                              <text:p text:style-name="P103">重現（其他個體 認定的）最舒服溫度 <text:span text:style-name="T179">↔</text:span><text:span text:style-name="T154"> </text:span>團隊合作、互相交流。</text:p>
                                            </text:list-item>
                                            <text:list-item>
                                              <text:p text:style-name="P103">查驗（其他個體 認定的）最舒服溫度 <text:span text:style-name="T179">↔</text:span><text:span text:style-name="T154"> </text:span>團隊合作、互相交流。</text:p>
                                            </text:list-item>
                                            <text:list-item>
                                              <text:p text:style-name="P103">學習（其他個體 認定的）最舒服溫度 <text:span text:style-name="T179">↔</text:span><text:span text:style-name="T154"> </text:span>團隊合作、互相交流。</text:p>
                                            </text:list-item>
                                            <text:list-item>
                                              <text:p text:style-name="P103"><text:span text:style-name="T93">特化成</text:span>（該個體 認定的）最舒服溫度 <text:span text:style-name="T179">↔</text:span><text:span text:style-name="T154"> </text:span>團隊合作、互相交流。</text:p>
                                            </text:list-item>
                                            <text:list-item>
                                              <text:p text:style-name="P104">每天用（喝水的）不同的溫度 喝水 <text:span text:style-name="T179">↔</text:span><text:span text:style-name="T154"> </text:span>非監督式學習。<text:span text:style-name="T11">（溫濕壓 是 氣溫、濕度、氣壓）</text:span></text:p>
                                            </text:list-item>
                                            <text:list-item>
                                              <text:p text:style-name="P104">每天用（喝水的）不同的溫度 喝水 <text:span text:style-name="T179">↔</text:span><text:span text:style-name="T154"> </text:span>修煉生活 溶入 日常生活<text:span text:style-name="T154">。</text:span></text:p>
                                            </text:list-item>
                                            <text:list-item>
                                              <text:p text:style-name="P101">每天用（喝水的）最舒服溫度 喝水 <text:span text:style-name="T179">↔</text:span><text:span text:style-name="T154"> </text:span>修煉生活 溶入 日常生活<text:span text:style-name="T154">。</text:span></text:p>
                                            </text:list-item>
                                            <text:list-item>
                                              <text:p text:style-name="P101">每天用（喝水的）最舒服溫度 喝水 <text:span text:style-name="T179">↔</text:span><text:span text:style-name="T154"> </text:span>修煉生活 <text:span text:style-name="T154">提升 </text:span>日常生活<text:span text:style-name="T154">。</text:span></text:p>
                                            </text:list-item>
                                            <text:list-item>
                                              <text:p text:style-name="P101">每天用（喝水的）最舒服溫度 喝水 <text:span text:style-name="T179">↔</text:span><text:span text:style-name="T154"> </text:span>修煉生活 昇華<text:span text:style-name="T154"> </text:span>日常生活<text:span text:style-name="T154">。</text:span></text:p>
                                            </text:list-item>
                                            <text:list-item>
                                              <text:p text:style-name="P103">公開分享（該個體 認定的）最舒服溫度 <text:span text:style-name="T179">↔</text:span><text:span text:style-name="T154"> </text:span>團隊合作、互相交流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98">每一個個體 能夠承受的、擅長的 修行 不同。</text:p>
                                          <text:list>
                                            <text:list-item>
                                              <text:p text:style-name="P98">明顯例子，每一個玻璃（製品）能夠承受的、擅長的 溫度 不同。</text:p>
                                            </text:list-item>
                                            <text:list-item>
                                              <text:p text:style-name="P105">明顯例子，玻璃（製品）師傅 經驗越豐富，越能判定 該擅長溫度。</text:p>
                                            </text:list-item>
                                            <text:list-item>
                                              <text:p text:style-name="P106">玻璃（製品）師傅 <text:span text:style-name="T180">↔</text:span><text:span text:style-name="T151">（</text:span><text:span text:style-name="T146">（指導 修煉</text:span><text:span text:style-name="T145">個體的</text:span><text:span text:style-name="T146">）</text:span><text:span text:style-name="T151">導師制的）導師。</text:span></text:p>
                                            </text:list-item>
                                            <text:list-item>
                                              <text:p text:style-name="P107">玻璃（製品）師傅 <text:span text:style-name="T180">↔</text:span><text:span text:style-name="T151">（自修、</text:span>孤軍奮戰、<text:span text:style-name="T151">閉門造車 的）修煉</text:span>個體<text:span text:style-name="T151">。</text:span></text:p>
                                            </text:list-item>
                                            <text:list-item>
                                              <text:p text:style-name="P106">玻璃（製品）<text:span text:style-name="T180">↔</text:span><text:span text:style-name="T151"> 修煉</text:span>個體。</text:p>
                                            </text:list-item>
                                            <text:list-item>
                                              <text:p text:style-name="P108">溫度 <text:span text:style-name="T180">↔</text:span><text:span text:style-name="T151"> 修煉。</text:span></text:p>
                                            </text:list-item>
                                            <text:list-item>
                                              <text:p text:style-name="P109">溫度 <text:span text:style-name="T180">↔</text:span><text:span text:style-name="T151"> 抽象例子，自修、家教、社團、小班制、速成班、夏令營。</text:span></text:p>
                                            </text:list-item>
                                            <text:list-item>
                                              <text:p text:style-name="P110">溫度 <text:span text:style-name="T180">↔</text:span><text:span text:style-name="T151"> 理論、實務 的 比例、內容、強度、頻率、時間安排。</text:span></text:p>
                                            </text:list-item>
                                            <text:list-item>
                                              <text:p text:style-name="P111">溫度 <text:span text:style-name="T180">↔</text:span><text:span text:style-name="T151"> 鼓勵溫馨型教育、高壓暴力型教育、史金納箱型教育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（實際的）該結構 不會是 完美的 <text:span text:style-name="T143">一</text:span><text:span text:style-name="T81">型</text:span><text:span text:style-name="T142">結構。</text:span></text:p>
                                      <text:list>
                                        <text:list-item>
                                          <text:p text:style-name="P98">該結構 有機率是 偏向<text:span text:style-name="T81">U型</text:span><text:span text:style-name="T142">結構、</text:span>偏向<text:span text:style-name="T143">∩</text:span><text:span text:style-name="T81">型</text:span><text:span text:style-name="T142">結構、</text:span><text:span text:style-name="T81">U</text:span><text:span text:style-name="T143">∩複合</text:span><text:span text:style-name="T81">型</text:span><text:span text:style-name="T142">結構。</text:span></text:p>
                                          <text:list>
                                            <text:list-item>
                                              <text:p text:style-name="P98">明顯例子，把 球 放在 地球表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8">該個體 <text:span text:style-name="T168">↔</text:span> 球。</text:p>
                                      <text:list>
                                        <text:list-item>
                                          <text:p text:style-name="P76">該修煉 <text:span text:style-name="T181">↔</text:span><text:span text:style-name="T144"> </text:span><text:span text:style-name="T143">一</text:span><text:span text:style-name="T96">型</text:span><text:span text:style-name="T142">結構、某一特定型結構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6">明顯例子，<text:span text:style-name="T31">RPG（角色扮演遊戲）</text:span>。</text:p>
                              <text:list>
                                <text:list-item>
                                  <text:p text:style-name="P112"><text:span text:style-name="T41">等級</text:span><text:span text:style-name="T83">100000000等的角色 打 等級10000等的</text:span><text:span text:style-name="T41">目標</text:span><text:span text:style-name="T97"> </text:span><text:span text:style-name="T182">↔</text:span><text:span text:style-name="T97"> </text:span>過於安樂、過於安逸。</text:p>
                                  <text:list>
                                    <text:list-item>
                                      <text:p text:style-name="P112"><text:span text:style-name="T41">角色</text:span><text:span text:style-name="T97"> </text:span><text:span text:style-name="T182">↔</text:span><text:span text:style-name="T97"> 修練個體。</text:span></text:p>
                                    </text:list-item>
                                    <text:list-item>
                                      <text:p text:style-name="P112"><text:span text:style-name="T41">打 </text:span><text:span text:style-name="T183">↔</text:span><text:span text:style-name="T84"> 沉浸、進行、達成。</text:span></text:p>
                                    </text:list-item>
                                    <text:list-item>
                                      <text:p text:style-name="P112"><text:span text:style-name="T41">目標</text:span><text:span text:style-name="T97"> </text:span><text:span text:style-name="T182">↔</text:span><text:span text:style-name="T97"> </text:span><text:span text:style-name="T41">修煉（環境、內容、目標）。</text:span></text:p>
                                    </text:list-item>
                                    <text:list-item>
                                      <text:p text:style-name="P113">明顯例子，打低等怪，經驗值 少得可憐，（掉落、獲得 的）寶 是 雞肋。</text:p>
                                      <text:list>
                                        <text:list-item>
                                          <text:p text:style-name="P113">雞肋 是（食之無味、棄之可惜 的）雞肋。</text:p>
                                        </text:list-item>
                                        <text:list-item>
                                          <text:p text:style-name="P114">為了（找回）初衷（暫時、暫態）打低等怪 是 返回初心。</text:p>
                                        </text:list-item>
                                        <text:list-item>
                                          <text:p text:style-name="P114">為了 整天、每次（長時間、穩態）打低等怪 不是 返回初心。</text:p>
                                        </text:list-item>
                                        <text:list-item>
                                          <text:p text:style-name="P114">為了 整天、每次（長時間、穩態）打低等怪 是 浪費時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5">明顯例子，頂級廚師，每次 都做出 相同的、大雜燴 料理。<text:span text:style-name="T26">（不思進取、滿足於現狀、沉浸於（過去的）回憶）</text:span></text:p>
                                    </text:list-item>
                                    <text:list-item>
                                      <text:p text:style-name="P116">明顯例子，能夠 隨時隨地 冥想的 某一特定個體，每次 都（只有）發呆<text:span text:style-name="T16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6"><text:span text:style-name="T41">等級</text:span><text:span text:style-name="T83">10000等的角色 打 等級100000000等的</text:span><text:span text:style-name="T41">目標</text:span><text:span text:style-name="T97"> </text:span><text:span text:style-name="T182">↔</text:span><text:span text:style-name="T97"> </text:span>過於苦行、過於痛苦。</text:p>
                                  <text:list>
                                    <text:list-item>
                                      <text:p text:style-name="P113">明顯例子，越等打怪、單<text:span text:style-name="T41">挑BOSS</text:span>，失敗率、死亡率 高得可怕。</text:p>
                                    </text:list-item>
                                    <text:list-item>
                                      <text:p text:style-name="P76">明顯例子，一出 新手村，就 直接打 四大天王、<text:span text:style-name="T41">最終BOSS、最終目標</text:span>。</text:p>
                                    </text:list-item>
                                    <text:list-item>
                                      <text:p text:style-name="P76">明顯例子，一會 握菜刀，就 直接（修煉）切出 能夠透光的 豆腐薄片。</text:p>
                                    </text:list-item>
                                    <text:list-item>
                                      <text:p text:style-name="P76">明顯例子，剛學 加減乘除，就 直接（學習、修煉）微積分<text:span text:style-name="T41">、AI</text:span>設計。</text:p>
                                    </text:list-item>
                                    <text:list-item>
                                      <text:p text:style-name="P117">明顯例子，剛學 閉氣，就 直接（<text:span text:style-name="T145">（在 遠海）</text:span>學習、修煉）裝備潛水。</text:p>
                                    </text:list-item>
                                    <text:list-item>
                                      <text:p text:style-name="P118">明顯例子，剛學 發呆，就 直接（<text:span text:style-name="T145">（在 苦行</text:span><text:span text:style-name="T149">環境</text:span><text:span text:style-name="T145">）</text:span>學習、修煉）<text:span text:style-name="T166">冥想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2"><text:span text:style-name="T41">等級</text:span><text:span text:style-name="T83">10000等的角色 打 等級（10010~9990）等的</text:span><text:span text:style-name="T41">目標</text:span><text:span text:style-name="T97"> </text:span><text:span text:style-name="T182">↔</text:span><text:span text:style-name="T97"> </text:span>剛好適當<text:span text:style-name="T161">。</text:span></text:p>
                                  <text:list>
                                    <text:list-item>
                                      <text:p text:style-name="P119"><text:span text:style-name="T41">等級</text:span><text:span text:style-name="T83">10000等的角色 提升、昇華 經驗、技術、等級，有機率到 10010等。</text:span></text:p>
                                      <text:list>
                                        <text:list-item>
                                          <text:p text:style-name="P112"><text:span text:style-name="T41">等級</text:span><text:span text:style-name="T83">10010等的角色 打 等級（10010~10000）等的</text:span><text:span text:style-name="T41">目標</text:span><text:span text:style-name="T97"> </text:span><text:span text:style-name="T182">↔</text:span><text:span text:style-name="T97"> </text:span>剛好適當<text:span text:style-name="T1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明顯例子，正常打怪、組團打怪，最省能，經驗值 最肥，成功率 最高。</text:p>
                                      <text:list>
                                        <text:list-item>
                                          <text:p text:style-name="P121">正常打怪 的 明顯例子，<text:span text:style-name="T83">10000等的角色 打（10010~9990）等的</text:span><text:span text:style-name="T41">目標。</text:span></text:p>
                                        </text:list-item>
                                        <text:list-item>
                                          <text:p text:style-name="P120">組團打怪 的 明顯例子，坦克 + 戰士 + 補師，組團 打怪、打<text:span text:style-name="T31">BOSS</text:span>。</text:p>
                                        </text:list-item>
                                        <text:list-item>
                                          <text:p text:style-name="P122">組團打怪 的 明顯例子，團隊合作、互相交流、互相學習、公開分享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明顯例子，一會 握菜刀，就 直接去（修煉）切（不講求美觀的）豆腐塊。</text:p>
                                      <text:list>
                                        <text:list-item>
                                          <text:p text:style-name="P112">經驗、技術、好奇心 累積越多，刀工 越好，豆腐塊 越工整。</text:p>
                                          <text:list>
                                            <text:list-item>
                                              <text:p text:style-name="P123">好奇心 <text:span text:style-name="T184">↔</text:span><text:span text:style-name="T162"> 催化劑、黏著劑。</text:span></text:p>
                                            </text:list-item>
                                            <text:list-item>
                                              <text:p text:style-name="P123">刀工 越好，其他食材（也能夠）越工整、越多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2">明顯例子，循序漸進、從走到跑、向上螺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明顯例子，加減乘除 →<text:span text:style-name="T163"> 統計 → 線性代數 → 三角函數 → 微積分。</text:span></text:p>
                                    </text:list-item>
                                    <text:list-item>
                                      <text:p text:style-name="P124">明顯例子，閉氣 →<text:span text:style-name="T164"> 打水 → 仰式 → 換氣 → 浮潛、自由式、裝備潛水。</text:span></text:p>
                                      <text:list>
                                        <text:list-item>
                                          <text:p text:style-name="P124">（修煉環境 的）明顯例子，游泳池 →<text:span text:style-name="T165"> 河 → 海邊 → 近海 → 遠海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5">明顯例子，睡覺 →<text:span text:style-name="T167"> 打瞌睡 → </text:span>發呆 →<text:span text:style-name="T167"> 放空 → 冥想。</text:span></text:p>
                                      <text:list>
                                        <text:list-item>
                                          <text:p text:style-name="P118">（修煉環境 的）明顯例子，合理環境 →<text:span text:style-name="T166"> </text:span>隨時隨地。<text:span text:style-name="T22">、遠離 苦行</text:span><text:span text:style-name="T24">環境、安逸環境 提升效率</text:span></text:p>
                                          <text:list>
                                            <text:list-item>
                                              <text:p text:style-name="P126">合理環境 是（肉質層、意識層 能夠運作的）舒適環境、難適環境。</text:p>
                                            </text:list-item>
                                            <text:list-item>
                                              <text:p text:style-name="P229">明顯例子，滋潤、清爽 <text:span text:style-name="T168">↔</text:span>（<text:span text:style-name="T124">合理環境 的</text:span>）<text:span text:style-name="T124">舒適環境。</text:span><text:span text:style-name="T17">、電解質平衡</text:span></text:p>
                                            </text:list-item>
                                            <text:list-item>
                                              <text:p text:style-name="P230">明顯例子，口渴、疲勞 <text:span text:style-name="T168">↔</text:span>（<text:span text:style-name="T124">合理環境 的</text:span>）<text:span text:style-name="T124">難適環境。</text:span><text:span text:style-name="T13">（難適 是 艱難、不舒適的 能夠適應）</text:span></text:p>
                                            </text:list-item>
                                            <text:list-item>
                                              <text:p text:style-name="P229">明顯例子，虛脫、中暑 <text:span text:style-name="T168">↔</text:span> 苦行環境、痛苦環境。<text:span text:style-name="T1">、休克、死亡</text:span></text:p>
                                            </text:list-item>
                                            <text:list-item>
                                              <text:p text:style-name="P229">明顯例子，頻尿、水腫 <text:span text:style-name="T168">↔</text:span> 安樂環境、安逸環境。<text:span text:style-name="T1">、水中毒、死亡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7">在 合理環境 冥想 是 在 合理環境 自然而然、理所當然 冥想。</text:p>
                                          <text:list>
                                            <text:list-item>
                                              <text:p text:style-name="P128">明顯例子，在 海風吹拂的 海灘 自然而然、理所當然 容易睡著。</text:p>
                                            </text:list-item>
                                            <text:list-item>
                                              <text:p text:style-name="P129">明顯例子，在 沙風吹拂的 沙漠 自然而然、理所當然 容易醒著。</text:p>
                                            </text:list-item>
                                            <text:list-item>
                                              <text:p text:style-name="P127">明顯例子，在 合理環境 自然而然、理所當然 容易冥想。<text:span text:style-name="T26">（修煉個體 認定的 合理環境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3">遠離 <text:span text:style-name="T124">苦行環境，提升、昇華 效率。</text:span><text:span text:style-name="T17">（</text:span><text:span text:style-name="T16">遠離 安逸</text:span><text:span text:style-name="T17">環境，提升、昇華 效率）</text:span></text:p>
                                          <text:list>
                                            <text:list-item>
                                              <text:p text:style-name="P234">明顯例子，假定，某一特定個體的 <text:span text:style-name="T124">合理</text:span>環境 是<text:span text:style-name="T41"> 0度 ~ 10000度。</text:span></text:p>
                                            </text:list-item>
                                            <text:list-item>
                                              <text:p text:style-name="P234"><text:span text:style-name="T41">該個體 有機率在 0度 ~ 10000度 的（</text:span><text:span text:style-name="T124">合理</text:span><text:span text:style-name="T41">）環境 冥想、修煉。</text:span></text:p>
                                            </text:list-item>
                                            <text:list-item>
                                              <text:p text:style-name="P235"><text:span text:style-name="T41">假定，該個體 在 10010度 的（</text:span><text:span text:style-name="T124">苦行</text:span><text:span text:style-name="T41">）環境 冥想、修煉。</text:span></text:p>
                                            </text:list-item>
                                            <text:list-item>
                                              <text:p text:style-name="P335">該個體的 冥想、修煉 效率，有機率 降低、退化。</text:p>
                                            </text:list-item>
                                            <text:list-item>
                                              <text:p text:style-name="P236"><text:span text:style-name="T41">假定，該個體的 耐熱性 提升、昇華 到 0度 ~ 100</text:span><text:span text:style-name="T86">10</text:span><text:span text:style-name="T41">度。</text:span></text:p>
                                            </text:list-item>
                                            <text:list-item>
                                              <text:p text:style-name="P6"><text:span text:style-name="T37">該個體 有機率在 0度 ~ 100</text:span><text:span text:style-name="T38">1</text:span><text:span text:style-name="T37">0度 的（</text:span><text:span text:style-name="T115">合理</text:span><text:span text:style-name="T37">）環境 冥想、修煉。</text:span></text:p>
                                            </text:list-item>
                                            <text:list-item>
                                              <text:p text:style-name="P6"><text:span text:style-name="T37">該個體 有機率在 </text:span><text:span text:style-name="T39">90</text:span><text:span text:style-name="T40">1</text:span><text:span text:style-name="T37">0度 ~ 100</text:span><text:span text:style-name="T38">1</text:span><text:span text:style-name="T37">0度 的（</text:span><text:span text:style-name="T115">合理</text:span><text:span text:style-name="T37">）環境 冥想、修煉，有 更高的、最高的 提升、昇華 效率、耐熱性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2">假定，某一特定個體 認定 某一特定修煉 過於苦行、過於痛苦。</text:p>
                                  <text:list>
                                    <text:list-item>
                                      <text:p text:style-name="P112">該個體 有機率對 該修練，發生 錯覺。</text:p>
                                      <text:list>
                                        <text:list-item>
                                          <text:p text:style-name="P130">對於 該個體 來說，該修練 有機率剛好適當。</text:p>
                                        </text:list-item>
                                        <text:list-item>
                                          <text:p text:style-name="P130">該個體 有機率正好 被絆倒、碰到阻礙、遇到撞牆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對於 該個體 來說，該修練 有機率 過於苦行、過於痛苦。</text:p>
                                      <text:list>
                                        <text:list-item>
                                          <text:p text:style-name="P131"><text:span text:style-name="T41">明顯例子，該個體 </text:span>越等打怪、單<text:span text:style-name="T41">挑BOSS。</text:span></text:p>
                                        </text:list-item>
                                        <text:list-item>
                                          <text:p text:style-name="P132"><text:span text:style-name="T41">明顯例子，</text:span><text:span text:style-name="T83">10000等的角色 打到（1001</text:span><text:span text:style-name="T85">1</text:span><text:span text:style-name="T147">（以上）</text:span><text:span text:style-name="T83">）等的</text:span><text:span text:style-name="T41">目標。</text:span></text:p>
                                        </text:list-item>
                                        <text:list-item>
                                          <text:p text:style-name="P131"><text:span text:style-name="T41">明顯例子，該個體 </text:span>故步自封、孤軍奮戰、閉門造車、機密不外傳<text:span text:style-name="T4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1">假定，某一特定個體 認定 某一特定修煉 過於安樂、過於安逸。</text:p>
                                  <text:list>
                                    <text:list-item>
                                      <text:p text:style-name="P131">該個體 有機率對 該修練，發生 錯覺。</text:p>
                                      <text:list>
                                        <text:list-item>
                                          <text:p text:style-name="P131">對於 該個體 來說，該修練 有機率剛好適當。</text:p>
                                        </text:list-item>
                                        <text:list-item>
                                          <text:p text:style-name="P131">該個體 有機率正好 被推動、碰到平地、遇到順風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1">對於 該個體 來說，該修練 有機率 過於安樂、過於安逸。</text:p>
                                      <text:list>
                                        <text:list-item>
                                          <text:p text:style-name="P131"><text:span text:style-name="T41">明顯例子，該個體 </text:span>打低等怪<text:span text:style-name="T41">。</text:span></text:p>
                                        </text:list-item>
                                        <text:list-item>
                                          <text:p text:style-name="P131"><text:span text:style-name="T31">明顯例子，</text:span><text:span text:style-name="T97">10000等的角色 打到（</text:span><text:span text:style-name="T98">9989</text:span><text:span text:style-name="T148">（以下）</text:span><text:span text:style-name="T97">）等的</text:span><text:span text:style-name="T31">目標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31"><text:span text:style-name="T87">修煉</text:span><text:span text:style-name="T124">環境 的 明顯例子，對於 人類個體 來說。</text:span></text:p>
                                  <text:list>
                                    <text:list-item>
                                      <text:p text:style-name="P133">合理環境。</text:p>
                                      <text:list>
                                        <text:list-item>
                                          <text:p text:style-name="P231"><text:span text:style-name="T124">舒適環境</text:span> <text:span text:style-name="T168">↔</text:span> 在 暖氣房、冷氣房 讀書、工作、修煉<text:span text:style-name="T124">。</text:span></text:p>
                                        </text:list-item>
                                        <text:list-item>
                                          <text:p text:style-name="P232"><text:span text:style-name="T124">難適環境</text:span> <text:span text:style-name="T168">↔</text:span> 在 森林、雪地 讀書、工作、修煉<text:span text:style-name="T12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1">苦行環境、痛苦環境 <text:span text:style-name="T168">↔</text:span> 在 遠海、太空 讀書、工作、修煉。</text:p>
                                    </text:list-item>
                                    <text:list-item>
                                      <text:p text:style-name="P231"><text:span text:style-name="T31">安樂環境、安逸環境</text:span> <text:span text:style-name="T168">↔</text:span> 在 泳池、城堡 讀書、工作、修煉<text:span text:style-name="T3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6">明顯例子，假定，某一特定個體 在（該個體<text:span text:style-name="T145">（自己）</text:span>的）花園、後院 種花、修樹。</text:p>
                      <text:list>
                        <text:list-item>
                          <text:p text:style-name="P134">該個體 重現、查驗、學習（其他個體 認定的）種花、修樹 技巧 <text:span text:style-name="T185">↔</text:span><text:span text:style-name="T160"> 修煉生活。</text:span></text:p>
                          <text:list>
                            <text:list-item>
                              <text:p text:style-name="P135">該個體 使用 相同的、不同的 技巧 種花、修樹 <text:span text:style-name="T179">↔</text:span><text:span text:style-name="T154"> </text:span>非監督式學習。</text:p>
                            </text:list-item>
                            <text:list-item>
                              <text:p text:style-name="P136">該個體 使用 相同的、不同的 技巧 種花、修樹 <text:span text:style-name="T185">↔</text:span><text:span text:style-name="T160"> </text:span>修煉生活 溶入 日常生活<text:span text:style-name="T160">。</text:span></text:p>
                            </text:list-item>
                            <text:list-item>
                              <text:p text:style-name="P136">該個體 觀賞 花、樹 <text:span text:style-name="T185">↔</text:span><text:span text:style-name="T160"> </text:span>修煉生活 溶入 日常生活<text:span text:style-name="T160">。</text:span></text:p>
                            </text:list-item>
                          </text:list>
                        </text:list-item>
                        <text:list-item>
                          <text:p text:style-name="P137">該個體 開放分享 花、樹、技巧 給 其他個體 觀賞、學習 <text:span text:style-name="T185">↔</text:span><text:span text:style-name="T160"> </text:span>團隊合作、互相交流。</text:p>
                        </text:list-item>
                        <text:list-item>
                          <text:p text:style-name="P237">其他個體（觀賞 花、樹 的時候）歡笑、回憶 <text:span text:style-name="T168">↔</text:span> <text:span text:style-name="T124">料理、修煉（本身）的 附加價值。</text:span></text:p>
                        </text:list-item>
                      </text:list>
                    </text:list-item>
                    <text:list-item>
                      <text:p text:style-name="P138">明顯例子，假定，某一特定個體 練習、修煉 游泳、潛水。</text:p>
                      <text:list>
                        <text:list-item>
                          <text:p text:style-name="P238">該個體的<text:span text:style-name="T124"> 練習、修煉</text:span> 不是為了 贏過其他個體。</text:p>
                        </text:list-item>
                        <text:list-item>
                          <text:p text:style-name="P238">該個體的<text:span text:style-name="T124"> 練習、修煉</text:span> 是為了 享受（游泳<text:span text:style-name="T145">（本身）</text:span>）、觀賞<text:span text:style-name="T145">（潛水後 的）</text:span>海底世界。</text:p>
                        </text:list-item>
                        <text:list-item>
                          <text:p text:style-name="P238">該個體 是為了 更享受、觀賞更多海底世界，提升、昇華 游泳、潛水、修煉。<text:span text:style-name="T9">、一切</text:span></text:p>
                        </text:list-item>
                      </text:list>
                    </text:list-item>
                    <text:list-item>
                      <text:p text:style-name="P139">修煉個體 是 日常生活、修煉生活 雙修。</text:p>
                    </text:list-item>
                  </text:list>
                </text:list-item>
              </text:list>
            </text:list-item>
            <text:list-item>
              <text:p text:style-name="P140">忍耐 慾望 是 為了取得 期望值更高的結果，而不是 為了忍耐 而忍耐。</text:p>
              <text:list>
                <text:list-item>
                  <text:p text:style-name="P141">明顯例子 是 人類 的 棉花糖實驗。</text:p>
                  <text:list>
                    <text:list-item>
                      <text:p text:style-name="P142">棉花糖實驗。</text:p>
                      <text:list>
                        <text:list-item>
                          <text:p text:style-name="P142">人類小孩個體 已經 知道，當下的當下 有一個 棉花糖 可以吃。</text:p>
                        </text:list-item>
                        <text:list-item>
                          <text:p text:style-name="P143">並且 知道，只要 忍耐 不吃 棉花糖，一段時間 之後，可以 獲得 兩個 棉花糖。</text:p>
                        </text:list-item>
                        <text:list-item>
                          <text:p text:style-name="P143">忍耐一段時間 的 獲利 是 原先 的 兩倍。</text:p>
                        </text:list-item>
                        <text:list-item>
                          <text:p text:style-name="P144">假定 時間成本 忽略不計，則 理論上，正常個體 都會選擇 期望值更高 的 忍耐。</text:p>
                          <text:list>
                            <text:list-item>
                              <text:p text:style-name="P144">實際上，人類小孩個體 有機率 選擇 期望值更低 的 不忍耐。</text:p>
                            </text:list-item>
                          </text:list>
                        </text:list-item>
                        <text:list-item>
                          <text:p text:style-name="P144">棉花糖實驗 不是 <text:span text:style-name="T143">U</text:span><text:span text:style-name="T138">型</text:span><text:span text:style-name="T137">棉花糖實驗</text:span>。</text:p>
                        </text:list-item>
                        <text:list-item>
                          <text:p text:style-name="P145">棉花糖實驗 不是 <text:span text:style-name="T143">∩</text:span><text:span text:style-name="T138">型</text:span><text:span text:style-name="T137">棉花糖實驗</text:span>。</text:p>
                        </text:list-item>
                        <text:list-item>
                          <text:p text:style-name="P145">棉花糖實驗 是 <text:span text:style-name="T143">一</text:span><text:span text:style-name="T138">型</text:span><text:span text:style-name="T137">棉花糖實驗</text:span>。</text:p>
                          <text:list>
                            <text:list-item>
                              <text:p text:style-name="P366"><text:span text:style-name="T157">（</text:span><text:span text:style-name="T158">U</text:span><text:span text:style-name="T156">型、</text:span><text:span text:style-name="T158">∩</text:span><text:span text:style-name="T156">型、</text:span><text:span text:style-name="T158">一</text:span><text:span text:style-name="T156">型 </text:span><text:span text:style-name="T157">的描述在 </text:span><text:span text:style-name="T159">修煉</text:span><text:span text:style-name="T157"> 文件群的 </text:span><text:span text:style-name="T159">修煉</text:span><text:span text:style-name="T157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本書 假定 一個 偽棉花糖實驗。</text:p>
                      <text:list>
                        <text:list-item>
                          <text:p text:style-name="P146">人類小孩個體 已經 知道，當下的當下 有一個 棉花糖 可以吃。</text:p>
                        </text:list-item>
                        <text:list-item>
                          <text:p text:style-name="P301"><text:span text:style-name="T101">並且 知道，只要 忍耐 不吃 棉花糖，一段時間 之後，</text:span><text:span text:style-name="T41">只能獲得 </text:span><text:span text:style-name="T44">0.5個</text:span><text:span text:style-name="T101"> 棉花糖。</text:span></text:p>
                        </text:list-item>
                        <text:list-item>
                          <text:p text:style-name="P7"><text:span text:style-name="T115">忍耐一段時間 的 獲利 是 原先 的 </text:span><text:span text:style-name="T32">0.</text:span><text:span text:style-name="T35">5</text:span><text:span text:style-name="T115">倍。</text:span></text:p>
                        </text:list-item>
                        <text:list-item>
                          <text:p text:style-name="P147">假定 時間成本 忽略不計，則 理論上，正常個體 都會選擇 期望值更高 的 不忍耐。</text:p>
                        </text:list-item>
                      </text:list>
                    </text:list-item>
                    <text:list-item>
                      <text:p text:style-name="P148">為了忍耐而忍耐，是 不明智 的 思想、決策、行動。</text:p>
                      <text:list>
                        <text:list-item>
                          <text:p text:style-name="P149">個體忍耐 不是 為了 忍耐。</text:p>
                        </text:list-item>
                        <text:list-item>
                          <text:p text:style-name="P150">個體忍耐 是 為了 獲得 期望值更高 的 過程、結果、產物。</text:p>
                        </text:list-item>
                      </text:list>
                    </text:list-item>
                    <text:list-item>
                      <text:p text:style-name="P151">為了忍耐（<text:span text:style-name="T145">（有 很多水 可以喝，但是）</text:span>不喝水）而 虛脫、中暑，是 不明智 的 思想。</text:p>
                    </text:list-item>
                    <text:list-item>
                      <text:p text:style-name="P151">為了忍耐（<text:span text:style-name="T145">（為了喝水，而 拼命喝水）</text:span>）而 水腫、水中毒，是 不明智 的 思想。<text:span text:style-name="T22">喝水 </text:span><text:span text:style-name="T30">↔</text:span><text:span text:style-name="T23"> 修煉</text:span></text:p>
                    </text:list-item>
                    <text:list-item>
                      <text:p text:style-name="P148">為了忍耐（參加飯局）而 喝酒、吸菸，是 不明智 的 思想、決策、行動。</text:p>
                    </text:list-item>
                  </text:list>
                </text:list-item>
                <text:list-item>
                  <text:p text:style-name="P141">慾望 的 明顯例子 是 人類 的 食慾、睡慾、性慾。</text:p>
                </text:list-item>
                <text:list-item>
                  <text:p text:style-name="P152">修煉 不代表 抑制慾望。</text:p>
                  <text:list>
                    <text:list-item>
                      <text:p text:style-name="P152">不為了洩慾，而洩慾。</text:p>
                    </text:list-item>
                  </text:list>
                </text:list-item>
                <text:list-item>
                  <text:p text:style-name="P152">修煉 不代表 放縱慾望。</text:p>
                  <text:list>
                    <text:list-item>
                      <text:p text:style-name="P152">不為了禁慾，而禁慾。</text:p>
                    </text:list-item>
                  </text:list>
                </text:list-item>
                <text:list-item>
                  <text:p text:style-name="P152">修煉 不代表 為了忍耐而忍耐。</text:p>
                </text:list-item>
                <text:list-item>
                  <text:p text:style-name="P152">修煉 代表 自然慾望。</text:p>
                  <text:list>
                    <text:list-item>
                      <text:p text:style-name="P153">自然慾望 是 平時不洩慾，感覺到了再洩慾。</text:p>
                      <text:list>
                        <text:list-item>
                          <text:p text:style-name="P153">明顯例子，人類個體 平時 不吃東西，肚子餓了、血糖在正常範圍下方區 再吃東西。</text:p>
                          <text:list>
                            <text:list-item>
                              <text:p text:style-name="P8"><text:span text:style-name="T115">正常範圍下方區 是 整個正常範</text:span><text:span text:style-name="T32">圍 的 </text:span><text:span text:style-name="T36">x% ~ 0%</text:span><text:span text:style-name="T117">。</text:span></text:p>
                              <text:list>
                                <text:list-item>
                                  <text:p text:style-name="P154"><text:span text:style-name="T47">明顯例子 是 整個正常範圍 的 20% ~ 0%</text:span><text:span text:style-name="T123">。</text:span></text:p>
                                </text:list-item>
                                <text:list-item>
                                  <text:p text:style-name="P336">x% 越大，越少量多餐。</text:p>
                                  <text:list>
                                    <text:list-item>
                                      <text:p text:style-name="P336">優點，血糖波動 越小。</text:p>
                                    </text:list-item>
                                    <text:list-item>
                                      <text:p text:style-name="P336">缺點，備餐成本 越高。</text:p>
                                    </text:list-item>
                                    <text:list-item>
                                      <text:p text:style-name="P337">缺點，意識被擾動頻率 越高。</text:p>
                                    </text:list-item>
                                    <text:list-item>
                                      <text:p text:style-name="P239"><text:span text:style-name="T48">缺點，</text:span><text:span text:style-name="T41">進入修煉狀態的成功率 越低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8">x% 越小，越多量少餐。</text:p>
                                  <text:list>
                                    <text:list-item>
                                      <text:p text:style-name="P241"><text:span text:style-name="T48">缺點，</text:span><text:span text:style-name="T41">血糖波動越大。</text:span></text:p>
                                    </text:list-item>
                                    <text:list-item>
                                      <text:p text:style-name="P241"><text:span text:style-name="T48">優點，</text:span><text:span text:style-name="T41">備餐成本越低。</text:span></text:p>
                                    </text:list-item>
                                    <text:list-item>
                                      <text:p text:style-name="P337">優點，意識被擾動頻率 越低。</text:p>
                                    </text:list-item>
                                    <text:list-item>
                                      <text:p text:style-name="P240"><text:span text:style-name="T48">優點，</text:span><text:span text:style-name="T41">進入修煉狀態的成功率 越低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0"><text:span text:style-name="T41">人類個體 要透過 非監督式學習，特化出 適合自己的 </text:span><text:span text:style-name="T49">x%。</text:span></text:p>
                                  <text:list>
                                    <text:list-item>
                                      <text:p text:style-name="P339">x%過低，血糖波動 過大，對身體健康 越有害。</text:p>
                                    </text:list-item>
                                    <text:list-item>
                                      <text:p text:style-name="P340">x%過高，進食頻率 越高，對修煉生活 越有害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2">低於<text:span text:style-name="T124">正常範圍下方區的血糖狀態 是 血糖過低狀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5">自然慾望 是 平時自然而然的禁慾，感覺到了再不禁慾。</text:p>
                      <text:list>
                        <text:list-item>
                          <text:p text:style-name="P156">明顯例子，人類個體 平時自然而然的忌口，感覺到了再不忌口。</text:p>
                        </text:list-item>
                      </text:list>
                    </text:list-item>
                  </text:list>
                </text:list-item>
                <text:list-item>
                  <text:p text:style-name="P156">修煉到一定 層級、程度 之後，個體 會 自然而然 降低欲望、禁慾。</text:p>
                  <text:list>
                    <text:list-item>
                      <text:p text:style-name="P156">原因很明顯，該慾望 是 肉質層、第一層級意識（以下） 的 慾望。</text:p>
                      <text:list>
                        <text:list-item>
                          <text:p text:style-name="P156">第二層級意識（以上）沒有 該慾望。</text:p>
                        </text:list-item>
                        <text:list-item>
                          <text:p text:style-name="P156">第二層級意識（以上）沒有 食慾、睡慾、性慾。</text:p>
                          <text:list>
                            <text:list-item>
                              <text:p text:style-name="P157">食慾、睡慾、性慾 不是 來自 第二層級意識（以上）。</text:p>
                            </text:list-item>
                            <text:list-item>
                              <text:p text:style-name="P158">食慾、睡慾、性慾 是 來自 肉質層。</text:p>
                            </text:list-item>
                            <text:list-item>
                              <text:p text:style-name="P159">肉質層的內部機制 自然而然、理所當然 產生 食慾、睡慾、性慾 現象。</text:p>
                            </text:list-item>
                          </text:list>
                        </text:list-item>
                        <text:list-item>
                          <text:p text:style-name="P156">對於 肉質層 來說，進食、睡眠 是 必要 過程、現象。</text:p>
                          <text:list>
                            <text:list-item>
                              <text:p text:style-name="P160">第二層級意識（以上）會 進食、睡眠，維持 肉質層 的 存在、生存、生活。</text:p>
                            </text:list-item>
                            <text:list-item>
                              <text:p text:style-name="P160">該個體 進食、睡眠 不是 為了滿足 慾望。</text:p>
                            </text:list-item>
                            <text:list-item>
                              <text:p text:style-name="P160">該個體 進食、睡眠 是 為了滿足 存在、生存、生活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6">原因很明顯，修煉到一定 層級、程度 之後，第二層級意識（以上）持有 意識權。</text:p>
                      <text:list>
                        <text:list-item>
                          <text:p text:style-name="P161">修煉 層級 越高。</text:p>
                          <text:list>
                            <text:list-item>
                              <text:p text:style-name="P161">該個體 受到 第一層級意識（以下）的 思想、決策、行動 的影響 越低。</text:p>
                            </text:list-item>
                            <text:list-item>
                              <text:p text:style-name="P162">該個體 受到 第二層級意識（以上）的 思想、決策、行動 的影響 越高。</text:p>
                            </text:list-item>
                            <text:list-item>
                              <text:p text:style-name="P162">持有 意識權 的 意識層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6">禁慾修煉 的 明顯例子。</text:p>
                  <text:list>
                    <text:list-item>
                      <text:p text:style-name="P156">道家、內丹派、呂洞賓、張至順、武睡、炁體源流、三魂七魄。</text:p>
                      <text:list>
                        <text:list-item>
                          <text:p text:style-name="P156">張至順的 元神 有機率是，本書的 第二層級意識（以上）。</text:p>
                          <text:list>
                            <text:list-item>
                              <text:p text:style-name="P163">（道家 的 三魂 的）胎光 有機率是<text:span text:style-name="T31">，</text:span>本書的 第二層級意識（以上）。</text:p>
                            </text:list-item>
                          </text:list>
                        </text:list-item>
                        <text:list-item>
                          <text:p text:style-name="P163">張至順的 心神 有機率是<text:span text:style-name="T31">，</text:span>本書的 第一層級意識（以下）。</text:p>
                          <text:list>
                            <text:list-item>
                              <text:p text:style-name="P163">（道家 的 三魂 的）爽靈 有機率是<text:span text:style-name="T31">，</text:span>本書的 第一層級意識。</text:p>
                            </text:list-item>
                            <text:list-item>
                              <text:p text:style-name="P163">（道家 的 三魂 的）幽精 有機率是<text:span text:style-name="T31">，</text:span>本書的 第零層級意識。</text:p>
                            </text:list-item>
                          </text:list>
                        </text:list-item>
                        <text:list-item>
                          <text:p text:style-name="P164">張至順 的 魄 有機率是，本書的 肉質層。</text:p>
                          <text:list>
                            <text:list-item>
                              <text:p text:style-name="P163">（道家 的 七魄 的）魄 有機率是<text:span text:style-name="T31">，</text:span>本書的 肉質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9">修煉 代表 心靈平靜。</text:p>
                </text:list-item>
                <text:list-item>
                  <text:p text:style-name="P302"><text:span text:style-name="T101">修煉 代表 主動 團隊合作、互相交流 非監督式學習、使用、預測 </text:span><text:span text:style-name="T41">&lt;_?</text:span><text:span text:style-name="T43">3_&gt; ~ </text:span><text:span text:style-name="T41">&lt;_?</text:span><text:span text:style-name="T43">1_</text:span><text:span text:style-name="T42">&gt; </text:span><text:span text:style-name="T102">法則。</text:span></text:p>
                </text:list-item>
                <text:list-item>
                  <text:p text:style-name="P303"><text:span text:style-name="T102">修煉</text:span><text:span text:style-name="T101">個體、其他個體 沒有優劣之分。</text:span></text:p>
                  <text:list>
                    <text:list-item>
                      <text:p text:style-name="P303"><text:span text:style-name="T102">修煉</text:span><text:span text:style-name="T101">個體、其他個體 的 差別 只在於 日常、從事、行業、職業、志向、目標 不同。</text:span></text:p>
                    </text:list-item>
                    <text:list-item>
                      <text:p text:style-name="P303"><text:span text:style-name="T102">修煉</text:span><text:span text:style-name="T101">個體、其他個體 都是 </text:span><text:span text:style-name="T41">&lt;_?</text:span><text:span text:style-name="T43">3_&gt;個體 的 一部分。</text:span></text:p>
                    </text:list-item>
                    <text:list-item>
                      <text:p text:style-name="P303"><text:span text:style-name="T102">修煉</text:span><text:span text:style-name="T101">個體、其他個體 都是 藉由 </text:span><text:span text:style-name="T41">&lt;_?</text:span><text:span text:style-name="T43">3_&gt; ~ </text:span><text:span text:style-name="T41">&lt;_?</text:span><text:span text:style-name="T43">1_</text:span><text:span text:style-name="T42">&gt; </text:span><text:span text:style-name="T102">法則 存在、生存、生活、繁衍。</text:span></text:p>
                      <text:list>
                        <text:list-item>
                          <text:p text:style-name="P303"><text:span text:style-name="T102">差別在於 修煉</text:span><text:span text:style-name="T101">個體 崇尚 非監督式學習、使用、預測 </text:span><text:span text:style-name="T41">&lt;_?</text:span><text:span text:style-name="T43">3_&gt; ~ </text:span><text:span text:style-name="T41">&lt;_?</text:span><text:span text:style-name="T43">1_</text:span><text:span text:style-name="T42">&gt; </text:span><text:span text:style-name="T102">法則。</text:span></text:p>
                        </text:list-item>
                        <text:list-item>
                          <text:p text:style-name="P304"><text:span text:style-name="T102">明顯例子 是 科學個體、其他個體 都會 使用、感受</text:span><text:span text:style-name="T101">、感</text:span><text:span text:style-name="T102">測、交互作用 太陽光。</text:span></text:p>
                          <text:list>
                            <text:list-item>
                              <text:p text:style-name="P243">科學個體 是 人類 的 科學家。</text:p>
                            </text:list-item>
                            <text:list-item>
                              <text:p text:style-name="P244">使用 是 日常生活的時候使用、產業工作的時候使用、學術研究的時候使用。</text:p>
                            </text:list-item>
                            <text:list-item>
                              <text:p text:style-name="P305"><text:span text:style-name="T102">科學</text:span><text:span text:style-name="T101">個體</text:span><text:span text:style-name="T102">、其他個體 都是 藉由 太陽風 存在、生存、生活、繁衍、繁殖、發展。</text:span></text:p>
                              <text:list>
                                <text:list-item>
                                  <text:p text:style-name="P245">太陽風 是 陽光、太陽光、電漿、光粒子、可見光、紅外線、紫外線。</text:p>
                                </text:list-item>
                              </text:list>
                            </text:list-item>
                            <text:list-item>
                              <text:p text:style-name="P246">差別在於 科學個體 崇尚 非監督式學習、使用、預測 電磁波特性、光電效應。</text:p>
                              <text:list>
                                <text:list-item>
                                  <text:p text:style-name="P306"><text:span text:style-name="T102">科學個體 主動 </text:span><text:span text:style-name="T101">團隊合作、互相交流 非監督式學習、使用、預測 </text:span><text:span text:style-name="T102">太陽風。</text:span></text:p>
                                </text:list-item>
                                <text:list-item>
                                  <text:p text:style-name="P247">其他個體 被動、被迫、無感、無意識、自然而然、理所當然 使用 太陽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5"><text:span text:style-name="T102">修煉</text:span><text:span text:style-name="T101">個體</text:span><text:span text:style-name="T102"> 是 科學</text:span><text:span text:style-name="T101">個體</text:span><text:span text:style-name="T102"> 的 一種。</text:span></text:p>
                        </text:list-item>
                        <text:list-item>
                          <text:p text:style-name="P305"><text:span text:style-name="T102">科學</text:span><text:span text:style-name="T101">個體</text:span><text:span text:style-name="T102"> 是 修煉</text:span><text:span text:style-name="T101">個體</text:span><text:span text:style-name="T102"> 的 一種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8">個體 越能夠 精準計算 期望值，個體 做出 高期望值 的 思想、決策、行動 的 機率越高。</text:p>
                  <text:list>
                    <text:list-item>
                      <text:p text:style-name="P141">個體 越是 心靈平靜、不衝動，文明 發展、提升、升華 越快、越穩定、越反脆弱性。</text:p>
                    </text:list-item>
                  </text:list>
                </text:list-item>
                <text:list-item>
                  <text:p text:style-name="P141">釋放慾望 之後，個體的意識 有機率 變混濁，然後 逐漸變回 清澄。</text:p>
                  <text:list>
                    <text:list-item>
                      <text:p text:style-name="P200">該個體 可以選擇 單身、不結婚、不找伴侶、自然禁慾 的 日常生活，進行 修煉。</text:p>
                    </text:list-item>
                    <text:list-item>
                      <text:p text:style-name="P201">結婚、找伴侶 的 缺點 是 有時候，要、必須、不得不 配合、滿足 伴侶的慾望。</text:p>
                      <text:list>
                        <text:list-item>
                          <text:p text:style-name="P201">該配合、該滿足，必須 使用、花費、犧牲 該個體 的 修煉生活，滿足 日常生活。</text:p>
                        </text:list-item>
                        <text:list-item>
                          <text:p text:style-name="P201">資源 有限，日常生活、修煉生活 的權重 分配，要做 動態調整、非監督式學習。</text:p>
                          <text:list>
                            <text:list-item>
                              <text:p text:style-name="P202"><text:span text:style-name="T50">100%資源 =（x%）</text:span><text:span text:style-name="T41">日常生活 </text:span><text:span text:style-name="T50">+（100% - x%）</text:span><text:span text:style-name="T41">修煉</text:span>生活<text:span text:style-name="T125">。</text:span></text:p>
                              <text:list>
                                <text:list-item>
                                  <text:p text:style-name="P248"><text:span text:style-name="T41">x% 是 </text:span>日常生活的 權重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3">個體的 日常生活、修煉生活，不能 顧此失彼。</text:p>
                        </text:list-item>
                        <text:list-item>
                          <text:p text:style-name="P204">明顯例子，人類個體 在 平常日 配合、滿足 自己、伙伴 慾望、日常生活。</text:p>
                          <text:list>
                            <text:list-item>
                              <text:p text:style-name="P204">伙伴，家人、伴侶、朋友、社友、親戚、鄰居、同學、同事、當下還不認識的人。</text:p>
                            </text:list-item>
                          </text:list>
                        </text:list-item>
                        <text:list-item>
                          <text:p text:style-name="P205">明顯例子，人類個體 在 休假日 主要 配合、滿足 自己、伙伴 修煉生活。</text:p>
                        </text:list-item>
                        <text:list-item>
                          <text:p text:style-name="P206">明顯例子，人類個體 在 休假日 次要 配合、滿足 自己、伙伴 慾望、日常生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">修煉 不是 空想、幻想、作夢、鑽牛角尖、故步自封、孤軍奮戰、閉門造車、機密不外傳。</text:p>
            </text:list-item>
            <text:list-item>
              <text:p text:style-name="P208">修煉 是 團隊合作、互相交流、互相學習、公開分享、站在前人肩膀上、研究探討、工具使用。</text:p>
            </text:list-item>
            <text:list-item>
              <text:p text:style-name="P307"><text:span text:style-name="T101">修煉 是 非監督式學習、使用、預測 </text:span><text:span text:style-name="T41">&lt;_?</text:span><text:span text:style-name="T43">3_&gt;~</text:span><text:span text:style-name="T41">&lt;_?</text:span><text:span text:style-name="T43">1_</text:span><text:span text:style-name="T42">&gt; </text:span><text:span text:style-name="T102">法則</text:span><text:span text:style-name="T101">。</text:span><text:span text:style-name="T6">（實際上 是 </text:span><text:span text:style-name="T2">&lt;?</text:span><text:span text:style-name="T3">n&gt; ~ &lt;?u&gt; 法則</text:span><text:span text:style-name="T6">）</text:span></text:p>
            </text:list-item>
            <text:list-item>
              <text:p text:style-name="P3"><text:span text:style-name="T101">修煉 是 </text:span><text:span text:style-name="T103">科學</text:span><text:span text:style-name="T100">、科學應用、科技、測試、練習、模擬</text:span><text:span text:style-name="T99">、熟悉</text:span><text:span text:style-name="T100">、熟練、預言、世界觀、數學模型</text:span><text:span text:style-name="T103">。</text:span></text:p>
            </text:list-item>
            <text:list-item>
              <text:p text:style-name="P308"><text:span text:style-name="T103">明顯例子 是 </text:span><text:span text:style-name="T101">空想、幻想、作夢、鑽牛角尖 </text:span><text:span text:style-name="T103">煉金術 → </text:span><text:span text:style-name="T101">非監督式學習、使用、預測 </text:span><text:span text:style-name="T104">現代化學。</text:span></text:p>
            </text:list-item>
          </text:list>
        </text:list-item>
        <text:list-item>
          <text:p text:style-name="P250">修煉個體</text:p>
          <text:list>
            <text:list-item>
              <text:p text:style-name="P250">個體 是 電容、會逐漸退去顏色的紙、會自動分解和排出雜質的容器。</text:p>
              <text:list>
                <text:list-item>
                  <text:p text:style-name="P251">該退去、該分解、該排出 有 運作速率曲線。</text:p>
                </text:list-item>
                <text:list-item>
                  <text:p text:style-name="P250">該退去、該分解、該排出 有 穩態誤差。</text:p>
                </text:list-item>
                <text:list-item>
                  <text:p text:style-name="P251">每一個個體的 運作速率曲線、穩態誤差 不同。</text:p>
                </text:list-item>
                <text:list-item>
                  <text:p text:style-name="P251">明顯例子，顏色，第一個個體 比 第二個個體 混濁、更多雜質。</text:p>
                  <text:list>
                    <text:list-item>
                      <text:p text:style-name="P251">運作速率曲線，第一個個體 比 第二個個體 陡峭。</text:p>
                    </text:list-item>
                    <text:list-item>
                      <text:p text:style-name="P251">第一個個體 比 第二個個體 還快，退去 顏色、混濁，分解、排出 雜質。</text:p>
                      <text:list>
                        <text:list-item>
                          <text:p text:style-name="P251">顏色種類 是 修煉層級。</text:p>
                        </text:list-item>
                        <text:list-item>
                          <text:p text:style-name="P251">顏色越明亮 是 修煉程度越高。</text:p>
                          <text:list>
                            <text:list-item>
                              <text:p text:style-name="P251">顏色退去 是 修煉程度降低。</text:p>
                            </text:list-item>
                          </text:list>
                        </text:list-item>
                        <text:list-item>
                          <text:p text:style-name="P251">顏色越混濁 是 修煉越 迷失方向、邯鄲學步、走火入魔。</text:p>
                          <text:list>
                            <text:list-item>
                              <text:p text:style-name="P251">混濁退去 是 逐漸 找到、聚焦、專注在 某一特定修煉方向。</text:p>
                              <text:list>
                                <text:list-item>
                                  <text:p text:style-name="P252">該方向 有機率是 正確的方向。</text:p>
                                </text:list-item>
                                <text:list-item>
                                  <text:p text:style-name="P251">該方向 有機率是 錯誤的方向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1">顏色的雜質越多 是 修煉越多 關卡、疑惑、困境。</text:p>
                          <text:list>
                            <text:list-item>
                              <text:p text:style-name="P251">分解雜質 是 解惑。</text:p>
                            </text:list-item>
                            <text:list-item>
                              <text:p text:style-name="P251">排出雜質 是 不再去 思考、理會、在意 該關卡、該疑惑、該困境。</text:p>
                              <text:list>
                                <text:list-item>
                                  <text:p text:style-name="P309"><text:span text:style-name="T104">該個體 有機率，有解惑 →</text:span><text:span text:style-name="T105"> </text:span><text:span text:style-name="T104">排出雜質 →</text:span><text:span text:style-name="T106"> 顏色更純淨</text:span><text:span text:style-name="T104">。</text:span></text:p>
                                </text:list-item>
                                <text:list-item>
                                  <text:p text:style-name="P309"><text:span text:style-name="T104">該個體 有機率，沒有解惑 →</text:span><text:span text:style-name="T105"> 排出雜質 →</text:span><text:span text:style-name="T106"> 顏色有機率更混濁</text:span><text:span text:style-name="T105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9">個體的 修煉 越高，顏色 越純淨。</text:p>
              <text:list>
                <text:list-item>
                  <text:p text:style-name="P253">越純淨 是 越純化、越清晰、越明亮。</text:p>
                  <text:list>
                    <text:list-item>
                      <text:p text:style-name="P4"><text:span text:style-name="T118">明顯例子，紅 →</text:span><text:span text:style-name="T119"> 黃 → 白。</text:span></text:p>
                      <text:list>
                        <text:list-item>
                          <text:p text:style-name="P285">紅 是 紅色。</text:p>
                        </text:list-item>
                        <text:list-item>
                          <text:p text:style-name="P285">黃 是 紅色、綠色。</text:p>
                        </text:list-item>
                        <text:list-item>
                          <text:p text:style-name="P285">白 是 紅色、綠色、藍色。</text:p>
                        </text:list-item>
                        <text:list-item>
                          <text:p text:style-name="P285">電磁波的 頻譜 不是 只有 可見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0">個體、其他個體 交互作用。</text:p>
              <text:list>
                <text:list-item>
                  <text:p text:style-name="P254">假定，該個體、該其他個體 顏色 不同。</text:p>
                  <text:list>
                    <text:list-item>
                      <text:p text:style-name="P254">該個體 有機率被 該其他個體 染色。</text:p>
                    </text:list-item>
                    <text:list-item>
                      <text:p text:style-name="P250">該其他個體 有機率被 該個體 染色。</text:p>
                      <text:list>
                        <text:list-item>
                          <text:p text:style-name="P310"><text:span text:style-name="T104">明顯例子，紅 →</text:span><text:span text:style-name="T107"> 黃 →</text:span><text:span text:style-name="T108"> 白</text:span><text:span text:style-name="T107">。</text:span></text:p>
                        </text:list-item>
                      </text:list>
                    </text:list-item>
                    <text:list-item>
                      <text:p text:style-name="P286">染色 不一定 好、變純淨。</text:p>
                    </text:list-item>
                    <text:list-item>
                      <text:p text:style-name="P286">染色 不一定 壞、變混濁。</text:p>
                    </text:list-item>
                  </text:list>
                </text:list-item>
                <text:list-item>
                  <text:p text:style-name="P250">假定，該個體、該其他個體 顏色 相同。</text:p>
                  <text:list>
                    <text:list-item>
                      <text:p text:style-name="P250">假定，顏色，該個體 更加純淨於 該其他個體。</text:p>
                      <text:list>
                        <text:list-item>
                          <text:p text:style-name="P250">該個體 有機率 更加混濁、更多雜質。</text:p>
                        </text:list-item>
                        <text:list-item>
                          <text:p text:style-name="P255">該其他個體 有機率 更加純淨、更少雜質。</text:p>
                        </text:list-item>
                      </text:list>
                    </text:list-item>
                    <text:list-item>
                      <text:p text:style-name="P255">假定，顏色，該其他個體 更加混濁於 該個體。</text:p>
                      <text:list>
                        <text:list-item>
                          <text:p text:style-name="P255">該個體 有機率 更加純淨、更少雜質。</text:p>
                        </text:list-item>
                        <text:list-item>
                          <text:p text:style-name="P256">該其他個體 有機率 更加混濁、更多雜質。</text:p>
                        </text:list-item>
                      </text:list>
                    </text:list-item>
                  </text:list>
                </text:list-item>
                <text:list-item>
                  <text:p text:style-name="P256">多樣性 有機率迸發出 從未出現過、更純淨、更混濁 的 顏色種類。</text:p>
                  <text:list>
                    <text:list-item>
                      <text:p text:style-name="P257">多樣性 是 百家爭鳴。</text:p>
                    </text:list-item>
                    <text:list-item>
                      <text:p text:style-name="P256">多樣性、所有的顏色種類 也能 非監督式學習、數學模型化、預測。</text:p>
                    </text:list-item>
                  </text:list>
                </text:list-item>
                <text:list-item>
                  <text:p text:style-name="P362">為了 多數，犧牲 少數，是 治標不治本。<text:span text:style-name="T1">（德 也是 修煉。內容在 </text:span><text:span text:style-name="T8">體制</text:span><text:span text:style-name="T1"> 文件的 </text:span><text:span text:style-name="T8">體制</text:span><text:span text:style-name="T1">）</text:span></text:p>
                  <text:list>
                    <text:list-item>
                      <text:p text:style-name="P362">文明的 修煉 的高低，不是 最高、平均、中位數、統計、機率 的 修煉。</text:p>
                    </text:list-item>
                    <text:list-item>
                      <text:p text:style-name="P363">文明的 修煉 的高低，是 最低的 修煉。</text:p>
                    </text:list-item>
                    <text:list-item>
                      <text:p text:style-name="P364">明顯例子，導師制 提升 該文明的 修煉。</text:p>
                      <text:list>
                        <text:list-item>
                          <text:p text:style-name="P362">最高 是 高 的 導師。</text:p>
                        </text:list-item>
                        <text:list-item>
                          <text:p text:style-name="P362">高 是 中 的 導師。</text:p>
                        </text:list-item>
                        <text:list-item>
                          <text:p text:style-name="P362">中 是 低 的 導師。</text:p>
                        </text:list-item>
                        <text:list-item>
                          <text:p text:style-name="P362">低 是 最低 的 導師。</text:p>
                        </text:list-item>
                      </text:list>
                    </text:list-item>
                    <text:list-item>
                      <text:p text:style-name="P341"><text:span text:style-name="T130">所有個體 同時 提升、昇華、良性循環 </text:span>修煉<text:span text:style-name="T130">。</text:span></text:p>
                    </text:list-item>
                    <text:list-item>
                      <text:p text:style-name="P342">文明的 修煉 越來越 純淨、多樣性、反脆弱性。</text:p>
                    </text:list-item>
                    <text:list-item>
                      <text:p text:style-name="P311"><text:span text:style-name="T104">文明的 顏色種類 是 發散 </text:span><text:span text:style-name="T186">↔</text:span><text:span text:style-name="T104"> 保持 </text:span><text:span text:style-name="T187">↔</text:span><text:span text:style-name="T109"> 收斂</text:span><text:span text:style-name="T104">。</text:span></text:p>
                      <text:list>
                        <text:list-item>
                          <text:p text:style-name="P258">文明層級 提升，顏色種類 有機率 發散。</text:p>
                          <text:list>
                            <text:list-item>
                              <text:p text:style-name="P258">假定，該文明 沒有 擾動。</text:p>
                            </text:list-item>
                            <text:list-item>
                              <text:p text:style-name="P258">過一段時間 之後，該文明的顏色種類 有機率 保持。</text:p>
                            </text:list-item>
                            <text:list-item>
                              <text:p text:style-name="P258">過一段時間 之後，該文明的顏色種類 有機率 收斂。</text:p>
                            </text:list-item>
                            <text:list-item>
                              <text:p text:style-name="P258">過一段時間 之後，該文明的顏色種類 有機率 收斂到 終極顏色種類。</text:p>
                              <text:list>
                                <text:list-item>
                                  <text:p text:style-name="P258">該文明的 所有個體的 修煉層級，有機率都在 終極修煉層級。</text:p>
                                  <text:list>
                                    <text:list-item>
                                      <text:p text:style-name="P259">木桶理論。</text:p>
                                    </text:list-item>
                                  </text:list>
                                </text:list-item>
                                <text:list-item>
                                  <text:p text:style-name="P259">該文明的 所有個體的 修煉層級，有機率分布在 終極修煉層級 附近。</text:p>
                                  <text:list>
                                    <text:list-item>
                                      <text:p text:style-name="P258">常態分佈。</text:p>
                                    </text:list-item>
                                    <text:list-item>
                                      <text:p text:style-name="P258">穩態誤差。</text:p>
                                    </text:list-item>
                                  </text:list>
                                </text:list-item>
                                <text:list-item>
                                  <text:p text:style-name="P311"><text:span text:style-name="T104">最高、高、中、低、最低 →</text:span><text:span text:style-name="T110"> 最高 的附近（某一特定分布）</text:span><text:span text:style-name="T104">。</text:span></text:p>
                                  <text:list>
                                    <text:list-item>
                                      <text:p text:style-name="P312"><text:span text:style-name="T104">最高、高、中、低、最低 →</text:span><text:span text:style-name="T110"> </text:span><text:span text:style-name="T104">最高、高、中、低 →</text:span><text:span text:style-name="T110"> 最高、高 →</text:span><text:span text:style-name="T114"> </text:span><text:span text:style-name="T104">最高。</text:span></text:p>
                                      <text:list>
                                        <text:list-item>
                                          <text:p text:style-name="P312"><text:span text:style-name="T112">每一個過程的 分布曲線 有機率 相同</text:span><text:span text:style-name="T104">。</text:span></text:p>
                                        </text:list-item>
                                        <text:list-item>
                                          <text:p text:style-name="P313"><text:span text:style-name="T112">每一個過程的 分布曲線的 密度 有機率 變大</text:span><text:span text:style-name="T104">。</text:span></text:p>
                                        </text:list-item>
                                        <text:list-item>
                                          <text:p text:style-name="P314"><text:span text:style-name="T112">每一個過程的 分布曲線的 寬度 有機率 收斂</text:span><text:span text:style-name="T104">。</text:span></text:p>
                                        </text:list-item>
                                        <text:list-item>
                                          <text:p text:style-name="P314"><text:span text:style-name="T112">每一個過程的 分布曲線的 高度 有機率 變高</text:span><text:span text:style-name="T104">。</text:span></text:p>
                                        </text:list-item>
                                        <text:list-item>
                                          <text:p text:style-name="P260">最高、高、中、低、最低，的 最高 是 先驅者、拓荒者、奇異點。</text:p>
                                        </text:list-item>
                                        <text:list-item>
                                          <text:p text:style-name="P315"><text:span text:style-name="T104">最高、高、中、低，</text:span><text:span text:style-name="T101">（新成為</text:span><text:span text:style-name="T104">的）最高 是 冒險者、嘗試者、嘗鮮者。</text:span></text:p>
                                          <text:list>
                                            <text:list-item>
                                              <text:p text:style-name="P287">原因很明顯，新 不一定是 好。</text:p>
                                            </text:list-item>
                                            <text:list-item>
                                              <text:p text:style-name="P288">原因很明顯，新 不一定是 壞。</text:p>
                                            </text:list-item>
                                            <text:list-item>
                                              <text:p text:style-name="P289">原因很明顯，新 經過 預測、模擬、測試、驗證，才能知道 好壞。</text:p>
                                            </text:list-item>
                                            <text:list-item>
                                              <text:p text:style-name="P290">原因很明顯，新 經過 非監督式學習，才能知道 好壞。</text:p>
                                            </text:list-item>
                                            <text:list-item>
                                              <text:p text:style-name="P291">明顯例子，含鉛汽油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5"><text:span text:style-name="T104">最高、高，</text:span><text:span text:style-name="T101">（新成為</text:span><text:span text:style-name="T104">的）最高 是 跟隨者、大眾者、中庸者</text:span><text:span text:style-name="T113">。</text:span></text:p>
                                        </text:list-item>
                                        <text:list-item>
                                          <text:p text:style-name="P315"><text:span text:style-name="T104">最高，</text:span><text:span text:style-name="T101">（新成為</text:span><text:span text:style-name="T104">的）最高 是 跟隨者、大眾者、保守者</text:span><text:span text:style-name="T11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8">該文明 本能、傳承、勢 有機率極端 優良。</text:p>
                                    </text:list-item>
                                    <text:list-item>
                                      <text:p text:style-name="P258">所有個體 的 生活品質 有機率極端 優良。</text:p>
                                    </text:list-item>
                                    <text:list-item>
                                      <text:p text:style-name="P316"><text:span text:style-name="T52">a</text:span><text:span text:style-name="T53">提升（</text:span><text:span text:style-name="T52">a-1</text:span><text:span text:style-name="T111">）</text:span><text:span text:style-name="T104">，</text:span><text:span text:style-name="T53">（</text:span><text:span text:style-name="T52">a-1</text:span><text:span text:style-name="T111">）成為</text:span><text:span text:style-name="T104"> </text:span><text:span text:style-name="T52">a</text:span><text:span text:style-name="T104">，</text:span><text:span text:style-name="T53">（</text:span><text:span text:style-name="T52">a-1</text:span><text:span text:style-name="T111">）</text:span><text:span text:style-name="T104">的 數量減少，</text:span><text:span text:style-name="T52">a</text:span><text:span text:style-name="T104">的 數量增加。</text:span></text:p>
                                      <text:list>
                                        <text:list-item>
                                          <text:p text:style-name="P320"><text:span text:style-name="T53">某一特定a特體 </text:span><text:span text:style-name="T104">是 某一特定</text:span><text:span text:style-name="T53">（</text:span><text:span text:style-name="T52">a-1</text:span><text:span text:style-name="T111">）個體 的 導師。</text:span></text:p>
                                        </text:list-item>
                                        <text:list-item>
                                          <text:p text:style-name="P321"><text:span text:style-name="T104">明顯例</text:span><text:span text:style-name="T53">子，a 是 低，（</text:span><text:span text:style-name="T52">a-1</text:span><text:span text:style-name="T111">）是 最低。</text:span></text:p>
                                        </text:list-item>
                                        <text:list-item>
                                          <text:p text:style-name="P328">以 人類的數量 為例，只要 a 持續 橫向傳播，不到6個個體。</text:p>
                                          <text:list>
                                            <text:list-item>
                                              <text:p text:style-name="P328">其他個體 就會 自然而然、理所當然 回報到 該a個體。</text:p>
                                            </text:list-item>
                                            <text:list-item>
                                              <text:p text:style-name="P209"><text:span text:style-name="T31">6</text:span>的法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09">該<text:span text:style-name="T31">a個體 </text:span>越持續 幫助 其他個體，回饋 越快、越強、不斷增幅。</text:p>
                                          <text:list>
                                            <text:list-item>
                                              <text:p text:style-name="P209">複利效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09">文明的 修煉 越高，<text:span text:style-name="T41">該a個體的 修煉 越優良。</text:span></text:p>
                                          <text:list>
                                            <text:list-item>
                                              <text:p text:style-name="P328">明顯例子，考古 探勘，工業時代 更優良於 石器時代。</text:p>
                                            </text:list-item>
                                            <text:list-item>
                                              <text:p text:style-name="P210"><text:span text:style-name="T41">明顯例子，該a個體的 修煉 </text:span><text:span text:style-name="T188">↔</text:span><text:span text:style-name="T54"> </text:span><text:span text:style-name="T41">考古學 </text:span><text:span text:style-name="T189">↔</text:span><text:span text:style-name="T54"> </text:span><text:span text:style-name="T41">其他個體的 修煉。</text:span></text:p>
                                            </text:list-item>
                                            <text:list-item>
                                              <text:p text:style-name="P343">該考古學 是 媒介、介質、工具、中介層、轉換器、暫存器。</text:p>
                                            </text:list-item>
                                            <text:list-item>
                                              <text:p text:style-name="P211"><text:span text:style-name="T41">該a個體 修煉 </text:span><text:span text:style-name="T55">→</text:span><text:span text:style-name="T54"> </text:span><text:span text:style-name="T41">考古學 提升 </text:span><text:span text:style-name="T56">→</text:span><text:span text:style-name="T54"> </text:span><text:span text:style-name="T41">其他個體 修煉 提升、昇華。</text:span></text:p>
                                            </text:list-item>
                                            <text:list-item>
                                              <text:p text:style-name="P210"><text:span text:style-name="T41">該a個體 修煉 提升、昇華 </text:span><text:span text:style-name="T56">←</text:span><text:span text:style-name="T54"> </text:span><text:span text:style-name="T41">考古學 提升 </text:span><text:span text:style-name="T56">←</text:span><text:span text:style-name="T54"> </text:span><text:span text:style-name="T41">其他個體 修煉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8">假定，該文明 有 擾動。</text:p>
                              <text:list>
                                <text:list-item>
                                  <text:p text:style-name="P317"><text:span text:style-name="T104">擾動 是 層級提升、誘惑、船外敵文明、文明崩塌、文明自滅。</text:span><text:span text:style-name="T7">、文明癌化</text:span></text:p>
                                </text:list-item>
                                <text:list-item>
                                  <text:p text:style-name="P261">顏色種類 有機率 發散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2">修煉 不是 人類認定的 修煉。</text:p>
              <text:list>
                <text:list-item>
                  <text:p text:style-name="P263">修煉 不是 只限定在 意識層修煉、修仙、成神。</text:p>
                </text:list-item>
                <text:list-item>
                  <text:p text:style-name="P264">人類認定的修煉 的 明顯例子，隱士 提升、昇華 觀念、呼吸、身心合一，是 修煉。</text:p>
                </text:list-item>
              </text:list>
            </text:list-item>
            <text:list-item>
              <text:p text:style-name="P265">修煉 是 非監督式學習。</text:p>
              <text:list>
                <text:list-item>
                  <text:p text:style-name="P265">非監督式學習 是 修煉。</text:p>
                </text:list-item>
                <text:list-item>
                  <text:p text:style-name="P265">修煉 是 本能、傳承 的 非監督式學習。</text:p>
                </text:list-item>
                <text:list-item>
                  <text:p text:style-name="P266">明顯例子，考古學家個體 提升、昇華 自己、考古學（本身）的 本能、傳承，是 修煉。</text:p>
                  <text:list>
                    <text:list-item>
                      <text:p text:style-name="P266">本能、傳承 是 考古學的 考古知識、考古技巧、考古科技、考古工具、跨領域移植。</text:p>
                    </text:list-item>
                    <text:list-item>
                      <text:p text:style-name="P267">該修煉 是 該考古學家個體 在 考古學 的 修煉。</text:p>
                    </text:list-item>
                    <text:list-item>
                      <text:p text:style-name="P268">對於 該考古學家個體 來說，是 考古學 工具。</text:p>
                      <text:list>
                        <text:list-item>
                          <text:p text:style-name="P268">該考古學家個體 主動使用 考古學，快速、高效率、高信心度 挖掘、發現、分析。</text:p>
                        </text:list-item>
                        <text:list-item>
                          <text:p text:style-name="P269">該考古學家個體、該其他個體 交互作用，橫向傳承、縱向傳承 考古學。</text:p>
                          <text:list>
                            <text:list-item>
                              <text:p text:style-name="P270">該其他個體 有機率傳承 考古學的 通用型、特化型，給 該考古學家個體。</text:p>
                            </text:list-item>
                            <text:list-item>
                              <text:p text:style-name="P271">該其他個體 有機率傳承 其他學門的 通用型、特化型，給 該考古學家個體。</text:p>
                            </text:list-item>
                            <text:list-item>
                              <text:p text:style-name="P271">該其他個體 有機率傳承 日常生活的 通用型、特化型，給 該考古學家個體。</text:p>
                            </text:list-item>
                            <text:list-item>
                              <text:p text:style-name="P272">該考古學家個體 有機率 跨領域移植到 考古學，間接 提升、昇華 自己的 修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8">對於 考古學 來說，該考古學家個體 是 工具。</text:p>
                      <text:list>
                        <text:list-item>
                          <text:p text:style-name="P273">該考古學 被動、被迫 使用 該考古學家個體，提升、昇華 自己的 本能、傳承。</text:p>
                        </text:list-item>
                        <text:list-item>
                          <text:p text:style-name="P273">該考古學 是 圖書館。</text:p>
                          <text:list>
                            <text:list-item>
                              <text:p text:style-name="P273">該考古學家個體 是 讀者、作家、建築師、建造者。</text:p>
                              <text:list>
                                <text:list-item>
                                  <text:p text:style-name="P273">讀者 閱讀、吸收、學習 圖書館的 書籍。</text:p>
                                  <text:list>
                                    <text:list-item>
                                      <text:p text:style-name="P274">圖書館（本身）、書籍 是 圖書館的 本能、傳承。</text:p>
                                    </text:list-item>
                                  </text:list>
                                </text:list-item>
                                <text:list-item>
                                  <text:p text:style-name="P273">作家 寫出、提供、豐富 圖書館的 書籍。</text:p>
                                </text:list-item>
                                <text:list-item>
                                  <text:p text:style-name="P275">建築師 是 從無到有、從有到有、室內設計師、建築設計師、城市設計師。</text:p>
                                  <text:list>
                                    <text:list-item>
                                      <text:p text:style-name="P275">建築師 有機率 設計、製造、使用 建築學。</text:p>
                                    </text:list-item>
                                    <text:list-item>
                                      <text:p text:style-name="P276">建築師 有機率使用 建築學 進行實作，腦中構思、描繪輪廓、繪製藍圖。</text:p>
                                    </text:list-item>
                                    <text:list-item>
                                      <text:p text:style-name="P276">建築師 有機率 提升、昇華 建築學。</text:p>
                                    </text:list-item>
                                    <text:list-item>
                                      <text:p text:style-name="P276">建築師的 顯性特徵，瞭解、規劃、制定 圖書館的 建築藍圖、一切。</text:p>
                                    </text:list-item>
                                    <text:list-item>
                                      <text:p text:style-name="P277">一切 是 圖書館的 名稱、描述、定位、意義、用途、主要的服務客群。</text:p>
                                    </text:list-item>
                                    <text:list-item>
                                      <text:p text:style-name="P278">一切 是 圖書館的 結構、層數、運作、外觀、氛圍、氣氛、設施、環境。</text:p>
                                    </text:list-item>
                                    <text:list-item>
                                      <text:p text:style-name="P318"><text:span text:style-name="T104">一切 是 圖書館的 必要的支撐柱、</text:span><text:span text:style-name="T101">內部機制</text:span><text:span text:style-name="T104">、跟外在環境的交互作用</text:span><text:span text:style-name="T101">。</text:span></text:p>
                                    </text:list-item>
                                    <text:list-item>
                                      <text:p text:style-name="P212">建築師的 數量，有機率是 一個（以上）。</text:p>
                                    </text:list-item>
                                    <text:list-item>
                                      <text:p text:style-name="P213">建築 有機率 設計不完。</text:p>
                                      <text:list>
                                        <text:list-item>
                                          <text:p text:style-name="P213">原因很明顯，建築師的 本能、傳承 有機率 不夠高。</text:p>
                                        </text:list-item>
                                        <text:list-item>
                                          <text:p text:style-name="P213">原因很明顯，對於 建築師 來說，建築學 是 城市、星體、星系。</text:p>
                                          <text:list>
                                            <text:list-item>
                                              <text:p text:style-name="P214">對於 建築師 來說，城市、星體、星系、宇宙、宇宙胞 極端宏大。</text:p>
                                            </text:list-item>
                                            <text:list-item>
                                              <text:p text:style-name="P319"><text:span text:style-name="T101">宇宙從初始到滅絕的耗時 </text:span><text:span text:style-name="T41">10000倍</text:span><text:span text:style-name="T101">，建築師 有機率也 不夠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79">建造師 是 瞭解、測試、修正、實作、非監督式學習 建築師的 規劃、制定。</text:p>
                                  <text:list>
                                    <text:list-item>
                                      <text:p text:style-name="P280">建築師 有機率 設計、製造、使用 建造學。</text:p>
                                    </text:list-item>
                                    <text:list-item>
                                      <text:p text:style-name="P276">建造師 有機率使用 建築學、建築師的藍圖 進行實作，建設 實體。</text:p>
                                    </text:list-item>
                                    <text:list-item>
                                      <text:p text:style-name="P276">建造師 有機率 提升、昇華 建造學。</text:p>
                                    </text:list-item>
                                    <text:list-item>
                                      <text:p text:style-name="P276">建造者的 顯性特徵，打地基、建造、改造、拓展、優化 圖書館的 一切。</text:p>
                                    </text:list-item>
                                    <text:list-item>
                                      <text:p text:style-name="P215">建造師的 數量，有機率是 一個（以上）。</text:p>
                                    </text:list-item>
                                    <text:list-item>
                                      <text:p text:style-name="P212">建造師、建築師 有機率 合作、組成小隊。</text:p>
                                    </text:list-item>
                                    <text:list-item>
                                      <text:p text:style-name="P212">建造師、建築師 有機率是 同一個 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1">修煉的 明顯例子，小書痴的下克上（製紙、印書）。</text:p>
                </text:list-item>
              </text:list>
            </text:list-item>
          </text:list>
        </text:list-item>
        <text:list-item>
          <text:p text:style-name="P281">冥想</text:p>
          <text:list>
            <text:list-item>
              <text:p text:style-name="P281">假定，清醒狀態 是<text:span text:style-name="T41"> </text:span><text:span text:style-name="T69">100%</text:span>。</text:p>
              <text:list>
                <text:list-item>
                  <text:p text:style-name="P281">假定，睡眠狀態 是 <text:span text:style-name="T41">0%。</text:span></text:p>
                </text:list-item>
                <text:list-item>
                  <text:p text:style-name="P344">假定，某一特定個體 進行 冥想。</text:p>
                </text:list-item>
                <text:list-item>
                  <text:p text:style-name="P345">假定，b% ~ d% 之內，該個體 進入 冥想狀態。</text:p>
                  <text:list>
                    <text:list-item>
                      <text:p text:style-name="P350">神智 有機率突然 清晰、清澈。</text:p>
                      <text:list>
                        <text:list-item>
                          <text:p text:style-name="P350">神智 是 意識、思想、念頭。</text:p>
                        </text:list-item>
                        <text:list-item>
                          <text:p text:style-name="P350">該個體 有機率突然 愉悅。</text:p>
                          <text:list>
                            <text:list-item>
                              <text:p text:style-name="P350">明顯例子，禪悅。</text:p>
                            </text:list-item>
                            <text:list-item>
                              <text:p text:style-name="P350">愉悅 有機率妨礙 冥想。</text:p>
                            </text:list-item>
                            <text:list-item>
                              <text:p text:style-name="P282">冥想次數 越多，愉悅、愉悅感 有機率 越低、越稀薄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0">感知 有機率突然 敏銳。</text:p>
                    </text:list-item>
                    <text:list-item>
                      <text:p text:style-name="P292"><text:span text:style-name="T41">100% ~ b%，數值 越低，越 </text:span><text:span text:style-name="T74">神智不清。</text:span></text:p>
                    </text:list-item>
                    <text:list-item>
                      <text:p text:style-name="P292"><text:span text:style-name="T70">b% ~ d%</text:span><text:span text:style-name="T74">，</text:span><text:span text:style-name="T73">突然 清晰、清澈</text:span><text:span text:style-name="T74">。</text:span></text:p>
                    </text:list-item>
                    <text:list-item>
                      <text:p text:style-name="P292"><text:span text:style-name="T41">d</text:span><text:span text:style-name="T74">% ~ </text:span><text:span text:style-name="T41">0</text:span><text:span text:style-name="T74">%，數值 越低，越 神智不清。</text:span></text:p>
                    </text:list-item>
                    <text:list-item>
                      <text:p text:style-name="P293"><text:span text:style-name="T74">假定，b% </text:span><text:span text:style-name="T41">~ d% 是 一組冥想範圍。</text:span></text:p>
                      <text:list>
                        <text:list-item>
                          <text:p text:style-name="P351">該個體 有機率有 零組（以上）冥想範圍。</text:p>
                          <text:list>
                            <text:list-item>
                              <text:p text:style-name="P293"><text:span text:style-name="T41">抽象例子，</text:span><text:span text:style-name="T79">n</text:span><text:span text:style-name="T78">組冥想範圍 </text:span><text:span text:style-name="T190">↔</text:span><text:span text:style-name="T78"> 一元</text:span><text:span text:style-name="T79">n</text:span><text:span text:style-name="T78">次方程式。</text:span></text:p>
                              <text:list>
                                <text:list-item>
                                  <text:p text:style-name="P293"><text:span text:style-name="T74">最佳冥想數值% </text:span><text:span text:style-name="T191">↔</text:span><text:span text:style-name="T80"> </text:span><text:span text:style-name="T74">零點。</text:span></text:p>
                                  <text:list>
                                    <text:list-item>
                                      <text:p text:style-name="P353">最清晰、最清澈、最心靈平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4"><text:span text:style-name="T41">明顯例子，</text:span><text:span text:style-name="T77">假定，該個體 有 兩組冥想範圍。</text:span></text:p>
                          <text:list>
                            <text:list-item>
                              <text:p text:style-name="P352">第一組冥想範圍 是 b% ~ d%。</text:p>
                            </text:list-item>
                            <text:list-item>
                              <text:p text:style-name="P354">第二組冥想範圍 是 p% ~ q%。</text:p>
                            </text:list-item>
                            <text:list-item>
                              <text:p text:style-name="P354">b% &gt;= d% &gt; p% &gt;= q%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5">100% 到 0%，是 連續 過程。</text:p>
                  <text:list>
                    <text:list-item>
                      <text:p text:style-name="P295"><text:span text:style-name="T31">明顯例子，</text:span><text:span text:style-name="T95">100% → 99.99% → 99.98% → … → 0.01% → 0%。</text:span></text:p>
                    </text:list-item>
                    <text:list-item>
                      <text:p text:style-name="P295"><text:span text:style-name="T31">100% 到 0% 的 過程，有機率是 線性、非線性、階梯式、突波式、</text:span><text:span text:style-name="T94">m</text:span><text:span text:style-name="T31">元</text:span><text:span text:style-name="T94">n</text:span><text:span text:style-name="T31">次方程式。</text:span></text:p>
                    </text:list-item>
                  </text:list>
                </text:list-item>
                <text:list-item>
                  <text:p text:style-name="P281"><text:span text:style-name="T41">冥想 是 為了 維持在 </text:span><text:span text:style-name="T70">b</text:span><text:span text:style-name="T41">% ~ </text:span><text:span text:style-name="T70">d% 之內</text:span><text:span text:style-name="T41">。</text:span></text:p>
                  <text:list>
                    <text:list-item>
                      <text:p text:style-name="P281"><text:span text:style-name="T41">非監督式學習 </text:span><text:span text:style-name="T71">b</text:span><text:span text:style-name="T70">% </text:span><text:span text:style-name="T71">~ d%</text:span><text:span text:style-name="T70"> 的 範圍。</text:span></text:p>
                    </text:list-item>
                    <text:list-item>
                      <text:p text:style-name="P344">b%、d% 不是 某一特定常數、剛體。</text:p>
                    </text:list-item>
                    <text:list-item>
                      <text:p text:style-name="P283"><text:span text:style-name="T70">b%、d% 極端相依於，肉質層、意識層 的 當下 狀態、存在、變化</text:span><text:span text:style-name="T76">。</text:span></text:p>
                    </text:list-item>
                  </text:list>
                </text:list-item>
                <text:list-item>
                  <text:p text:style-name="P346">該個體 處在 穩態環境。</text:p>
                  <text:list>
                    <text:list-item>
                      <text:p text:style-name="P347">穩態環境 的 明顯例子，沒有光線、沒有聲音、沒有香味、沒有空氣流動 的 環境。</text:p>
                    </text:list-item>
                    <text:list-item>
                      <text:p text:style-name="P347">穩態環境 的 明顯例子，微弱光線、白噪音、純淨氣味、新鮮空氣 的 環境。</text:p>
                      <text:list>
                        <text:list-item>
                          <text:p text:style-name="P347">該穩態環境 有機率催化 該個體 到達 x%<text:span text:style-name="T139">。</text:span></text:p>
                        </text:list-item>
                        <text:list-item>
                          <text:p text:style-name="P348">該穩態環境 有機率收斂 該個體 進入 <text:span text:style-name="T141">x%。</text:span></text:p>
                        </text:list-item>
                        <text:list-item>
                          <text:p text:style-name="P348">該穩態環境 有機率維持 該個體 處在 <text:span text:style-name="T140">x%。</text:span></text:p>
                        </text:list-item>
                      </text:list>
                    </text:list-item>
                    <text:list-item>
                      <text:p text:style-name="P346">逐漸，從 100% 到 x%。</text:p>
                    </text:list-item>
                    <text:list-item>
                      <text:p text:style-name="P356">x% 不是 某一特定數值。</text:p>
                    </text:list-item>
                    <text:list-item>
                      <text:p text:style-name="P357">x% 是 某一特定範圍。</text:p>
                      <text:list>
                        <text:list-item>
                          <text:p text:style-name="P296"><text:span text:style-name="T75">x% </text:span><text:span text:style-name="T53">在 </text:span><text:span text:style-name="T70">b</text:span><text:span text:style-name="T53">% ~ </text:span><text:span text:style-name="T70">d% 之內。</text:span></text:p>
                        </text:list-item>
                        <text:list-item>
                          <text:p text:style-name="P349">b% &gt;= x% &gt;= d%。</text:p>
                        </text:list-item>
                      </text:list>
                    </text:list-item>
                    <text:list-item>
                      <text:p text:style-name="P284"><text:span text:style-name="T72">該個體 冥想次數 越多，有機率 越快 到達 </text:span><text:span text:style-name="T73">x%。</text:span></text:p>
                    </text:list-item>
                  </text:list>
                </text:list-item>
                <text:list-item>
                  <text:p text:style-name="P284"><text:span text:style-name="T73">假定，該個體 低於 </text:span><text:span text:style-name="T74">d%，該個體 有機率進入 神智不清、昏昏欲睡、睡眠 狀態。</text:span></text:p>
                </text:list-item>
                <text:list-item>
                  <text:p text:style-name="P284"><text:span text:style-name="T70">假定，該個體 維持</text:span><text:span text:style-name="T41">在 </text:span><text:span text:style-name="T72">x</text:span><text:span text:style-name="T70">%，該個體 處在 冥想狀態</text:span><text:span text:style-name="T72">。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6:23.802000000</dc:date>
    <meta:editing-duration>P14DT17H7M48S</meta:editing-duration>
    <meta:editing-cycles>10013</meta:editing-cycles>
    <meta:document-statistic meta:table-count="0" meta:image-count="0" meta:object-count="0" meta:page-count="1" meta:paragraph-count="706" meta:word-count="16001" meta:character-count="19451" meta:non-whitespace-character-count="17177"/>
  </office:meta>
</office:document-meta>
</file>